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DejaVu Sans" svg:font-family="'DejaVu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6.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3.08cm"/>
    </style:style>
    <style:style style:name="co7" style:family="table-column">
      <style:table-column-properties fo:break-before="auto" style:column-width="6.35cm"/>
    </style:style>
    <style:style style:name="co8" style:family="table-column">
      <style:table-column-properties fo:break-before="auto" style:column-width="2.104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106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1.242cm"/>
    </style:style>
    <style:style style:name="co13" style:family="table-column">
      <style:table-column-properties fo:break-before="auto" style:column-width="6.214cm"/>
    </style:style>
    <style:style style:name="co14" style:family="table-column">
      <style:table-column-properties fo:break-before="auto" style:column-width="0.676cm"/>
    </style:style>
    <style:style style:name="co15" style:family="table-column">
      <style:table-column-properties fo:break-before="auto" style:column-width="0.494cm"/>
    </style:style>
    <style:style style:name="co16" style:family="table-column">
      <style:table-column-properties fo:break-before="auto" style:column-width="1.9cm"/>
    </style:style>
    <style:style style:name="co17" style:family="table-column">
      <style:table-column-properties fo:break-before="auto" style:column-width="3.658cm"/>
    </style:style>
    <style:style style:name="co18" style:family="table-column">
      <style:table-column-properties fo:break-before="auto" style:column-width="8.073cm"/>
    </style:style>
    <style:style style:name="co19" style:family="table-column">
      <style:table-column-properties fo:break-before="auto" style:column-width="0.834cm"/>
    </style:style>
    <style:style style:name="co20" style:family="table-column">
      <style:table-column-properties fo:break-before="auto" style:column-width="2.263cm"/>
    </style:style>
    <style:style style:name="co21" style:family="table-column">
      <style:table-column-properties fo:break-before="auto" style:column-width="6.507cm"/>
    </style:style>
    <style:style style:name="co22" style:family="table-column">
      <style:table-column-properties fo:break-before="auto" style:column-width="1.741cm"/>
    </style:style>
    <style:style style:name="co23" style:family="table-column">
      <style:table-column-properties fo:break-before="auto" style:column-width="3.8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/>
    <style:style style:name="ce3" style:family="table-cell" style:parent-style-name="Default">
      <style:table-cell-properties fo:background-color="#c0c0c0" style:text-align-source="fix" style:repeat-content="false" fo:border="0.06pt solid #9e9e9e"/>
      <style:paragraph-properties fo:text-align="center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9e9e9e"/>
    </style:style>
    <style:style style:name="ce4" style:family="table-cell" style:parent-style-name="Default">
      <style:table-cell-properties fo:background-color="#c0c0c0" style:text-align-source="fix" style:repeat-content="false" fo:border="0.06pt solid #9e9e9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9e9e9e"/>
      <style:paragraph-properties fo:text-align="end" fo:margin-left="0cm"/>
    </style:style>
    <style:style style:name="ce19" style:family="table-cell" style:parent-style-name="Default" style:data-style-name="N37">
      <style:table-cell-properties fo:border="0.06pt solid #9e9e9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37"/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424242" style:font-name="Arial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424242" style:font-name="Arial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color="#424242" style:font-name="Arial" fo:font-size="9pt" fo:font-weight="normal" style:font-size-asian="9pt" style:font-weight-asian="normal" style:font-size-complex="9pt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424242" style:font-name="Arial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424242" style:font-name="Arial" fo:font-size="9pt" fo:font-weight="normal" style:font-size-asian="9pt" style:font-weight-asian="normal" style:font-size-complex="9pt" style:font-weight-complex="normal"/>
    </style:style>
    <style:style style:name="gr1" style:family="graphic">
      <style:graphic-properties draw:stroke="none" svg:stroke-color="#000000" draw:fill="none" draw:fill-color="#ffffff" fo:min-height="9.829cm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537cm"/>
      <style:paragraph-properties style:writing-mode="lr-tb"/>
    </style:style>
    <style:style style:name="P1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DASTR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3" table:number-columns-repeated="2" table:default-cell-style-name="Default"/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ome</text:p>
          </table:table-cell>
          <table:table-cell table:style-name="ce13" office:value-type="string" calcext:value-type="string">
            <text:p>condicao</text:p>
          </table:table-cell>
          <table:table-cell table:style-name="ce13" office:value-type="string" calcext:value-type="string">
            <text:p>cpf</text:p>
          </table:table-cell>
          <table:table-cell table:style-name="ce13" office:value-type="string" calcext:value-type="string">
            <text:p>rg</text:p>
          </table:table-cell>
          <table:table-cell table:style-name="ce13" office:value-type="string" calcext:value-type="string">
            <text:p>est-civil</text:p>
          </table:table-cell>
          <table:table-cell table:style-name="ce13" office:value-type="string" calcext:value-type="string">
            <text:p>conjuge</text:p>
          </table:table-cell>
          <table:table-cell table:style-name="ce13" office:value-type="string" calcext:value-type="string">
            <text:p>rua</text:p>
          </table:table-cell>
          <table:table-cell table:style-name="ce13" office:value-type="string" calcext:value-type="string">
            <text:p>dt-casamento</text:p>
          </table:table-cell>
          <table:table-cell table:style-name="ce13" office:value-type="string" calcext:value-type="string">
            <text:p>local-nascimento</text:p>
          </table:table-cell>
          <table:table-cell table:style-name="ce13" office:value-type="string" calcext:value-type="string">
            <text:p>fone-fixo</text:p>
          </table:table-cell>
          <table:table-cell table:style-name="ce13" office:value-type="string" calcext:value-type="string">
            <text:p>celular</text:p>
          </table:table-cell>
          <table:table-cell table:style-name="ce13" office:value-type="string" calcext:value-type="string">
            <text:p>whatsapp</text:p>
          </table:table-cell>
          <table:table-cell table:style-name="ce13" office:value-type="string" calcext:value-type="string">
            <text:p>apartamento</text:p>
          </table:table-cell>
          <table:table-cell table:style-name="ce13" office:value-type="string" calcext:value-type="string">
            <text:p>numero</text:p>
          </table:table-cell>
          <table:table-cell table:style-name="ce13" office:value-type="string" calcext:value-type="string">
            <text:p>bairro</text:p>
          </table:table-cell>
          <table:table-cell table:style-name="ce13" office:value-type="string" calcext:value-type="string">
            <text:p>cep</text:p>
          </table:table-cell>
          <table:table-cell table:style-name="ce13" office:value-type="string" calcext:value-type="string">
            <text:p>cidade</text:p>
          </table:table-cell>
          <table:table-cell table:style-name="ce13" office:value-type="string" calcext:value-type="string">
            <text:p>pai</text:p>
          </table:table-cell>
          <table:table-cell table:style-name="ce13" office:value-type="string" calcext:value-type="string">
            <text:p>mae</text:p>
          </table:table-cell>
          <table:table-cell table:style-name="ce13" office:value-type="string" calcext:value-type="string">
            <text:p>escolaridade</text:p>
          </table:table-cell>
          <table:table-cell table:style-name="ce13" office:value-type="string" calcext:value-type="string">
            <text:p>profissao</text:p>
          </table:table-cell>
          <table:table-cell table:style-name="ce13" office:value-type="string" calcext:value-type="string">
            <text:p>tipo sangue</text:p>
          </table:table-cell>
          <table:table-cell table:style-name="ce13" office:value-type="string" calcext:value-type="string">
            <text:p>dizimista</text:p>
          </table:table-cell>
          <table:table-cell table:style-name="ce13" office:value-type="string" calcext:value-type="string">
            <text:p>e-mail</text:p>
          </table:table-cell>
          <table:table-cell table:style-name="ce13" office:value-type="string" calcext:value-type="string">
            <text:p>dt-nascimento</text:p>
          </table:table-cell>
          <table:table-cell table:style-name="ce13" office:value-type="string" calcext:value-type="string">
            <text:p>mes-nascimento</text:p>
          </table:table-cell>
          <table:table-cell table:style-name="ce5" office:value-type="string" calcext:value-type="string">
            <text:p>dia-nascimento</text:p>
          </table:table-cell>
          <table:table-cell table:style-name="ce13" office:value-type="string" calcext:value-type="string">
            <text:p>dia</text:p>
          </table:table-cell>
          <table:table-cell table:style-name="ce13" office:value-type="string" calcext:value-type="string">
            <text:p>mes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ntonio Benedito da Silva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30121213900" calcext:value-type="float">
            <text:p>30121213900</text:p>
          </table:table-cell>
          <table:table-cell table:style-name="ce14" office:value-type="float" office:value="59890885" calcext:value-type="float">
            <text:p>59890885</text:p>
          </table:table-cell>
          <table:table-cell table:style-name="ce14" office:value-type="string" calcext:value-type="string">
            <text:p>Casado</text:p>
          </table:table-cell>
          <table:table-cell table:style-name="ce14" office:value-type="string" calcext:value-type="string">
            <text:p>Elza Vieira Perrutt da Silva</text:p>
          </table:table-cell>
          <table:table-cell table:style-name="ce14" office:value-type="string" calcext:value-type="string">
            <text:p>Ana da Silva Nobre</text:p>
          </table:table-cell>
          <table:table-cell table:style-name="ce14" office:value-type="float" office:value="151277" calcext:value-type="float">
            <text:p>151277</text:p>
          </table:table-cell>
          <table:table-cell table:style-name="ce14" office:value-type="string" calcext:value-type="string">
            <text:p>Andradina-SP.</text:p>
          </table:table-cell>
          <table:table-cell table:style-name="ce14"/>
          <table:table-cell table:number-columns-repeated="2" table:style-name="ce14" office:value-type="float" office:value="18997214016" calcext:value-type="float">
            <text:p>18997214016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736" calcext:value-type="float">
            <text:p>736</text:p>
          </table:table-cell>
          <table:table-cell table:style-name="ce14" office:value-type="string" calcext:value-type="string">
            <text:p>Nobreville</text:p>
          </table:table-cell>
          <table:table-cell table:style-name="ce14" office:value-type="float" office:value="16023315" calcext:value-type="float">
            <text:p>16023315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Pedro da Silva</text:p>
          </table:table-cell>
          <table:table-cell table:style-name="ce14" office:value-type="string" calcext:value-type="string">
            <text:p>Laura da Silva</text:p>
          </table:table-cell>
          <table:table-cell table:style-name="ce14" office:value-type="string" calcext:value-type="string">
            <text:p>Ensino Superior</text:p>
          </table:table-cell>
          <table:table-cell table:style-name="ce14" office:value-type="string" calcext:value-type="string">
            <text:p>Aposentado</text:p>
          </table:table-cell>
          <table:table-cell table:style-name="ce14" office:value-type="string" calcext:value-type="string">
            <text:p>B+</text:p>
          </table:table-cell>
          <table:table-cell table:style-name="ce14"/>
          <table:table-cell table:style-name="ce14" office:value-type="string" calcext:value-type="string">
            <text:p>tonnysilva@gmail.com</text:p>
          </table:table-cell>
          <table:table-cell table:style-name="ce14" office:value-type="float" office:value="110153" calcext:value-type="float">
            <text:p>110153</text:p>
          </table:table-cell>
          <table:table-cell table:style-name="ce14"/>
          <table:table-cell table:style-name="ce9" office:value-type="float" office:value="100" calcext:value-type="float">
            <text:p>100,0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lza Vieira Perrutt da Silva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7863923808" calcext:value-type="float">
            <text:p>7863923808</text:p>
          </table:table-cell>
          <table:table-cell table:style-name="ce14" office:value-type="float" office:value="128822387" calcext:value-type="float">
            <text:p>128822387</text:p>
          </table:table-cell>
          <table:table-cell table:style-name="ce14" office:value-type="string" calcext:value-type="string">
            <text:p>Casada</text:p>
          </table:table-cell>
          <table:table-cell table:style-name="ce14" office:value-type="string" calcext:value-type="string">
            <text:p>Antonio Benedito da Silva </text:p>
          </table:table-cell>
          <table:table-cell table:style-name="ce14" office:value-type="string" calcext:value-type="string">
            <text:p>Ana da Silva Nobre</text:p>
          </table:table-cell>
          <table:table-cell table:style-name="ce14" office:value-type="float" office:value="151277" calcext:value-type="float">
            <text:p>151277</text:p>
          </table:table-cell>
          <table:table-cell table:style-name="ce14" office:value-type="string" calcext:value-type="string">
            <text:p>Jussara-PR</text:p>
          </table:table-cell>
          <table:table-cell table:style-name="ce14"/>
          <table:table-cell table:number-columns-repeated="2" table:style-name="ce14" office:value-type="float" office:value="18997255163" calcext:value-type="float">
            <text:p>18997255163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736" calcext:value-type="float">
            <text:p>736</text:p>
          </table:table-cell>
          <table:table-cell table:style-name="ce14" office:value-type="string" calcext:value-type="string">
            <text:p>Nobreville</text:p>
          </table:table-cell>
          <table:table-cell table:style-name="ce14" office:value-type="float" office:value="16023315" calcext:value-type="float">
            <text:p>16023315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Estevão Ladeira Perrutt</text:p>
          </table:table-cell>
          <table:table-cell table:style-name="ce14" office:value-type="string" calcext:value-type="string">
            <text:p>Domingas Vieira Perrutt</text:p>
          </table:table-cell>
          <table:table-cell table:style-name="ce14" office:value-type="string" calcext:value-type="string">
            <text:p>4º Ano Primário</text:p>
          </table:table-cell>
          <table:table-cell table:style-name="ce14" office:value-type="string" calcext:value-type="string">
            <text:p>Aposentada</text:p>
          </table:table-cell>
          <table:table-cell table:style-name="ce14" office:value-type="string" calcext:value-type="string">
            <text:p>O+</text:p>
          </table:table-cell>
          <table:table-cell table:style-name="ce14" table:number-columns-repeated="2"/>
          <table:table-cell table:style-name="ce14" office:value-type="float" office:value="200560" calcext:value-type="float">
            <text:p>200560</text:p>
          </table:table-cell>
          <table:table-cell table:style-name="ce14"/>
          <table:table-cell table:style-name="ce9" office:value-type="float" office:value="150" calcext:value-type="float">
            <text:p>150,0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aulo Roberto de Sousa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460756826" calcext:value-type="float">
            <text:p>460756826</text:p>
          </table:table-cell>
          <table:table-cell table:style-name="ce14" office:value-type="float" office:value="96521511" calcext:value-type="float">
            <text:p>96521511</text:p>
          </table:table-cell>
          <table:table-cell table:style-name="ce14" office:value-type="string" calcext:value-type="string">
            <text:p>Casado</text:p>
          </table:table-cell>
          <table:table-cell table:style-name="ce14" office:value-type="string" calcext:value-type="string">
            <text:p>Vera Lucia Donini de Sousa</text:p>
          </table:table-cell>
          <table:table-cell table:style-name="ce14" office:value-type="string" calcext:value-type="string">
            <text:p>Joaquim Vilela</text:p>
          </table:table-cell>
          <table:table-cell table:style-name="ce14" office:value-type="float" office:value="290778" calcext:value-type="float">
            <text:p>290778</text:p>
          </table:table-cell>
          <table:table-cell table:style-name="ce14" office:value-type="string" calcext:value-type="string">
            <text:p>Araçatuba</text:p>
          </table:table-cell>
          <table:table-cell table:style-name="ce14"/>
          <table:table-cell table:style-name="ce14" office:value-type="float" office:value="18991223484" calcext:value-type="float">
            <text:p>18991223484</text:p>
          </table:table-cell>
          <table:table-cell table:style-name="ce14" office:value-type="float" office:value="18981549333" calcext:value-type="float">
            <text:p>18981549333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441" calcext:value-type="float">
            <text:p>441</text:p>
          </table:table-cell>
          <table:table-cell table:style-name="ce14" office:value-type="string" calcext:value-type="string">
            <text:p>Morada dos Nobres</text:p>
          </table:table-cell>
          <table:table-cell table:style-name="ce14" office:value-type="float" office:value="16022060" calcext:value-type="float">
            <text:p>1602206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Antonio de Sousa</text:p>
          </table:table-cell>
          <table:table-cell table:style-name="ce14" office:value-type="string" calcext:value-type="string">
            <text:p>Maria Pizzi de Sousa</text:p>
          </table:table-cell>
          <table:table-cell table:style-name="ce14" office:value-type="string" calcext:value-type="string">
            <text:p>Ensino Superior</text:p>
          </table:table-cell>
          <table:table-cell table:style-name="ce14" office:value-type="string" calcext:value-type="string">
            <text:p>Aposentado</text:p>
          </table:table-cell>
          <table:table-cell table:style-name="ce14" office:value-type="string" calcext:value-type="string">
            <text:p>O+</text:p>
          </table:table-cell>
          <table:table-cell table:style-name="ce14"/>
          <table:table-cell table:style-name="ce14" office:value-type="string" calcext:value-type="string">
            <text:p>sousapr@hotmail.com</text:p>
          </table:table-cell>
          <table:table-cell table:style-name="ce14" office:value-type="float" office:value="250154" calcext:value-type="float">
            <text:p>250154</text:p>
          </table:table-cell>
          <table:table-cell table:style-name="ce14"/>
          <table:table-cell table:style-name="ce9" office:value-type="float" office:value="80" calcext:value-type="float">
            <text:p>80,0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parecido Gomes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777258838" calcext:value-type="float">
            <text:p>777258838</text:p>
          </table:table-cell>
          <table:table-cell table:style-name="ce14" office:value-type="float" office:value="116328526" calcext:value-type="float">
            <text:p>116328526</text:p>
          </table:table-cell>
          <table:table-cell table:style-name="ce14" office:value-type="string" calcext:value-type="string">
            <text:p>Casado</text:p>
          </table:table-cell>
          <table:table-cell table:style-name="ce14" office:value-type="string" calcext:value-type="string">
            <text:p>Maria Madalena Ribeiro dos Santos Gomes</text:p>
          </table:table-cell>
          <table:table-cell table:style-name="ce14" office:value-type="string" calcext:value-type="string">
            <text:p>Décio Vasconcelos de Alencar</text:p>
          </table:table-cell>
          <table:table-cell table:style-name="ce14" office:value-type="float" office:value="90684" calcext:value-type="float">
            <text:p>90684</text:p>
          </table:table-cell>
          <table:table-cell table:style-name="ce14" office:value-type="string" calcext:value-type="string">
            <text:p>Andradina-SP.</text:p>
          </table:table-cell>
          <table:table-cell table:style-name="ce14"/>
          <table:table-cell table:number-columns-repeated="2" table:style-name="ce14" office:value-type="float" office:value="18988008219" calcext:value-type="float">
            <text:p>18988008219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347" calcext:value-type="float">
            <text:p>347</text:p>
          </table:table-cell>
          <table:table-cell table:style-name="ce14" office:value-type="string" calcext:value-type="string">
            <text:p>Lago Azul</text:p>
          </table:table-cell>
          <table:table-cell table:style-name="ce14" office:value-type="float" office:value="16022630" calcext:value-type="float">
            <text:p>1602263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Adelino Gomes</text:p>
          </table:table-cell>
          <table:table-cell table:style-name="ce14" office:value-type="string" calcext:value-type="string">
            <text:p>Julia Maria Secunda</text:p>
          </table:table-cell>
          <table:table-cell table:style-name="ce14" office:value-type="string" calcext:value-type="string">
            <text:p>4º Ano Primário</text:p>
          </table:table-cell>
          <table:table-cell table:style-name="ce14" office:value-type="string" calcext:value-type="string">
            <text:p>Auxiliar Serviços de Saúde</text:p>
          </table:table-cell>
          <table:table-cell table:style-name="ce14" office:value-type="string" calcext:value-type="string">
            <text:p>O+</text:p>
          </table:table-cell>
          <table:table-cell table:style-name="ce14" table:number-columns-repeated="2"/>
          <table:table-cell table:style-name="ce14" office:value-type="float" office:value="250656" calcext:value-type="float">
            <text:p>250656</text:p>
          </table:table-cell>
          <table:table-cell table:style-name="ce14"/>
          <table:table-cell table:style-name="ce9" office:value-type="float" office:value="50" calcext:value-type="float">
            <text:p>50,0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Maria Madalena R. dos Santos Gomes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13401602500" calcext:value-type="float">
            <text:p>13401602500</text:p>
          </table:table-cell>
          <table:table-cell table:style-name="ce14" office:value-type="float" office:value="526117734" calcext:value-type="float">
            <text:p>526117734</text:p>
          </table:table-cell>
          <table:table-cell table:style-name="ce14" office:value-type="string" calcext:value-type="string">
            <text:p>Casada</text:p>
          </table:table-cell>
          <table:table-cell table:style-name="ce14" office:value-type="string" calcext:value-type="string">
            <text:p>Aparecido Gomes</text:p>
          </table:table-cell>
          <table:table-cell table:style-name="ce14" office:value-type="string" calcext:value-type="string">
            <text:p>Décio Vasconcelos de Alencar</text:p>
          </table:table-cell>
          <table:table-cell table:style-name="ce14" office:value-type="float" office:value="90684" calcext:value-type="float">
            <text:p>90684</text:p>
          </table:table-cell>
          <table:table-cell table:style-name="ce14" office:value-type="string" calcext:value-type="string">
            <text:p>Itabuna-BA.</text:p>
          </table:table-cell>
          <table:table-cell table:style-name="ce14"/>
          <table:table-cell table:number-columns-repeated="2" table:style-name="ce14" office:value-type="float" office:value="18981675631" calcext:value-type="float">
            <text:p>18981675631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347" calcext:value-type="float">
            <text:p>347</text:p>
          </table:table-cell>
          <table:table-cell table:style-name="ce14" office:value-type="string" calcext:value-type="string">
            <text:p>Lago Azul</text:p>
          </table:table-cell>
          <table:table-cell table:style-name="ce14" office:value-type="float" office:value="16022630" calcext:value-type="float">
            <text:p>1602263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Alfredo José dos Santos</text:p>
          </table:table-cell>
          <table:table-cell table:style-name="ce14" office:value-type="string" calcext:value-type="string">
            <text:p>Nilza Ribeiro dos Santos</text:p>
          </table:table-cell>
          <table:table-cell table:style-name="ce14" office:value-type="string" calcext:value-type="string">
            <text:p>Ensino Fundamental</text:p>
          </table:table-cell>
          <table:table-cell table:style-name="ce14" office:value-type="string" calcext:value-type="string">
            <text:p>Do lar</text:p>
          </table:table-cell>
          <table:table-cell table:style-name="ce14" table:number-columns-repeated="3"/>
          <table:table-cell table:style-name="ce14" office:value-type="float" office:value="60657" calcext:value-type="float">
            <text:p>60657</text:p>
          </table:table-cell>
          <table:table-cell table:style-name="ce14"/>
          <table:table-cell table:style-name="ce9" office:value-type="float" office:value="50" calcext:value-type="float">
            <text:p>50,00</text:p>
          </table:table-cell>
          <table:table-cell table:number-columns-repeated="2" table:style-name="ce14" office:value-type="float" office:value="6" calcext:value-type="float">
            <text:p>6</text:p>
          </table:table-cell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Josefa Nunes da Silva Meneguetti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16553885842" calcext:value-type="float">
            <text:p>16553885842</text:p>
          </table:table-cell>
          <table:table-cell table:style-name="ce14" office:value-type="float" office:value="255087937" calcext:value-type="float">
            <text:p>255087937</text:p>
          </table:table-cell>
          <table:table-cell table:style-name="ce14" office:value-type="string" calcext:value-type="string">
            <text:p>Casada</text:p>
          </table:table-cell>
          <table:table-cell table:style-name="ce14" office:value-type="string" calcext:value-type="string">
            <text:p>João Meneguetti</text:p>
          </table:table-cell>
          <table:table-cell table:style-name="ce14" office:value-type="string" calcext:value-type="string">
            <text:p>João Tranchesi</text:p>
          </table:table-cell>
          <table:table-cell table:style-name="ce14" office:value-type="float" office:value="291273" calcext:value-type="float">
            <text:p>291273</text:p>
          </table:table-cell>
          <table:table-cell table:style-name="ce14" office:value-type="string" calcext:value-type="string">
            <text:p>Arapiraca-AL</text:p>
          </table:table-cell>
          <table:table-cell table:style-name="ce14" office:value-type="float" office:value="1836314833" calcext:value-type="float">
            <text:p>1836314833</text:p>
          </table:table-cell>
          <table:table-cell table:style-name="ce14" table:number-columns-repeated="2"/>
          <table:table-cell table:style-name="ce14" office:value-type="string" calcext:value-type="string">
            <text:p>Casa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string" calcext:value-type="string">
            <text:p>Morada dos Nobres</text:p>
          </table:table-cell>
          <table:table-cell table:style-name="ce14" office:value-type="float" office:value="16022110" calcext:value-type="float">
            <text:p>1602211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Emiliano Nunes da Silva</text:p>
          </table:table-cell>
          <table:table-cell table:style-name="ce14" office:value-type="string" calcext:value-type="string">
            <text:p>Carina das Virgens Marta</text:p>
          </table:table-cell>
          <table:table-cell table:style-name="ce14" office:value-type="string" calcext:value-type="string">
            <text:p>3º Ano Primário</text:p>
          </table:table-cell>
          <table:table-cell table:style-name="ce14" office:value-type="string" calcext:value-type="string">
            <text:p>Costureira</text:p>
          </table:table-cell>
          <table:table-cell table:style-name="ce14" table:number-columns-repeated="3"/>
          <table:table-cell table:style-name="ce14" office:value-type="float" office:value="250649" calcext:value-type="float">
            <text:p>250649</text:p>
          </table:table-cell>
          <table:table-cell table:style-name="ce14"/>
          <table:table-cell table:style-name="ce9" office:value-type="float" office:value="80" calcext:value-type="float">
            <text:p>80,0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Maria Aparecida da Silva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9548678829" calcext:value-type="float">
            <text:p>9548678829</text:p>
          </table:table-cell>
          <table:table-cell table:style-name="ce14" office:value-type="float" office:value="219574303" calcext:value-type="float">
            <text:p>219574303</text:p>
          </table:table-cell>
          <table:table-cell table:style-name="ce14" office:value-type="string" calcext:value-type="string">
            <text:p>Casada</text:p>
          </table:table-cell>
          <table:table-cell table:style-name="ce14" office:value-type="string" calcext:value-type="string">
            <text:p>Mario José da Silva</text:p>
          </table:table-cell>
          <table:table-cell table:style-name="ce14" office:value-type="string" calcext:value-type="string">
            <text:p>Braz Janini</text:p>
          </table:table-cell>
          <table:table-cell table:style-name="ce14" office:value-type="float" office:value="261273" calcext:value-type="float">
            <text:p>261273</text:p>
          </table:table-cell>
          <table:table-cell table:style-name="ce14" office:value-type="string" calcext:value-type="string">
            <text:p>Pereira Barreto-SP.</text:p>
          </table:table-cell>
          <table:table-cell table:style-name="ce14"/>
          <table:table-cell table:number-columns-repeated="2" table:style-name="ce14" office:value-type="float" office:value="18997420406" calcext:value-type="float">
            <text:p>18997420406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string" calcext:value-type="string">
            <text:p>Morada dos Nobres</text:p>
          </table:table-cell>
          <table:table-cell table:style-name="ce14" office:value-type="float" office:value="16022210" calcext:value-type="float">
            <text:p>1602221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José Pereira da Silva</text:p>
          </table:table-cell>
          <table:table-cell table:style-name="ce14" office:value-type="string" calcext:value-type="string">
            <text:p>Alda Santos e Silva</text:p>
          </table:table-cell>
          <table:table-cell table:style-name="ce14"/>
          <table:table-cell table:style-name="ce14" office:value-type="string" calcext:value-type="string">
            <text:p>do Lar</text:p>
          </table:table-cell>
          <table:table-cell table:style-name="ce14" table:number-columns-repeated="3"/>
          <table:table-cell table:style-name="ce14" office:value-type="float" office:value="101155" calcext:value-type="float">
            <text:p>101155</text:p>
          </table:table-cell>
          <table:table-cell table:style-name="ce14"/>
          <table:table-cell table:style-name="ce9" office:value-type="float" office:value="50" calcext:value-type="float">
            <text:p>50,0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Mario José da Silva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92308477381" calcext:value-type="float">
            <text:p>92308477381</text:p>
          </table:table-cell>
          <table:table-cell table:style-name="ce14" office:value-type="float" office:value="111798814" calcext:value-type="float">
            <text:p>111798814</text:p>
          </table:table-cell>
          <table:table-cell table:style-name="ce14" office:value-type="string" calcext:value-type="string">
            <text:p>Casado</text:p>
          </table:table-cell>
          <table:table-cell table:style-name="ce14" office:value-type="string" calcext:value-type="string">
            <text:p>Maria Aparecida da Silva</text:p>
          </table:table-cell>
          <table:table-cell table:style-name="ce14" office:value-type="string" calcext:value-type="string">
            <text:p>Braz Janini</text:p>
          </table:table-cell>
          <table:table-cell table:style-name="ce14" office:value-type="float" office:value="261273" calcext:value-type="float">
            <text:p>261273</text:p>
          </table:table-cell>
          <table:table-cell table:style-name="ce14" office:value-type="string" calcext:value-type="string">
            <text:p>Castilho-SP.</text:p>
          </table:table-cell>
          <table:table-cell table:style-name="ce14"/>
          <table:table-cell table:number-columns-repeated="2" table:style-name="ce14" office:value-type="float" office:value="18997608059" calcext:value-type="float">
            <text:p>18997608059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string" calcext:value-type="string">
            <text:p>Morada dos Nobres</text:p>
          </table:table-cell>
          <table:table-cell table:style-name="ce14" office:value-type="float" office:value="16022210" calcext:value-type="float">
            <text:p>1602221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Emiliano José da Silva</text:p>
          </table:table-cell>
          <table:table-cell table:style-name="ce14" office:value-type="string" calcext:value-type="string">
            <text:p>Maria Felipa da Silva</text:p>
          </table:table-cell>
          <table:table-cell table:style-name="ce14"/>
          <table:table-cell table:style-name="ce14" office:value-type="string" calcext:value-type="string">
            <text:p>Aposentado</text:p>
          </table:table-cell>
          <table:table-cell table:style-name="ce14" table:number-columns-repeated="3"/>
          <table:table-cell table:style-name="ce14" office:value-type="float" office:value="241053" calcext:value-type="float">
            <text:p>241053</text:p>
          </table:table-cell>
          <table:table-cell table:style-name="ce14"/>
          <table:table-cell table:style-name="ce9" office:value-type="float" office:value="100" calcext:value-type="float">
            <text:p>100,0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0" calcext:value-type="float">
            <text:p>10</text:p>
          </table:table-cell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Maria de Lourdes Soares de Lima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4600867623" calcext:value-type="float">
            <text:p>4600867623</text:p>
          </table:table-cell>
          <table:table-cell table:style-name="ce14" office:value-type="float" office:value="105793000" calcext:value-type="float">
            <text:p>105793000</text:p>
          </table:table-cell>
          <table:table-cell table:style-name="ce14" office:value-type="string" calcext:value-type="string">
            <text:p>Casada</text:p>
          </table:table-cell>
          <table:table-cell table:style-name="ce14" office:value-type="string" calcext:value-type="string">
            <text:p>Jonas de Lima</text:p>
          </table:table-cell>
          <table:table-cell table:style-name="ce14" office:value-type="string" calcext:value-type="string">
            <text:p>Lions Club</text:p>
          </table:table-cell>
          <table:table-cell table:style-name="ce14" office:value-type="float" office:value="140996" calcext:value-type="float">
            <text:p>140996</text:p>
          </table:table-cell>
          <table:table-cell table:style-name="ce14" office:value-type="string" calcext:value-type="string">
            <text:p>Araçatuba-SP.</text:p>
          </table:table-cell>
          <table:table-cell table:style-name="ce14" office:value-type="float" office:value="1836316921" calcext:value-type="float">
            <text:p>1836316921</text:p>
          </table:table-cell>
          <table:table-cell table:number-columns-repeated="2" table:style-name="ce14" office:value-type="float" office:value="18988255835" calcext:value-type="float">
            <text:p>18988255835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810" calcext:value-type="float">
            <text:p>810</text:p>
          </table:table-cell>
          <table:table-cell table:style-name="ce14" office:value-type="string" calcext:value-type="string">
            <text:p>Morada dos Nobres</text:p>
          </table:table-cell>
          <table:table-cell table:style-name="ce14" office:value-type="float" office:value="16022000" calcext:value-type="float">
            <text:p>1602200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Joaquim G. Soares</text:p>
          </table:table-cell>
          <table:table-cell table:style-name="ce14" office:value-type="string" calcext:value-type="string">
            <text:p>Maria das Dores G. Soares</text:p>
          </table:table-cell>
          <table:table-cell table:style-name="ce14"/>
          <table:table-cell table:style-name="ce14" office:value-type="string" calcext:value-type="string">
            <text:p>do Lar</text:p>
          </table:table-cell>
          <table:table-cell table:style-name="ce14" office:value-type="string" calcext:value-type="string">
            <text:p>O+</text:p>
          </table:table-cell>
          <table:table-cell table:style-name="ce14" table:number-columns-repeated="2"/>
          <table:table-cell table:style-name="ce14" office:value-type="float" office:value="81039" calcext:value-type="float">
            <text:p>81039</text:p>
          </table:table-cell>
          <table:table-cell table:style-name="ce14"/>
          <table:table-cell table:style-name="ce9" office:value-type="float" office:value="150" calcext:value-type="float">
            <text:p>150,0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Marlene Damião da Costa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24893078860" calcext:value-type="float">
            <text:p>24893078860</text:p>
          </table:table-cell>
          <table:table-cell table:style-name="ce14" office:value-type="float" office:value="106060144" calcext:value-type="float">
            <text:p>106060144</text:p>
          </table:table-cell>
          <table:table-cell table:style-name="ce14" office:value-type="string" calcext:value-type="string">
            <text:p>Viúva</text:p>
          </table:table-cell>
          <table:table-cell table:style-name="ce14"/>
          <table:table-cell table:style-name="ce14" office:value-type="string" calcext:value-type="string">
            <text:p>Lions Club</text:p>
          </table:table-cell>
          <table:table-cell table:style-name="ce14"/>
          <table:table-cell table:style-name="ce14" office:value-type="string" calcext:value-type="string">
            <text:p>Araçatuba-SP.</text:p>
          </table:table-cell>
          <table:table-cell table:style-name="ce14"/>
          <table:table-cell table:number-columns-repeated="2" table:style-name="ce14" office:value-type="float" office:value="18988134351" calcext:value-type="float">
            <text:p>18988134351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810" calcext:value-type="float">
            <text:p>810</text:p>
          </table:table-cell>
          <table:table-cell table:style-name="ce14" office:value-type="string" calcext:value-type="string">
            <text:p>Morada dos Nobres</text:p>
          </table:table-cell>
          <table:table-cell table:style-name="ce14" office:value-type="float" office:value="16022000" calcext:value-type="float">
            <text:p>1602200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Benjamin Damião da Costa</text:p>
          </table:table-cell>
          <table:table-cell table:style-name="ce14" office:value-type="string" calcext:value-type="string">
            <text:p>Maria de Lourdes Soares Lima</text:p>
          </table:table-cell>
          <table:table-cell table:style-name="ce14" office:value-type="string" calcext:value-type="string">
            <text:p>2º Grau</text:p>
          </table:table-cell>
          <table:table-cell table:style-name="ce14" office:value-type="string" calcext:value-type="string">
            <text:p>Faxineira</text:p>
          </table:table-cell>
          <table:table-cell table:style-name="ce14" table:number-columns-repeated="2"/>
          <table:table-cell table:style-name="ce14" office:value-type="string" calcext:value-type="string">
            <text:p>costamarlene481@gmd.com</text:p>
          </table:table-cell>
          <table:table-cell table:style-name="ce14" office:value-type="float" office:value="230157" calcext:value-type="float">
            <text:p>230157</text:p>
          </table:table-cell>
          <table:table-cell table:style-name="ce14"/>
          <table:table-cell table:style-name="ce9" office:value-type="float" office:value="150" calcext:value-type="float">
            <text:p>150,00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Vera Lucia Donini de Sousa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11993549889" calcext:value-type="float">
            <text:p>11993549889</text:p>
          </table:table-cell>
          <table:table-cell table:style-name="ce14" office:value-type="float" office:value="230067669" calcext:value-type="float">
            <text:p>230067669</text:p>
          </table:table-cell>
          <table:table-cell table:style-name="ce14" office:value-type="string" calcext:value-type="string">
            <text:p>Casada</text:p>
          </table:table-cell>
          <table:table-cell table:style-name="ce14" office:value-type="string" calcext:value-type="string">
            <text:p>Paulo Roberto de Sousa</text:p>
          </table:table-cell>
          <table:table-cell table:style-name="ce14" office:value-type="string" calcext:value-type="string">
            <text:p>Joaquim Vilela</text:p>
          </table:table-cell>
          <table:table-cell table:style-name="ce14" office:value-type="float" office:value="290778" calcext:value-type="float">
            <text:p>290778</text:p>
          </table:table-cell>
          <table:table-cell table:style-name="ce14" office:value-type="string" calcext:value-type="string">
            <text:p>Araçatuba-SP.</text:p>
          </table:table-cell>
          <table:table-cell table:style-name="ce14"/>
          <table:table-cell table:number-columns-repeated="2" table:style-name="ce14" office:value-type="float" office:value="18991220536" calcext:value-type="float">
            <text:p>18991220536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441" calcext:value-type="float">
            <text:p>441</text:p>
          </table:table-cell>
          <table:table-cell table:style-name="ce14" office:value-type="string" calcext:value-type="string">
            <text:p>Morada dos Nobres</text:p>
          </table:table-cell>
          <table:table-cell table:style-name="ce14" office:value-type="float" office:value="16022060" calcext:value-type="float">
            <text:p>1602206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Marino Donini</text:p>
          </table:table-cell>
          <table:table-cell table:style-name="ce14" office:value-type="string" calcext:value-type="string">
            <text:p>Ida Squissato Donini</text:p>
          </table:table-cell>
          <table:table-cell table:style-name="ce14" office:value-type="string" calcext:value-type="string">
            <text:p>1º Grau</text:p>
          </table:table-cell>
          <table:table-cell table:style-name="ce14" office:value-type="string" calcext:value-type="string">
            <text:p>do Lar</text:p>
          </table:table-cell>
          <table:table-cell table:style-name="ce14" office:value-type="string" calcext:value-type="string">
            <text:p>A+</text:p>
          </table:table-cell>
          <table:table-cell table:style-name="ce14" table:number-columns-repeated="2"/>
          <table:table-cell table:style-name="ce14" office:value-type="float" office:value="61057" calcext:value-type="float">
            <text:p>61057</text:p>
          </table:table-cell>
          <table:table-cell table:style-name="ce14"/>
          <table:table-cell table:style-name="ce9" office:value-type="float" office:value="100" calcext:value-type="float">
            <text:p>100,0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Roberto Soares Pereira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70572623887" calcext:value-type="float">
            <text:p>70572623887</text:p>
          </table:table-cell>
          <table:table-cell table:style-name="ce14" office:value-type="float" office:value="73532660" calcext:value-type="float">
            <text:p>73532660</text:p>
          </table:table-cell>
          <table:table-cell table:style-name="ce14" office:value-type="string" calcext:value-type="string">
            <text:p>Casado</text:p>
          </table:table-cell>
          <table:table-cell table:style-name="ce14" office:value-type="string" calcext:value-type="string">
            <text:p>Leonice Raymundo de Fátima Pereira</text:p>
          </table:table-cell>
          <table:table-cell table:style-name="ce14" office:value-type="string" calcext:value-type="string">
            <text:p>Sebastião Carvalho Rico</text:p>
          </table:table-cell>
          <table:table-cell table:style-name="ce14" office:value-type="float" office:value="111276" calcext:value-type="float">
            <text:p>111276</text:p>
          </table:table-cell>
          <table:table-cell table:style-name="ce14" office:value-type="string" calcext:value-type="string">
            <text:p>Bilac-SP.</text:p>
          </table:table-cell>
          <table:table-cell table:style-name="ce14" office:value-type="float" office:value="1833055153" calcext:value-type="float">
            <text:p>1833055153</text:p>
          </table:table-cell>
          <table:table-cell table:number-columns-repeated="2" table:style-name="ce14" office:value-type="float" office:value="18991697143" calcext:value-type="float">
            <text:p>18991697143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string" calcext:value-type="string">
            <text:p>Guanabara</text:p>
          </table:table-cell>
          <table:table-cell table:style-name="ce14" office:value-type="float" office:value="16026150" calcext:value-type="float">
            <text:p>1602615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Domingos Soares Pereira</text:p>
          </table:table-cell>
          <table:table-cell table:style-name="ce14" office:value-type="string" calcext:value-type="string">
            <text:p>Ana Pazian</text:p>
          </table:table-cell>
          <table:table-cell table:style-name="ce14" office:value-type="string" calcext:value-type="string">
            <text:p>Ensino Fundamental</text:p>
          </table:table-cell>
          <table:table-cell table:style-name="ce14" office:value-type="string" calcext:value-type="string">
            <text:p>Balconista</text:p>
          </table:table-cell>
          <table:table-cell table:style-name="ce14" office:value-type="string" calcext:value-type="string">
            <text:p>A+</text:p>
          </table:table-cell>
          <table:table-cell table:style-name="ce14" table:number-columns-repeated="2"/>
          <table:table-cell table:style-name="ce14" office:value-type="float" office:value="60654" calcext:value-type="float">
            <text:p>60654</text:p>
          </table:table-cell>
          <table:table-cell table:style-name="ce14"/>
          <table:table-cell table:style-name="ce9" office:value-type="float" office:value="100" calcext:value-type="float">
            <text:p>100,00</text:p>
          </table:table-cell>
          <table:table-cell table:number-columns-repeated="2" table:style-name="ce14" office:value-type="float" office:value="6" calcext:value-type="float">
            <text:p>6</text:p>
          </table:table-cell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Leonice Raymundo de Fátima Pereira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37680577803" calcext:value-type="float">
            <text:p>37680577803</text:p>
          </table:table-cell>
          <table:table-cell table:style-name="ce14" office:value-type="float" office:value="145337571" calcext:value-type="float">
            <text:p>145337571</text:p>
          </table:table-cell>
          <table:table-cell table:style-name="ce14" office:value-type="string" calcext:value-type="string">
            <text:p>Casada</text:p>
          </table:table-cell>
          <table:table-cell table:style-name="ce14" office:value-type="string" calcext:value-type="string">
            <text:p>Roberto Soares Pereira</text:p>
          </table:table-cell>
          <table:table-cell table:style-name="ce14" office:value-type="string" calcext:value-type="string">
            <text:p>Sebastião Carvalho Rico</text:p>
          </table:table-cell>
          <table:table-cell table:style-name="ce14" office:value-type="float" office:value="111276" calcext:value-type="float">
            <text:p>111276</text:p>
          </table:table-cell>
          <table:table-cell table:style-name="ce14" office:value-type="string" calcext:value-type="string">
            <text:p>Bilac-SP.</text:p>
          </table:table-cell>
          <table:table-cell table:style-name="ce14" office:value-type="float" office:value="1833055153" calcext:value-type="float">
            <text:p>1833055153</text:p>
          </table:table-cell>
          <table:table-cell table:number-columns-repeated="2" table:style-name="ce14" office:value-type="float" office:value="18991257446" calcext:value-type="float">
            <text:p>18991257446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string" calcext:value-type="string">
            <text:p>Guanabara</text:p>
          </table:table-cell>
          <table:table-cell table:style-name="ce14" office:value-type="float" office:value="16026150" calcext:value-type="float">
            <text:p>1602615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Arlindo Raymundo</text:p>
          </table:table-cell>
          <table:table-cell table:style-name="ce14" office:value-type="string" calcext:value-type="string">
            <text:p>Josefina Bento Raymundo</text:p>
          </table:table-cell>
          <table:table-cell table:style-name="ce14" office:value-type="string" calcext:value-type="string">
            <text:p>3º Ano Primário</text:p>
          </table:table-cell>
          <table:table-cell table:style-name="ce14" office:value-type="string" calcext:value-type="string">
            <text:p>do Lar</text:p>
          </table:table-cell>
          <table:table-cell table:style-name="ce14" office:value-type="string" calcext:value-type="string">
            <text:p>O+</text:p>
          </table:table-cell>
          <table:table-cell table:style-name="ce14" table:number-columns-repeated="2"/>
          <table:table-cell table:style-name="ce14" office:value-type="float" office:value="20960" calcext:value-type="float">
            <text:p>20960</text:p>
          </table:table-cell>
          <table:table-cell table:style-name="ce14"/>
          <table:table-cell table:style-name="ce9" office:value-type="float" office:value="100" calcext:value-type="float">
            <text:p>100,0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9" calcext:value-type="float">
            <text:p>9</text:p>
          </table:table-cell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Argemiro da Silva</text:p>
          </table:table-cell>
          <table:table-cell table:style-name="ce14" office:value-type="string" calcext:value-type="string">
            <text:p>Desligado</text:p>
          </table:table-cell>
          <table:table-cell table:style-name="ce14" office:value-type="float" office:value="5773374838" calcext:value-type="float">
            <text:p>5773374838</text:p>
          </table:table-cell>
          <table:table-cell table:style-name="ce14" office:value-type="float" office:value="188895550" calcext:value-type="float">
            <text:p>188895550</text:p>
          </table:table-cell>
          <table:table-cell table:style-name="ce14" office:value-type="string" calcext:value-type="string">
            <text:p>Casado</text:p>
          </table:table-cell>
          <table:table-cell table:style-name="ce14" office:value-type="string" calcext:value-type="string">
            <text:p>Eliza Dias Silva</text:p>
          </table:table-cell>
          <table:table-cell table:style-name="ce14" office:value-type="string" calcext:value-type="string">
            <text:p>Joaquim de Jesus Pedroso</text:p>
          </table:table-cell>
          <table:table-cell table:style-name="ce14" office:value-type="float" office:value="280603" calcext:value-type="float">
            <text:p>280603</text:p>
          </table:table-cell>
          <table:table-cell table:style-name="ce14" office:value-type="string" calcext:value-type="string">
            <text:p>Bilac-SP.</text:p>
          </table:table-cell>
          <table:table-cell table:style-name="ce14"/>
          <table:table-cell table:number-columns-repeated="2" table:style-name="ce14" office:value-type="float" office:value="18997043275" calcext:value-type="float">
            <text:p>18997043275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string" calcext:value-type="string">
            <text:p>Lago Azul</text:p>
          </table:table-cell>
          <table:table-cell table:style-name="ce14" office:value-type="float" office:value="16022680" calcext:value-type="float">
            <text:p>1602268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Miguel Antonio Silva</text:p>
          </table:table-cell>
          <table:table-cell table:style-name="ce14" office:value-type="string" calcext:value-type="string">
            <text:p>Domingas Alves Silva</text:p>
          </table:table-cell>
          <table:table-cell table:style-name="ce14" office:value-type="string" calcext:value-type="string">
            <text:p>1º Grau</text:p>
          </table:table-cell>
          <table:table-cell table:style-name="ce14" table:number-columns-repeated="4"/>
          <table:table-cell table:style-name="ce14" office:value-type="float" office:value="260966" calcext:value-type="float">
            <text:p>260966</text:p>
          </table:table-cell>
          <table:table-cell table:style-name="ce14"/>
          <table:table-cell table:style-name="ce9"/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9" calcext:value-type="float">
            <text:p>9</text:p>
          </table:table-cell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Eliza Dias Silva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7416076897" calcext:value-type="float">
            <text:p>7416076897</text:p>
          </table:table-cell>
          <table:table-cell table:style-name="ce14" office:value-type="float" office:value="185071624" calcext:value-type="float">
            <text:p>185071624</text:p>
          </table:table-cell>
          <table:table-cell table:style-name="ce14" office:value-type="string" calcext:value-type="string">
            <text:p>Casada</text:p>
          </table:table-cell>
          <table:table-cell table:style-name="ce14" office:value-type="string" calcext:value-type="string">
            <text:p>Argemiro da Silva</text:p>
          </table:table-cell>
          <table:table-cell table:style-name="ce14" office:value-type="string" calcext:value-type="string">
            <text:p>Joaquim de Jesus Pedroso</text:p>
          </table:table-cell>
          <table:table-cell table:style-name="ce14" office:value-type="float" office:value="280603" calcext:value-type="float">
            <text:p>280603</text:p>
          </table:table-cell>
          <table:table-cell table:style-name="ce14" office:value-type="string" calcext:value-type="string">
            <text:p>Guararapes-SP.</text:p>
          </table:table-cell>
          <table:table-cell table:style-name="ce14"/>
          <table:table-cell table:number-columns-repeated="2" table:style-name="ce14" office:value-type="float" office:value="18991349953" calcext:value-type="float">
            <text:p>18991349953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string" calcext:value-type="string">
            <text:p>Lago Azul</text:p>
          </table:table-cell>
          <table:table-cell table:style-name="ce14" office:value-type="float" office:value="16022680" calcext:value-type="float">
            <text:p>1602268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Epaminondas J. Santos</text:p>
          </table:table-cell>
          <table:table-cell table:style-name="ce14" office:value-type="string" calcext:value-type="string">
            <text:p>Valni Dias dos Santos</text:p>
          </table:table-cell>
          <table:table-cell table:style-name="ce14" office:value-type="string" calcext:value-type="string">
            <text:p>Ensino Médio</text:p>
          </table:table-cell>
          <table:table-cell table:style-name="ce14" office:value-type="string" calcext:value-type="string">
            <text:p>do Lar</text:p>
          </table:table-cell>
          <table:table-cell table:style-name="ce14" office:value-type="string" calcext:value-type="string">
            <text:p>A+</text:p>
          </table:table-cell>
          <table:table-cell table:style-name="ce14" table:number-columns-repeated="2"/>
          <table:table-cell table:style-name="ce14" office:value-type="float" office:value="220665" calcext:value-type="float">
            <text:p>220665</text:p>
          </table:table-cell>
          <table:table-cell table:style-name="ce14"/>
          <table:table-cell table:style-name="ce9" office:value-type="float" office:value="100" calcext:value-type="float">
            <text:p>100,00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lena Maria da Silva Gomes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11744343845" calcext:value-type="float">
            <text:p>11744343845</text:p>
          </table:table-cell>
          <table:table-cell table:style-name="ce14" office:value-type="float" office:value="219593929" calcext:value-type="float">
            <text:p>219593929</text:p>
          </table:table-cell>
          <table:table-cell table:style-name="ce14" office:value-type="string" calcext:value-type="string">
            <text:p>Casada</text:p>
          </table:table-cell>
          <table:table-cell table:style-name="ce14" office:value-type="string" calcext:value-type="string">
            <text:p>Damião <text:s/>Gomes</text:p>
          </table:table-cell>
          <table:table-cell table:style-name="ce14" office:value-type="string" calcext:value-type="string">
            <text:p>Vicente Leporace</text:p>
          </table:table-cell>
          <table:table-cell table:style-name="ce14" office:value-type="float" office:value="161174" calcext:value-type="float">
            <text:p>161174</text:p>
          </table:table-cell>
          <table:table-cell table:style-name="ce14" office:value-type="string" calcext:value-type="string">
            <text:p>Palmeira D'Oeste-SP.</text:p>
          </table:table-cell>
          <table:table-cell table:style-name="ce14"/>
          <table:table-cell table:number-columns-repeated="2" table:style-name="ce14" office:value-type="float" office:value="18996724474" calcext:value-type="float">
            <text:p>18996724474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238" calcext:value-type="float">
            <text:p>238</text:p>
          </table:table-cell>
          <table:table-cell table:style-name="ce14" office:value-type="string" calcext:value-type="string">
            <text:p>Morada dos Nobres</text:p>
          </table:table-cell>
          <table:table-cell table:style-name="ce14" office:value-type="float" office:value="16022100" calcext:value-type="float">
            <text:p>1602210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Emiliano José da Silva</text:p>
          </table:table-cell>
          <table:table-cell table:style-name="ce14" office:value-type="string" calcext:value-type="string">
            <text:p>Mria Felipe da Silva</text:p>
          </table:table-cell>
          <table:table-cell table:style-name="ce14"/>
          <table:table-cell table:style-name="ce14" office:value-type="string" calcext:value-type="string">
            <text:p>do Lar</text:p>
          </table:table-cell>
          <table:table-cell table:style-name="ce14" table:number-columns-repeated="3"/>
          <table:table-cell table:style-name="ce14" office:value-type="float" office:value="200256" calcext:value-type="float">
            <text:p>200256</text:p>
          </table:table-cell>
          <table:table-cell table:style-name="ce14"/>
          <table:table-cell table:style-name="ce9" office:value-type="float" office:value="50" calcext:value-type="float">
            <text:p>50,0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Damião Gomes</text:p>
          </table:table-cell>
          <table:table-cell table:style-name="ce14" office:value-type="string" calcext:value-type="string">
            <text:p>Membro</text:p>
          </table:table-cell>
          <table:table-cell table:style-name="ce14"/>
          <table:table-cell table:style-name="ce14" office:value-type="float" office:value="101598910" calcext:value-type="float">
            <text:p>101598910</text:p>
          </table:table-cell>
          <table:table-cell table:style-name="ce14" office:value-type="string" calcext:value-type="string">
            <text:p>Casado</text:p>
          </table:table-cell>
          <table:table-cell table:style-name="ce14" office:value-type="string" calcext:value-type="string">
            <text:p>Elena Maria da Silva Gomes</text:p>
          </table:table-cell>
          <table:table-cell table:style-name="ce14" office:value-type="string" calcext:value-type="string">
            <text:p>Vicente Leporace</text:p>
          </table:table-cell>
          <table:table-cell table:style-name="ce14" office:value-type="float" office:value="161174" calcext:value-type="float">
            <text:p>161174</text:p>
          </table:table-cell>
          <table:table-cell table:style-name="ce14" office:value-type="string" calcext:value-type="string">
            <text:p>Valparaíso-SP.</text:p>
          </table:table-cell>
          <table:table-cell table:style-name="ce14"/>
          <table:table-cell table:number-columns-repeated="2" table:style-name="ce14" office:value-type="float" office:value="18996113978" calcext:value-type="float">
            <text:p>18996113978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238" calcext:value-type="float">
            <text:p>238</text:p>
          </table:table-cell>
          <table:table-cell table:style-name="ce14" office:value-type="string" calcext:value-type="string">
            <text:p>Morada dos Nobres</text:p>
          </table:table-cell>
          <table:table-cell table:style-name="ce14" office:value-type="float" office:value="16022100" calcext:value-type="float">
            <text:p>1602210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Adelino Gomes</text:p>
          </table:table-cell>
          <table:table-cell table:style-name="ce14" office:value-type="string" calcext:value-type="string">
            <text:p>Julia Secunda Gomes</text:p>
          </table:table-cell>
          <table:table-cell table:style-name="ce14"/>
          <table:table-cell table:style-name="ce14" office:value-type="string" calcext:value-type="string">
            <text:p>Aposentado</text:p>
          </table:table-cell>
          <table:table-cell table:style-name="ce14" table:number-columns-repeated="3"/>
          <table:table-cell table:style-name="ce14" office:value-type="float" office:value="100949" calcext:value-type="float">
            <text:p>100949</text:p>
          </table:table-cell>
          <table:table-cell table:style-name="ce14"/>
          <table:table-cell table:style-name="ce9" office:value-type="float" office:value="50" calcext:value-type="float">
            <text:p>50,0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Jonas de Lima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9545411899" calcext:value-type="float">
            <text:p>9545411899</text:p>
          </table:table-cell>
          <table:table-cell table:style-name="ce14" office:value-type="float" office:value="226429740" calcext:value-type="float">
            <text:p>226429740</text:p>
          </table:table-cell>
          <table:table-cell table:style-name="ce14" office:value-type="string" calcext:value-type="string">
            <text:p>Casado</text:p>
          </table:table-cell>
          <table:table-cell table:style-name="ce14" office:value-type="string" calcext:value-type="string">
            <text:p>Maria de Lourdes Soares de Lima</text:p>
          </table:table-cell>
          <table:table-cell table:style-name="ce14" office:value-type="string" calcext:value-type="string">
            <text:p>Lions Club</text:p>
          </table:table-cell>
          <table:table-cell table:style-name="ce14" office:value-type="float" office:value="140996" calcext:value-type="float">
            <text:p>140996</text:p>
          </table:table-cell>
          <table:table-cell table:style-name="ce14" office:value-type="string" calcext:value-type="string">
            <text:p>Pacaembu-SP.</text:p>
          </table:table-cell>
          <table:table-cell table:style-name="ce14" office:value-type="float" office:value="1836316931" calcext:value-type="float">
            <text:p>1836316931</text:p>
          </table:table-cell>
          <table:table-cell table:number-columns-repeated="2" table:style-name="ce14" office:value-type="float" office:value="18988258755" calcext:value-type="float">
            <text:p>18988258755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810" calcext:value-type="float">
            <text:p>810</text:p>
          </table:table-cell>
          <table:table-cell table:style-name="ce14" office:value-type="string" calcext:value-type="string">
            <text:p>Morada dos Nobres</text:p>
          </table:table-cell>
          <table:table-cell table:style-name="ce14" office:value-type="float" office:value="16022000" calcext:value-type="float">
            <text:p>1602200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Paulo Antonio de Lima</text:p>
          </table:table-cell>
          <table:table-cell table:style-name="ce14" office:value-type="string" calcext:value-type="string">
            <text:p>Carmelina Gonçalves de Lima</text:p>
          </table:table-cell>
          <table:table-cell table:style-name="ce14"/>
          <table:table-cell table:style-name="ce14" office:value-type="string" calcext:value-type="string">
            <text:p>Porteiro</text:p>
          </table:table-cell>
          <table:table-cell table:style-name="ce14" table:number-columns-repeated="3"/>
          <table:table-cell table:style-name="ce14" office:value-type="float" office:value="80260" calcext:value-type="float">
            <text:p>80260</text:p>
          </table:table-cell>
          <table:table-cell table:style-name="ce14"/>
          <table:table-cell table:style-name="ce9" office:value-type="float" office:value="150" calcext:value-type="float">
            <text:p>150,0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Maria da Pureza dos Santos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19920679534" calcext:value-type="float">
            <text:p>19920679534</text:p>
          </table:table-cell>
          <table:table-cell table:style-name="ce14" office:value-type="float" office:value="534826064" calcext:value-type="float">
            <text:p>534826064</text:p>
          </table:table-cell>
          <table:table-cell table:style-name="ce14" office:value-type="string" calcext:value-type="string">
            <text:p>Viúva</text:p>
          </table:table-cell>
          <table:table-cell table:style-name="ce14"/>
          <table:table-cell table:style-name="ce14" office:value-type="string" calcext:value-type="string">
            <text:p>Projetada</text:p>
          </table:table-cell>
          <table:table-cell table:style-name="ce14"/>
          <table:table-cell table:style-name="ce14" office:value-type="string" calcext:value-type="string">
            <text:p>Ilha das Flores-SP.</text:p>
          </table:table-cell>
          <table:table-cell table:style-name="ce14" table:number-columns-repeated="3"/>
          <table:table-cell table:style-name="ce14" office:value-type="string" calcext:value-type="string">
            <text:p>Casa</text:p>
          </table:table-cell>
          <table:table-cell table:style-name="ce14" office:value-type="float" office:value="217" calcext:value-type="float">
            <text:p>217</text:p>
          </table:table-cell>
          <table:table-cell table:style-name="ce14" office:value-type="string" calcext:value-type="string">
            <text:p>Nobreville</text:p>
          </table:table-cell>
          <table:table-cell table:style-name="ce14" office:value-type="float" office:value="16023317" calcext:value-type="float">
            <text:p>16023317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José Nicanor dos Santos</text:p>
          </table:table-cell>
          <table:table-cell table:style-name="ce14" office:value-type="string" calcext:value-type="string">
            <text:p>Maria da Conceição dos Santos</text:p>
          </table:table-cell>
          <table:table-cell table:style-name="ce14"/>
          <table:table-cell table:style-name="ce14" office:value-type="string" calcext:value-type="string">
            <text:p>do Lar</text:p>
          </table:table-cell>
          <table:table-cell table:style-name="ce14" table:number-columns-repeated="3"/>
          <table:table-cell table:style-name="ce14" office:value-type="float" office:value="201126" calcext:value-type="float">
            <text:p>201126</text:p>
          </table:table-cell>
          <table:table-cell table:style-name="ce14"/>
          <table:table-cell table:style-name="ce9" office:value-type="float" office:value="10" calcext:value-type="float">
            <text:p>10,0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1" calcext:value-type="float">
            <text:p>11</text:p>
          </table:table-cell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Maria Vieira Barbosa Gmes</text:p>
          </table:table-cell>
          <table:table-cell table:style-name="ce14" office:value-type="string" calcext:value-type="string">
            <text:p>Faleceu</text:p>
          </table:table-cell>
          <table:table-cell table:style-name="ce14" office:value-type="float" office:value="21782134808" calcext:value-type="float">
            <text:p>21782134808</text:p>
          </table:table-cell>
          <table:table-cell table:style-name="ce14" office:value-type="float" office:value="322615513" calcext:value-type="float">
            <text:p>322615513</text:p>
          </table:table-cell>
          <table:table-cell table:style-name="ce14" office:value-type="string" calcext:value-type="string">
            <text:p>Casada</text:p>
          </table:table-cell>
          <table:table-cell table:style-name="ce14" office:value-type="string" calcext:value-type="string">
            <text:p>Nelson Gomes</text:p>
          </table:table-cell>
          <table:table-cell table:style-name="ce14" office:value-type="string" calcext:value-type="string">
            <text:p>Venezuela</text:p>
          </table:table-cell>
          <table:table-cell table:style-name="ce14"/>
          <table:table-cell table:style-name="ce14" office:value-type="string" calcext:value-type="string">
            <text:p>Guzolândia-SP.</text:p>
          </table:table-cell>
          <table:table-cell table:style-name="ce14"/>
          <table:table-cell table:number-columns-repeated="2" table:style-name="ce14" office:value-type="float" office:value="18981125354" calcext:value-type="float">
            <text:p>18981125354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295" calcext:value-type="float">
            <text:p>295</text:p>
          </table:table-cell>
          <table:table-cell table:style-name="ce14" office:value-type="string" calcext:value-type="string">
            <text:p>Ouro Preto</text:p>
          </table:table-cell>
          <table:table-cell table:style-name="ce14" office:value-type="float" office:value="16021370" calcext:value-type="float">
            <text:p>1602137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Alceu Barbosa</text:p>
          </table:table-cell>
          <table:table-cell table:style-name="ce14" office:value-type="string" calcext:value-type="string">
            <text:p>Maria Veiria Barbosa</text:p>
          </table:table-cell>
          <table:table-cell table:style-name="ce14"/>
          <table:table-cell table:style-name="ce14" office:value-type="string" calcext:value-type="string">
            <text:p>do Lar</text:p>
          </table:table-cell>
          <table:table-cell table:style-name="ce14" table:number-columns-repeated="3"/>
          <table:table-cell table:style-name="ce14" office:value-type="float" office:value="120951" calcext:value-type="float">
            <text:p>120951</text:p>
          </table:table-cell>
          <table:table-cell table:style-name="ce14"/>
          <table:table-cell table:style-name="ce9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9" calcext:value-type="float">
            <text:p>9</text:p>
          </table:table-cell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Lucia Vieira Gomes Pereira</text:p>
          </table:table-cell>
          <table:table-cell table:style-name="ce14" office:value-type="string" calcext:value-type="string">
            <text:p>Desligado</text:p>
          </table:table-cell>
          <table:table-cell table:style-name="ce14" office:value-type="float" office:value="1854877823" calcext:value-type="float">
            <text:p>1854877823</text:p>
          </table:table-cell>
          <table:table-cell table:style-name="ce14" office:value-type="float" office:value="253461522" calcext:value-type="float">
            <text:p>253461522</text:p>
          </table:table-cell>
          <table:table-cell table:style-name="ce14" office:value-type="string" calcext:value-type="string">
            <text:p>Casada</text:p>
          </table:table-cell>
          <table:table-cell table:style-name="ce14" office:value-type="string" calcext:value-type="string">
            <text:p>André Alves Pereira</text:p>
          </table:table-cell>
          <table:table-cell table:style-name="ce14" office:value-type="string" calcext:value-type="string">
            <text:p>Décio Vasconcelos de Alencar</text:p>
          </table:table-cell>
          <table:table-cell table:style-name="ce14"/>
          <table:table-cell table:style-name="ce14" office:value-type="string" calcext:value-type="string">
            <text:p>Tatuapé-SP.</text:p>
          </table:table-cell>
          <table:table-cell table:style-name="ce14"/>
          <table:table-cell table:number-columns-repeated="2" table:style-name="ce14" office:value-type="float" office:value="18996751361" calcext:value-type="float">
            <text:p>18996751361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307" calcext:value-type="float">
            <text:p>307</text:p>
          </table:table-cell>
          <table:table-cell table:style-name="ce14" office:value-type="string" calcext:value-type="string">
            <text:p>Lago Azul</text:p>
          </table:table-cell>
          <table:table-cell table:style-name="ce14" office:value-type="float" office:value="16022630" calcext:value-type="float">
            <text:p>1602263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Nelson Gomes</text:p>
          </table:table-cell>
          <table:table-cell table:style-name="ce14" office:value-type="string" calcext:value-type="string">
            <text:p>Maria Vieira Barbosa Gomes</text:p>
          </table:table-cell>
          <table:table-cell table:style-name="ce14" office:value-type="string" calcext:value-type="string">
            <text:p>3º Ano Primário</text:p>
          </table:table-cell>
          <table:table-cell table:style-name="ce14" office:value-type="string" calcext:value-type="string">
            <text:p>Auxiliar de Limpeza</text:p>
          </table:table-cell>
          <table:table-cell table:style-name="ce14" office:value-type="string" calcext:value-type="string">
            <text:p>A+</text:p>
          </table:table-cell>
          <table:table-cell table:style-name="ce14"/>
          <table:table-cell table:style-name="ce14" office:value-type="string" calcext:value-type="string">
            <text:p>lucinhavieiraalves@gmail.com</text:p>
          </table:table-cell>
          <table:table-cell table:style-name="ce14" table:number-columns-repeated="2"/>
          <table:table-cell table:style-name="ce9"/>
          <table:table-cell table:style-name="ce14" table:number-columns-repeated="2"/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Anne Eliza Bono Tomazini</text:p>
          </table:table-cell>
          <table:table-cell table:style-name="ce14" office:value-type="string" calcext:value-type="string">
            <text:p>Desligado</text:p>
          </table:table-cell>
          <table:table-cell table:style-name="ce14" office:value-type="float" office:value="11983926817" calcext:value-type="float">
            <text:p>11983926817</text:p>
          </table:table-cell>
          <table:table-cell table:style-name="ce14" office:value-type="float" office:value="272223381" calcext:value-type="float">
            <text:p>272223381</text:p>
          </table:table-cell>
          <table:table-cell table:style-name="ce14" office:value-type="string" calcext:value-type="string">
            <text:p>Casada</text:p>
          </table:table-cell>
          <table:table-cell table:style-name="ce14" office:value-type="string" calcext:value-type="string">
            <text:p>Wagner Tomazini</text:p>
          </table:table-cell>
          <table:table-cell table:style-name="ce14" office:value-type="string" calcext:value-type="string">
            <text:p>Rolando Perri</text:p>
          </table:table-cell>
          <table:table-cell table:style-name="ce14" office:value-type="float" office:value="180910" calcext:value-type="float">
            <text:p>180910</text:p>
          </table:table-cell>
          <table:table-cell table:style-name="ce14" office:value-type="string" calcext:value-type="string">
            <text:p>Campo Grande-MS</text:p>
          </table:table-cell>
          <table:table-cell table:style-name="ce14" office:value-type="float" office:value="1836310690" calcext:value-type="float">
            <text:p>1836310690</text:p>
          </table:table-cell>
          <table:table-cell table:number-columns-repeated="2" table:style-name="ce14" office:value-type="float" office:value="18981290599" calcext:value-type="float">
            <text:p>18981290599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202" calcext:value-type="float">
            <text:p>202</text:p>
          </table:table-cell>
          <table:table-cell table:style-name="ce14" office:value-type="string" calcext:value-type="string">
            <text:p>Morada dos Nobres</text:p>
          </table:table-cell>
          <table:table-cell table:style-name="ce14" office:value-type="float" office:value="16022080" calcext:value-type="float">
            <text:p>1602208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Orlando Gonçalves Tarchiani</text:p>
          </table:table-cell>
          <table:table-cell table:style-name="ce14" office:value-type="string" calcext:value-type="string">
            <text:p>Neide Bono Tarchiani</text:p>
          </table:table-cell>
          <table:table-cell table:style-name="ce14" office:value-type="string" calcext:value-type="string">
            <text:p>Ensino Superior</text:p>
          </table:table-cell>
          <table:table-cell table:style-name="ce14" office:value-type="string" calcext:value-type="string">
            <text:p>Auxiliar Administrativo</text:p>
          </table:table-cell>
          <table:table-cell table:style-name="ce14" office:value-type="string" calcext:value-type="string">
            <text:p>A+</text:p>
          </table:table-cell>
          <table:table-cell table:style-name="ce14" table:number-columns-repeated="2"/>
          <table:table-cell table:style-name="ce14" office:value-type="float" office:value="30572" calcext:value-type="float">
            <text:p>30572</text:p>
          </table:table-cell>
          <table:table-cell table:style-name="ce14"/>
          <table:table-cell table:style-name="ce9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14" office:value-type="string" calcext:value-type="string">
            <text:p>Rosemeire Pires Rodrigues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28918270828" calcext:value-type="float">
            <text:p>28918270828</text:p>
          </table:table-cell>
          <table:table-cell table:style-name="ce14" office:value-type="float" office:value="358279744" calcext:value-type="float">
            <text:p>358279744</text:p>
          </table:table-cell>
          <table:table-cell table:style-name="ce14" office:value-type="string" calcext:value-type="string">
            <text:p>Casada</text:p>
          </table:table-cell>
          <table:table-cell table:style-name="ce14" office:value-type="string" calcext:value-type="string">
            <text:p>Cícero Rodrigues Moreira</text:p>
          </table:table-cell>
          <table:table-cell table:style-name="ce14" office:value-type="string" calcext:value-type="string">
            <text:p>Armando Ramos de Oliveira</text:p>
          </table:table-cell>
          <table:table-cell table:style-name="ce14" office:value-type="float" office:value="300396" calcext:value-type="float">
            <text:p>300396</text:p>
          </table:table-cell>
          <table:table-cell table:style-name="ce14" office:value-type="string" calcext:value-type="string">
            <text:p>Terra Rica - PR</text:p>
          </table:table-cell>
          <table:table-cell table:style-name="ce14"/>
          <table:table-cell table:number-columns-repeated="2" table:style-name="ce14" office:value-type="float" office:value="18996816381" calcext:value-type="float">
            <text:p>18996816381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string" calcext:value-type="string">
            <text:p>Nobreville</text:p>
          </table:table-cell>
          <table:table-cell table:style-name="ce14" office:value-type="float" office:value="16023300" calcext:value-type="float">
            <text:p>1602330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Antonio Manoel Pires</text:p>
          </table:table-cell>
          <table:table-cell table:style-name="ce14" office:value-type="string" calcext:value-type="string">
            <text:p>Maria Aparecida Fim Pires</text:p>
          </table:table-cell>
          <table:table-cell table:style-name="ce14" office:value-type="string" calcext:value-type="string">
            <text:p>4º Ano Primário</text:p>
          </table:table-cell>
          <table:table-cell table:style-name="ce14" office:value-type="string" calcext:value-type="string">
            <text:p>do Lar</text:p>
          </table:table-cell>
          <table:table-cell table:style-name="ce14" table:number-columns-repeated="2"/>
          <table:table-cell table:style-name="ce14" office:value-type="string" calcext:value-type="string">
            <text:p>rosemeirepiresrodriguespires2021@gmail.com</text:p>
          </table:table-cell>
          <table:table-cell table:style-name="ce14" office:value-type="float" office:value="80275" calcext:value-type="float">
            <text:p>80275</text:p>
          </table:table-cell>
          <table:table-cell table:style-name="ce14"/>
          <table:table-cell table:style-name="ce9" office:value-type="float" office:value="10" calcext:value-type="float">
            <text:p>10,0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Isabelly Mariane Pires Rodrigues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59672548893" calcext:value-type="float">
            <text:p>59672548893</text:p>
          </table:table-cell>
          <table:table-cell table:style-name="ce14" office:value-type="float" office:value="602526826" calcext:value-type="float">
            <text:p>602526826</text:p>
          </table:table-cell>
          <table:table-cell table:style-name="ce14" office:value-type="string" calcext:value-type="string">
            <text:p>Solteira</text:p>
          </table:table-cell>
          <table:table-cell table:style-name="ce14"/>
          <table:table-cell table:style-name="ce14" office:value-type="string" calcext:value-type="string">
            <text:p>Armando Ramos de Oliveira</text:p>
          </table:table-cell>
          <table:table-cell table:style-name="ce14"/>
          <table:table-cell table:style-name="ce14" office:value-type="string" calcext:value-type="string">
            <text:p>Araçatuba</text:p>
          </table:table-cell>
          <table:table-cell table:style-name="ce14"/>
          <table:table-cell table:number-columns-repeated="2" table:style-name="ce14" office:value-type="float" office:value="18981103853" calcext:value-type="float">
            <text:p>18981103853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string" calcext:value-type="string">
            <text:p>Nobreville</text:p>
          </table:table-cell>
          <table:table-cell table:style-name="ce14" office:value-type="float" office:value="16023300" calcext:value-type="float">
            <text:p>1602330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Cícero Rodrigues Moreira</text:p>
          </table:table-cell>
          <table:table-cell table:style-name="ce14" office:value-type="string" calcext:value-type="string">
            <text:p>Rosemeire Pires Rodrigues</text:p>
          </table:table-cell>
          <table:table-cell table:style-name="ce14" office:value-type="string" calcext:value-type="string">
            <text:p>7º Ano</text:p>
          </table:table-cell>
          <table:table-cell table:style-name="ce14" office:value-type="string" calcext:value-type="string">
            <text:p>Estudante</text:p>
          </table:table-cell>
          <table:table-cell table:style-name="ce14" table:number-columns-repeated="2"/>
          <table:table-cell table:style-name="ce14" office:value-type="string" calcext:value-type="string">
            <text:p>isabellymariane173@gmail.com</text:p>
          </table:table-cell>
          <table:table-cell table:style-name="ce14" office:value-type="float" office:value="250808" calcext:value-type="float">
            <text:p>250808</text:p>
          </table:table-cell>
          <table:table-cell table:style-name="ce14"/>
          <table:table-cell table:style-name="ce9" office:value-type="float" office:value="10" calcext:value-type="float">
            <text:p>10,0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8" calcext:value-type="float">
            <text:p>8</text:p>
          </table:table-cell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Thiago Pires Rodrigues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51925899837" calcext:value-type="float">
            <text:p>51925899837</text:p>
          </table:table-cell>
          <table:table-cell table:style-name="ce14" office:value-type="float" office:value="602526474" calcext:value-type="float">
            <text:p>602526474</text:p>
          </table:table-cell>
          <table:table-cell table:style-name="ce14" office:value-type="string" calcext:value-type="string">
            <text:p>Solteiro</text:p>
          </table:table-cell>
          <table:table-cell table:style-name="ce14"/>
          <table:table-cell table:style-name="ce14" office:value-type="string" calcext:value-type="string">
            <text:p>Armando Ramos de Oliveira</text:p>
          </table:table-cell>
          <table:table-cell table:style-name="ce14"/>
          <table:table-cell table:style-name="ce14" office:value-type="string" calcext:value-type="string">
            <text:p>Araçatuba</text:p>
          </table:table-cell>
          <table:table-cell table:style-name="ce14"/>
          <table:table-cell table:number-columns-repeated="2" table:style-name="ce14" office:value-type="float" office:value="18997534534" calcext:value-type="float">
            <text:p>18997534534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string" calcext:value-type="string">
            <text:p>Nobreville</text:p>
          </table:table-cell>
          <table:table-cell table:style-name="ce14" office:value-type="float" office:value="16023300" calcext:value-type="float">
            <text:p>1602330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Cícero Rodrigues Moreira</text:p>
          </table:table-cell>
          <table:table-cell table:style-name="ce14" office:value-type="string" calcext:value-type="string">
            <text:p>Rosemeire Pires Rodrigues</text:p>
          </table:table-cell>
          <table:table-cell table:style-name="ce14"/>
          <table:table-cell table:style-name="ce14" office:value-type="string" calcext:value-type="string">
            <text:p>Marceneiro</text:p>
          </table:table-cell>
          <table:table-cell table:style-name="ce14" table:number-columns-repeated="2"/>
          <table:table-cell table:style-name="ce14" office:value-type="string" calcext:value-type="string">
            <text:p>thiagopires2018ata@gmail.com</text:p>
          </table:table-cell>
          <table:table-cell table:style-name="ce14" office:value-type="float" office:value="90904" calcext:value-type="float">
            <text:p>90904</text:p>
          </table:table-cell>
          <table:table-cell table:style-name="ce14"/>
          <table:table-cell table:style-name="ce9" office:value-type="float" office:value="10" calcext:value-type="float">
            <text:p>10,00</text:p>
          </table:table-cell>
          <table:table-cell table:number-columns-repeated="2" table:style-name="ce14" office:value-type="float" office:value="9" calcext:value-type="float">
            <text:p>9</text:p>
          </table:table-cell>
        </table:table-row>
        <table:table-row table:style-name="ro1"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Aparecida Dourado de Souza</text:p>
          </table:table-cell>
          <table:table-cell table:style-name="ce14" office:value-type="string" calcext:value-type="string">
            <text:p>Mudou</text:p>
          </table:table-cell>
          <table:table-cell table:style-name="ce14" office:value-type="float" office:value="21828420808" calcext:value-type="float">
            <text:p>21828420808</text:p>
          </table:table-cell>
          <table:table-cell table:style-name="ce14" office:value-type="float" office:value="361255822" calcext:value-type="float">
            <text:p>361255822</text:p>
          </table:table-cell>
          <table:table-cell table:style-name="ce14" office:value-type="string" calcext:value-type="string">
            <text:p>Casada</text:p>
          </table:table-cell>
          <table:table-cell table:style-name="ce14" office:value-type="string" calcext:value-type="string">
            <text:p>Marcos Roberto de Souza</text:p>
          </table:table-cell>
          <table:table-cell table:style-name="ce14" office:value-type="string" calcext:value-type="string">
            <text:p>Ana da Silva Nobre</text:p>
          </table:table-cell>
          <table:table-cell table:style-name="ce14" office:value-type="float" office:value="210993" calcext:value-type="float">
            <text:p>210993</text:p>
          </table:table-cell>
          <table:table-cell table:style-name="ce14" office:value-type="string" calcext:value-type="string">
            <text:p>Araçatuba</text:p>
          </table:table-cell>
          <table:table-cell table:style-name="ce14"/>
          <table:table-cell table:number-columns-repeated="2" table:style-name="ce14" office:value-type="float" office:value="18997938192" calcext:value-type="float">
            <text:p>18997938192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699" calcext:value-type="float">
            <text:p>699</text:p>
          </table:table-cell>
          <table:table-cell table:style-name="ce14" office:value-type="string" calcext:value-type="string">
            <text:p>Nobreville</text:p>
          </table:table-cell>
          <table:table-cell table:style-name="ce14" office:value-type="float" office:value="16023315" calcext:value-type="float">
            <text:p>16023315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Aparecido Dourado Moraes</text:p>
          </table:table-cell>
          <table:table-cell table:style-name="ce14" office:value-type="string" calcext:value-type="string">
            <text:p>Leonilda da Silva Dourado</text:p>
          </table:table-cell>
          <table:table-cell table:style-name="ce14" office:value-type="string" calcext:value-type="string">
            <text:p>3º Ano Primário</text:p>
          </table:table-cell>
          <table:table-cell table:style-name="ce14" office:value-type="string" calcext:value-type="string">
            <text:p>do Lar</text:p>
          </table:table-cell>
          <table:table-cell table:style-name="ce14" table:number-columns-repeated="3"/>
          <table:table-cell table:style-name="ce14" office:value-type="float" office:value="161073" calcext:value-type="float">
            <text:p>161073</text:p>
          </table:table-cell>
          <table:table-cell table:style-name="ce14"/>
          <table:table-cell table:style-name="ce9" office:value-type="float" office:value="10" calcext:value-type="float">
            <text:p>10,0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0" calcext:value-type="float">
            <text:p>10</text:p>
          </table:table-cell>
        </table:table-row>
        <table:table-row table:style-name="ro1">
          <table:table-cell table:style-name="ce14" office:value-type="float" office:value="27" calcext:value-type="float">
            <text:p>27</text:p>
          </table:table-cell>
          <table:table-cell table:style-name="ce14" office:value-type="string" calcext:value-type="string">
            <text:p>Maria Nerci Nunes de Sousa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6746733874" calcext:value-type="float">
            <text:p>6746733874</text:p>
          </table:table-cell>
          <table:table-cell table:style-name="ce14" office:value-type="float" office:value="207332502" calcext:value-type="float">
            <text:p>207332502</text:p>
          </table:table-cell>
          <table:table-cell table:style-name="ce14" office:value-type="string" calcext:value-type="string">
            <text:p>Viúva</text:p>
          </table:table-cell>
          <table:table-cell table:style-name="ce14"/>
          <table:table-cell table:style-name="ce14" office:value-type="string" calcext:value-type="string">
            <text:p>Vicente Leporace</text:p>
          </table:table-cell>
          <table:table-cell table:style-name="ce14"/>
          <table:table-cell table:style-name="ce14" office:value-type="string" calcext:value-type="string">
            <text:p>Andradina</text:p>
          </table:table-cell>
          <table:table-cell table:style-name="ce14" office:value-type="float" office:value="1836316010" calcext:value-type="float">
            <text:p>1836316010</text:p>
          </table:table-cell>
          <table:table-cell table:style-name="ce14" table:number-columns-repeated="2"/>
          <table:table-cell table:style-name="ce14" office:value-type="string" calcext:value-type="string">
            <text:p>Casa</text:p>
          </table:table-cell>
          <table:table-cell table:style-name="ce14" office:value-type="float" office:value="186" calcext:value-type="float">
            <text:p>186</text:p>
          </table:table-cell>
          <table:table-cell table:style-name="ce14" office:value-type="string" calcext:value-type="string">
            <text:p>Morada dos Nobres</text:p>
          </table:table-cell>
          <table:table-cell table:style-name="ce14" office:value-type="float" office:value="16022100" calcext:value-type="float">
            <text:p>1602210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Emiliano Nunes da Silva</text:p>
          </table:table-cell>
          <table:table-cell table:style-name="ce14" office:value-type="string" calcext:value-type="string">
            <text:p>Corina das Virgens Martha</text:p>
          </table:table-cell>
          <table:table-cell table:style-name="ce14" office:value-type="string" calcext:value-type="string">
            <text:p>3º Ano Primário</text:p>
          </table:table-cell>
          <table:table-cell table:style-name="ce14" office:value-type="string" calcext:value-type="string">
            <text:p>Costureira</text:p>
          </table:table-cell>
          <table:table-cell table:style-name="ce14" table:number-columns-repeated="3"/>
          <table:table-cell table:style-name="ce14" office:value-type="float" office:value="20145" calcext:value-type="float">
            <text:p>20145</text:p>
          </table:table-cell>
          <table:table-cell table:style-name="ce14"/>
          <table:table-cell table:style-name="ce9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Luciana Nunes de Sousa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23116419809" calcext:value-type="float">
            <text:p>23116419809</text:p>
          </table:table-cell>
          <table:table-cell table:style-name="ce14" office:value-type="float" office:value="551848510" calcext:value-type="float">
            <text:p>551848510</text:p>
          </table:table-cell>
          <table:table-cell table:style-name="ce14" office:value-type="string" calcext:value-type="string">
            <text:p>Solteira</text:p>
          </table:table-cell>
          <table:table-cell table:style-name="ce14"/>
          <table:table-cell table:style-name="ce14" office:value-type="string" calcext:value-type="string">
            <text:p>Vicente Leporace</text:p>
          </table:table-cell>
          <table:table-cell table:style-name="ce14"/>
          <table:table-cell table:style-name="ce14" office:value-type="string" calcext:value-type="string">
            <text:p>Andradina</text:p>
          </table:table-cell>
          <table:table-cell table:style-name="ce14" table:number-columns-repeated="3"/>
          <table:table-cell table:style-name="ce14" office:value-type="string" calcext:value-type="string">
            <text:p>Casa</text:p>
          </table:table-cell>
          <table:table-cell table:style-name="ce14" office:value-type="float" office:value="186" calcext:value-type="float">
            <text:p>186</text:p>
          </table:table-cell>
          <table:table-cell table:style-name="ce14" office:value-type="string" calcext:value-type="string">
            <text:p>Morada dos Nobres</text:p>
          </table:table-cell>
          <table:table-cell table:style-name="ce14" office:value-type="float" office:value="16022100" calcext:value-type="float">
            <text:p>1602210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José Antunis de sousa</text:p>
          </table:table-cell>
          <table:table-cell table:style-name="ce14" office:value-type="string" calcext:value-type="string">
            <text:p>Maria Nerci Nunes de Sousa</text:p>
          </table:table-cell>
          <table:table-cell table:style-name="ce14"/>
          <table:table-cell table:style-name="ce14" office:value-type="string" calcext:value-type="string">
            <text:p>do Lar</text:p>
          </table:table-cell>
          <table:table-cell table:style-name="ce14" table:number-columns-repeated="3"/>
          <table:table-cell table:style-name="ce14" office:value-type="float" office:value="240367" calcext:value-type="float">
            <text:p>240367</text:p>
          </table:table-cell>
          <table:table-cell table:style-name="ce14"/>
          <table:table-cell table:style-name="ce9"/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table:style-name="ce14" office:value-type="float" office:value="29" calcext:value-type="float">
            <text:p>29</text:p>
          </table:table-cell>
          <table:table-cell table:style-name="ce14" office:value-type="string" calcext:value-type="string">
            <text:p>Nelcy Ferreira do Nascimento</text:p>
          </table:table-cell>
          <table:table-cell table:style-name="ce14" office:value-type="string" calcext:value-type="string">
            <text:p>Mudou</text:p>
          </table:table-cell>
          <table:table-cell table:style-name="ce14" office:value-type="float" office:value="27201937825" calcext:value-type="float">
            <text:p>27201937825</text:p>
          </table:table-cell>
          <table:table-cell table:style-name="ce14" office:value-type="float" office:value="251994636" calcext:value-type="float">
            <text:p>251994636</text:p>
          </table:table-cell>
          <table:table-cell table:style-name="ce14" office:value-type="string" calcext:value-type="string">
            <text:p>Casada</text:p>
          </table:table-cell>
          <table:table-cell table:style-name="ce14" office:value-type="string" calcext:value-type="string">
            <text:p>Levi Antonio de Souza</text:p>
          </table:table-cell>
          <table:table-cell table:style-name="ce14" office:value-type="string" calcext:value-type="string">
            <text:p>Benedito Bueno Dias</text:p>
          </table:table-cell>
          <table:table-cell table:style-name="ce14" table:number-columns-repeated="3"/>
          <table:table-cell table:number-columns-repeated="2" table:style-name="ce14" office:value-type="float" office:value="18991471191" calcext:value-type="float">
            <text:p>18991471191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José Sarhan</text:p>
          </table:table-cell>
          <table:table-cell table:style-name="ce14" office:value-type="float" office:value="16023287" calcext:value-type="float">
            <text:p>16023287</text:p>
          </table:table-cell>
          <table:table-cell table:style-name="ce14" office:value-type="string" calcext:value-type="string">
            <text:p>Araçatuba</text:p>
          </table:table-cell>
          <table:table-cell table:style-name="ce14" table:number-columns-repeated="3"/>
          <table:table-cell table:style-name="ce14" office:value-type="string" calcext:value-type="string">
            <text:p>do Lar</text:p>
          </table:table-cell>
          <table:table-cell table:style-name="ce14" table:number-columns-repeated="3"/>
          <table:table-cell table:style-name="ce14" office:value-type="float" office:value="70363" calcext:value-type="float">
            <text:p>70363</text:p>
          </table:table-cell>
          <table:table-cell table:style-name="ce14"/>
          <table:table-cell table:style-name="ce9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Levi Antonio de Souza</text:p>
          </table:table-cell>
          <table:table-cell table:style-name="ce14" office:value-type="string" calcext:value-type="string">
            <text:p>Mudou</text:p>
          </table:table-cell>
          <table:table-cell table:style-name="ce14" office:value-type="float" office:value="6160328115" calcext:value-type="float">
            <text:p>6160328115</text:p>
          </table:table-cell>
          <table:table-cell table:style-name="ce14" office:value-type="float" office:value="143646410" calcext:value-type="float">
            <text:p>143646410</text:p>
          </table:table-cell>
          <table:table-cell table:style-name="ce14" office:value-type="string" calcext:value-type="string">
            <text:p>Casado</text:p>
          </table:table-cell>
          <table:table-cell table:style-name="ce14" office:value-type="string" calcext:value-type="string">
            <text:p>Nelcy Ferreira do Nascimento</text:p>
          </table:table-cell>
          <table:table-cell table:style-name="ce14" office:value-type="string" calcext:value-type="string">
            <text:p>Benedito Bueno Dias</text:p>
          </table:table-cell>
          <table:table-cell table:style-name="ce14" table:number-columns-repeated="3"/>
          <table:table-cell table:number-columns-repeated="2" table:style-name="ce14" office:value-type="float" office:value="18997934224" calcext:value-type="float">
            <text:p>18997934224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José Sarhan</text:p>
          </table:table-cell>
          <table:table-cell table:style-name="ce14" office:value-type="float" office:value="16023287" calcext:value-type="float">
            <text:p>16023287</text:p>
          </table:table-cell>
          <table:table-cell table:style-name="ce14" office:value-type="string" calcext:value-type="string">
            <text:p>Araçatuba</text:p>
          </table:table-cell>
          <table:table-cell table:style-name="ce14" table:number-columns-repeated="3"/>
          <table:table-cell table:style-name="ce14" office:value-type="string" calcext:value-type="string">
            <text:p>Aposentado</text:p>
          </table:table-cell>
          <table:table-cell table:style-name="ce14" table:number-columns-repeated="3"/>
          <table:table-cell table:style-name="ce14" office:value-type="float" office:value="160148" calcext:value-type="float">
            <text:p>160148</text:p>
          </table:table-cell>
          <table:table-cell table:style-name="ce14"/>
          <table:table-cell table:style-name="ce9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31" calcext:value-type="float">
            <text:p>31</text:p>
          </table:table-cell>
          <table:table-cell table:style-name="ce14" office:value-type="string" calcext:value-type="string">
            <text:p>Irma Aparecida Mateus Polizel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9554435800" calcext:value-type="float">
            <text:p>9554435800</text:p>
          </table:table-cell>
          <table:table-cell table:style-name="ce14" office:value-type="float" office:value="119628028" calcext:value-type="float">
            <text:p>119628028</text:p>
          </table:table-cell>
          <table:table-cell table:style-name="ce14" office:value-type="string" calcext:value-type="string">
            <text:p>Viúva</text:p>
          </table:table-cell>
          <table:table-cell table:style-name="ce14"/>
          <table:table-cell table:style-name="ce14" office:value-type="string" calcext:value-type="string">
            <text:p>João Viol</text:p>
          </table:table-cell>
          <table:table-cell table:style-name="ce14"/>
          <table:table-cell table:style-name="ce14" office:value-type="string" calcext:value-type="string">
            <text:p>Guararapes</text:p>
          </table:table-cell>
          <table:table-cell table:style-name="ce14" table:number-columns-repeated="3"/>
          <table:table-cell table:style-name="ce14" office:value-type="string" calcext:value-type="string">
            <text:p>Casa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Guanabara</text:p>
          </table:table-cell>
          <table:table-cell table:style-name="ce14" office:value-type="float" office:value="16026140" calcext:value-type="float">
            <text:p>1602614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João Mateus</text:p>
          </table:table-cell>
          <table:table-cell table:style-name="ce14" office:value-type="string" calcext:value-type="string">
            <text:p>Aparecida Paulino Mateus</text:p>
          </table:table-cell>
          <table:table-cell table:style-name="ce14" office:value-type="string" calcext:value-type="string">
            <text:p>Ensino Médio</text:p>
          </table:table-cell>
          <table:table-cell table:style-name="ce14" office:value-type="string" calcext:value-type="string">
            <text:p>do Lar</text:p>
          </table:table-cell>
          <table:table-cell table:style-name="ce14" table:number-columns-repeated="3"/>
          <table:table-cell table:style-name="ce14" office:value-type="float" office:value="220756" calcext:value-type="float">
            <text:p>220756</text:p>
          </table:table-cell>
          <table:table-cell table:style-name="ce14"/>
          <table:table-cell table:style-name="ce9" office:value-type="float" office:value="100" calcext:value-type="float">
            <text:p>100,00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" calcext:value-type="float">
            <text:p>7</text:p>
          </table:table-cell>
        </table:table-row>
        <table:table-row table:style-name="ro1"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Dorival José de Lima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6164409870" calcext:value-type="float">
            <text:p>6164409870</text:p>
          </table:table-cell>
          <table:table-cell table:style-name="ce14" office:value-type="float" office:value="132829046" calcext:value-type="float">
            <text:p>132829046</text:p>
          </table:table-cell>
          <table:table-cell table:style-name="ce14" office:value-type="string" calcext:value-type="string">
            <text:p>Casado</text:p>
          </table:table-cell>
          <table:table-cell table:style-name="ce14" office:value-type="string" calcext:value-type="string">
            <text:p>Valentina Vieira dos Santos Lima</text:p>
          </table:table-cell>
          <table:table-cell table:style-name="ce14" office:value-type="string" calcext:value-type="string">
            <text:p>Victório Mazzini</text:p>
          </table:table-cell>
          <table:table-cell table:style-name="ce14" office:value-type="float" office:value="141285" calcext:value-type="float">
            <text:p>141285</text:p>
          </table:table-cell>
          <table:table-cell table:style-name="ce14" office:value-type="string" calcext:value-type="string">
            <text:p>Murutinga do Sul-SP.</text:p>
          </table:table-cell>
          <table:table-cell table:style-name="ce14" table:number-columns-repeated="2"/>
          <table:table-cell table:style-name="ce14" office:value-type="float" office:value="18991054144" calcext:value-type="float">
            <text:p>18991054144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485" calcext:value-type="float">
            <text:p>485</text:p>
          </table:table-cell>
          <table:table-cell table:style-name="ce14" office:value-type="string" calcext:value-type="string">
            <text:p>Água Branca I</text:p>
          </table:table-cell>
          <table:table-cell table:style-name="ce14" office:value-type="float" office:value="16012710" calcext:value-type="float">
            <text:p>1601271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Durvalino José de Lima</text:p>
          </table:table-cell>
          <table:table-cell table:style-name="ce14" office:value-type="string" calcext:value-type="string">
            <text:p>Idalina Bento de Lima</text:p>
          </table:table-cell>
          <table:table-cell table:style-name="ce14" office:value-type="string" calcext:value-type="string">
            <text:p>Ensino Superior</text:p>
          </table:table-cell>
          <table:table-cell table:style-name="ce14" office:value-type="string" calcext:value-type="string">
            <text:p>Assessor Acadêmico</text:p>
          </table:table-cell>
          <table:table-cell table:style-name="ce14" office:value-type="string" calcext:value-type="string">
            <text:p>A+</text:p>
          </table:table-cell>
          <table:table-cell table:style-name="ce14"/>
          <table:table-cell table:style-name="ce14" office:value-type="string" calcext:value-type="string">
            <text:p>prdorita@hotmail.com</text:p>
          </table:table-cell>
          <table:table-cell table:style-name="ce14" office:value-type="float" office:value="170663" calcext:value-type="float">
            <text:p>170663</text:p>
          </table:table-cell>
          <table:table-cell table:style-name="ce14"/>
          <table:table-cell table:style-name="ce9" office:value-type="float" office:value="100" calcext:value-type="float">
            <text:p>100,0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1"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Valentina Vieira dos Santos Lima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2362895866" calcext:value-type="float">
            <text:p>2362895866</text:p>
          </table:table-cell>
          <table:table-cell table:style-name="ce14" office:value-type="float" office:value="187146986" calcext:value-type="float">
            <text:p>187146986</text:p>
          </table:table-cell>
          <table:table-cell table:style-name="ce14" office:value-type="string" calcext:value-type="string">
            <text:p>Casada</text:p>
          </table:table-cell>
          <table:table-cell table:style-name="ce14" office:value-type="string" calcext:value-type="string">
            <text:p>Dorival José de Lima</text:p>
          </table:table-cell>
          <table:table-cell table:style-name="ce14" office:value-type="string" calcext:value-type="string">
            <text:p>Victório Mazzini</text:p>
          </table:table-cell>
          <table:table-cell table:style-name="ce14" office:value-type="float" office:value="141285" calcext:value-type="float">
            <text:p>141285</text:p>
          </table:table-cell>
          <table:table-cell table:style-name="ce14" office:value-type="string" calcext:value-type="string">
            <text:p>Murutinga do Sul - SP.</text:p>
          </table:table-cell>
          <table:table-cell table:style-name="ce14" table:number-columns-repeated="2"/>
          <table:table-cell table:style-name="ce14" office:value-type="float" office:value="18991429576" calcext:value-type="float">
            <text:p>18991429576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485" calcext:value-type="float">
            <text:p>485</text:p>
          </table:table-cell>
          <table:table-cell table:style-name="ce14" office:value-type="string" calcext:value-type="string">
            <text:p>Água Branca I</text:p>
          </table:table-cell>
          <table:table-cell table:style-name="ce14" office:value-type="float" office:value="16012710" calcext:value-type="float">
            <text:p>1601271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Aldebrando Francisco dos Santos</text:p>
          </table:table-cell>
          <table:table-cell table:style-name="ce14" office:value-type="string" calcext:value-type="string">
            <text:p>Terezinha Vieira dos Santos</text:p>
          </table:table-cell>
          <table:table-cell table:style-name="ce14" office:value-type="string" calcext:value-type="string">
            <text:p>Ensino Superior</text:p>
          </table:table-cell>
          <table:table-cell table:style-name="ce14" office:value-type="string" calcext:value-type="string">
            <text:p>Funcionária Pública</text:p>
          </table:table-cell>
          <table:table-cell table:style-name="ce14" office:value-type="string" calcext:value-type="string">
            <text:p>B-</text:p>
          </table:table-cell>
          <table:table-cell table:style-name="ce14"/>
          <table:table-cell table:style-name="ce14" office:value-type="string" calcext:value-type="string">
            <text:p>valentinavieira@hotmail.com</text:p>
          </table:table-cell>
          <table:table-cell table:style-name="ce14" office:value-type="float" office:value="81065" calcext:value-type="float">
            <text:p>81065</text:p>
          </table:table-cell>
          <table:table-cell table:style-name="ce14"/>
          <table:table-cell table:style-name="ce9" office:value-type="float" office:value="100" calcext:value-type="float">
            <text:p>100,0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</table:table-row>
        <table:table-row table:style-name="ro1"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Elza Genoveva Pezato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94607524891" calcext:value-type="float">
            <text:p>94607524891</text:p>
          </table:table-cell>
          <table:table-cell table:style-name="ce14" office:value-type="float" office:value="148347319" calcext:value-type="float">
            <text:p>148347319</text:p>
          </table:table-cell>
          <table:table-cell table:style-name="ce14" office:value-type="string" calcext:value-type="string">
            <text:p>Viúva</text:p>
          </table:table-cell>
          <table:table-cell table:style-name="ce14"/>
          <table:table-cell table:style-name="ce14" office:value-type="string" calcext:value-type="string">
            <text:p>Vicente Leporace</text:p>
          </table:table-cell>
          <table:table-cell table:style-name="ce14"/>
          <table:table-cell table:style-name="ce14" office:value-type="string" calcext:value-type="string">
            <text:p>S. Cruz da Esperança - SP.</text:p>
          </table:table-cell>
          <table:table-cell table:style-name="ce14"/>
          <table:table-cell table:number-columns-repeated="2" table:style-name="ce14" office:value-type="float" office:value="18997728220" calcext:value-type="float">
            <text:p>18997728220</text:p>
          </table:table-cell>
          <table:table-cell table:style-name="ce14" office:value-type="string" calcext:value-type="string">
            <text:p>Casa</text:p>
          </table:table-cell>
          <table:table-cell table:style-name="ce14"/>
          <table:table-cell table:style-name="ce14" office:value-type="string" calcext:value-type="string">
            <text:p>Morada dos Nobres</text:p>
          </table:table-cell>
          <table:table-cell table:style-name="ce14" office:value-type="float" office:value="16022100" calcext:value-type="float">
            <text:p>1602210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Angelo Pezato</text:p>
          </table:table-cell>
          <table:table-cell table:style-name="ce14" office:value-type="string" calcext:value-type="string">
            <text:p>Santa Helena Ferri Pezato</text:p>
          </table:table-cell>
          <table:table-cell table:style-name="ce14"/>
          <table:table-cell table:style-name="ce14" office:value-type="string" calcext:value-type="string">
            <text:p>do Lar</text:p>
          </table:table-cell>
          <table:table-cell table:style-name="ce14" table:number-columns-repeated="3"/>
          <table:table-cell table:style-name="ce14" office:value-type="float" office:value="250544" calcext:value-type="float">
            <text:p>250544</text:p>
          </table:table-cell>
          <table:table-cell table:style-name="ce14"/>
          <table:table-cell table:style-name="ce9" office:value-type="float" office:value="100" calcext:value-type="float">
            <text:p>100,0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">
          <table:table-cell table:style-name="ce14" office:value-type="float" office:value="35" calcext:value-type="float">
            <text:p>35</text:p>
          </table:table-cell>
          <table:table-cell table:style-name="ce14" office:value-type="string" calcext:value-type="string">
            <text:p>Irani Bezerra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460728881" calcext:value-type="float">
            <text:p>460728881</text:p>
          </table:table-cell>
          <table:table-cell table:style-name="ce14" office:value-type="float" office:value="126661212" calcext:value-type="float">
            <text:p>126661212</text:p>
          </table:table-cell>
          <table:table-cell table:style-name="ce14" office:value-type="string" calcext:value-type="string">
            <text:p>Casado</text:p>
          </table:table-cell>
          <table:table-cell table:style-name="ce14" office:value-type="string" calcext:value-type="string">
            <text:p>Sônia Gomes Fávaro Bezerra</text:p>
          </table:table-cell>
          <table:table-cell table:style-name="ce14" office:value-type="string" calcext:value-type="string">
            <text:p>Adalbertino Cunha Rabello</text:p>
          </table:table-cell>
          <table:table-cell table:style-name="ce14" office:value-type="float" office:value="200281" calcext:value-type="float">
            <text:p>200281</text:p>
          </table:table-cell>
          <table:table-cell table:style-name="ce14" office:value-type="string" calcext:value-type="string">
            <text:p>Birigui-sp</text:p>
          </table:table-cell>
          <table:table-cell table:style-name="ce14"/>
          <table:table-cell table:number-columns-repeated="2" table:style-name="ce14" office:value-type="float" office:value="18981563050" calcext:value-type="float">
            <text:p>18981563050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326" calcext:value-type="float">
            <text:p>326</text:p>
          </table:table-cell>
          <table:table-cell table:style-name="ce14" office:value-type="string" calcext:value-type="string">
            <text:p>Morada dos Nobres</text:p>
          </table:table-cell>
          <table:table-cell table:style-name="ce14" office:value-type="float" office:value="16022120" calcext:value-type="float">
            <text:p>1602212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José Bezerra</text:p>
          </table:table-cell>
          <table:table-cell table:style-name="ce14" office:value-type="string" calcext:value-type="string">
            <text:p>Julia Ferreira de Oliveira</text:p>
          </table:table-cell>
          <table:table-cell table:style-name="ce14" office:value-type="string" calcext:value-type="string">
            <text:p>Ensino Médio</text:p>
          </table:table-cell>
          <table:table-cell table:style-name="ce14" office:value-type="string" calcext:value-type="string">
            <text:p>Aposentado</text:p>
          </table:table-cell>
          <table:table-cell table:style-name="ce14" office:value-type="string" calcext:value-type="string">
            <text:p>A+</text:p>
          </table:table-cell>
          <table:table-cell table:style-name="ce14"/>
          <table:table-cell table:style-name="ce14" office:value-type="string" calcext:value-type="string">
            <text:p>irani_bezerra@yahoo.com.br</text:p>
          </table:table-cell>
          <table:table-cell table:style-name="ce14" office:value-type="float" office:value="110159" calcext:value-type="float">
            <text:p>110159</text:p>
          </table:table-cell>
          <table:table-cell table:style-name="ce14"/>
          <table:table-cell table:style-name="ce9" office:value-type="float" office:value="150" calcext:value-type="float">
            <text:p>150,0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36" calcext:value-type="float">
            <text:p>36</text:p>
          </table:table-cell>
          <table:table-cell table:style-name="ce14" office:value-type="string" calcext:value-type="string">
            <text:p>Sônia Gomes Fávaro Bezerra</text:p>
          </table:table-cell>
          <table:table-cell table:style-name="ce14" office:value-type="string" calcext:value-type="string">
            <text:p>Membro</text:p>
          </table:table-cell>
          <table:table-cell table:style-name="ce14" office:value-type="float" office:value="9547052896" calcext:value-type="float">
            <text:p>9547052896</text:p>
          </table:table-cell>
          <table:table-cell table:style-name="ce14" office:value-type="float" office:value="136641386" calcext:value-type="float">
            <text:p>136641386</text:p>
          </table:table-cell>
          <table:table-cell table:style-name="ce14" office:value-type="string" calcext:value-type="string">
            <text:p>Casada</text:p>
          </table:table-cell>
          <table:table-cell table:style-name="ce14" office:value-type="string" calcext:value-type="string">
            <text:p>Irani Bezerra</text:p>
          </table:table-cell>
          <table:table-cell table:style-name="ce14" office:value-type="string" calcext:value-type="string">
            <text:p>Adalbertino Cunha Rabello</text:p>
          </table:table-cell>
          <table:table-cell table:style-name="ce14" office:value-type="float" office:value="200281" calcext:value-type="float">
            <text:p>200281</text:p>
          </table:table-cell>
          <table:table-cell table:style-name="ce14" office:value-type="string" calcext:value-type="string">
            <text:p>Araçatuba-sp</text:p>
          </table:table-cell>
          <table:table-cell table:style-name="ce14"/>
          <table:table-cell table:number-columns-repeated="2" table:style-name="ce14" office:value-type="float" office:value="18981810298" calcext:value-type="float">
            <text:p>18981810298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float" office:value="326" calcext:value-type="float">
            <text:p>326</text:p>
          </table:table-cell>
          <table:table-cell table:style-name="ce14" office:value-type="string" calcext:value-type="string">
            <text:p>Morada dos Nobres</text:p>
          </table:table-cell>
          <table:table-cell table:style-name="ce14" office:value-type="float" office:value="16022120" calcext:value-type="float">
            <text:p>16022120</text:p>
          </table:table-cell>
          <table:table-cell table:style-name="ce14" office:value-type="string" calcext:value-type="string">
            <text:p>Araçatuba</text:p>
          </table:table-cell>
          <table:table-cell table:style-name="ce14" office:value-type="string" calcext:value-type="string">
            <text:p>Juvenal Fávaro</text:p>
          </table:table-cell>
          <table:table-cell table:style-name="ce14" office:value-type="string" calcext:value-type="string">
            <text:p>Maria de Lourdes Fávaro</text:p>
          </table:table-cell>
          <table:table-cell table:style-name="ce14" office:value-type="string" calcext:value-type="string">
            <text:p>Ensino Médio</text:p>
          </table:table-cell>
          <table:table-cell table:style-name="ce14" office:value-type="string" calcext:value-type="string">
            <text:p>Aposentada</text:p>
          </table:table-cell>
          <table:table-cell table:style-name="ce14" office:value-type="string" calcext:value-type="string">
            <text:p>A+</text:p>
          </table:table-cell>
          <table:table-cell table:style-name="ce14"/>
          <table:table-cell table:style-name="ce14" office:value-type="string" calcext:value-type="string">
            <text:p>soniafbezerra@gmail.com</text:p>
          </table:table-cell>
          <table:table-cell table:style-name="ce14" office:value-type="float" office:value="250261" calcext:value-type="float">
            <text:p>250261</text:p>
          </table:table-cell>
          <table:table-cell table:style-name="ce14"/>
          <table:table-cell table:style-name="ce9" office:value-type="float" office:value="100" calcext:value-type="float">
            <text:p>100,0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Wilson da Xácara</text:p>
          </table:table-cell>
          <table:table-cell table:number-columns-repeated="25"/>
          <table:table-cell office:value-type="float" office:value="100" calcext:value-type="float">
            <text:p>1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usa da Chácara</text:p>
          </table:table-cell>
          <table:table-cell table:number-columns-repeated="25"/>
          <table:table-cell office:value-type="float" office:value="100" calcext:value-type="float">
            <text:p>100,00</text:p>
          </table:table-cell>
          <table:table-cell table:number-columns-repeated="2"/>
        </table:table-row>
        <table:table-row table:style-name="ro1" table:number-rows-repeated="104853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MEMBRESIA" table:style-name="ta1">
        <table:table-column table:style-name="co7" table:default-cell-style-name="ce16"/>
        <table:table-column table:style-name="co8" table:default-cell-style-name="ce16"/>
        <table:table-column table:style-name="co9" table:default-cell-style-name="ce19"/>
        <table:table-column table:style-name="co10" table:default-cell-style-name="ce16"/>
        <table:table-column table:style-name="co11" table:default-cell-style-name="ce16"/>
        <table:table-column table:style-name="co9" table:default-cell-style-name="ce16"/>
        <table:table-column table:style-name="co12" table:default-cell-style-name="ce16"/>
        <table:table-row table:style-name="ro1">
          <table:table-cell table:style-name="ce3" office:value-type="string" calcext:value-type="string">
            <text:p>Nome</text:p>
          </table:table-cell>
          <table:table-cell table:style-name="ce4" office:value-type="string" calcext:value-type="string">
            <text:p>Motivo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Ativo</text:p>
          </table:table-cell>
          <table:table-cell table:style-name="ce4" office:value-type="string" calcext:value-type="string">
            <text:p>Observação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Saída</text:p>
          </table:table-cell>
        </table:table-row>
        <table:table-row table:style-name="ro1">
          <table:table-cell table:formula="of:=[$CADASTRO.B2]" office:value-type="string" office:string-value="Antonio Benedito da Silva" calcext:value-type="string">
            <text:p>Antonio Benedito da Silva</text:p>
          </table:table-cell>
          <table:table-cell office:value-type="string" calcext:value-type="string">
            <text:p>Cadastro</text:p>
          </table:table-cell>
          <table:table-cell office:value-type="date" office:date-value="2021-05-16" calcext:value-type="date">
            <text:p>16/05/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3]" office:value-type="string" office:string-value="Elza Vieira Perrutt da Silva" calcext:value-type="string">
            <text:p>Elza Vieira Perrutt da Silva</text:p>
          </table:table-cell>
          <table:table-cell office:value-type="string" calcext:value-type="string">
            <text:p>Cadastro</text:p>
          </table:table-cell>
          <table:table-cell office:value-type="date" office:date-value="2021-05-16" calcext:value-type="date">
            <text:p>16/05/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4]" office:value-type="string" office:string-value="Paulo Roberto de Sousa" calcext:value-type="string">
            <text:p>Paulo Roberto de Sousa</text:p>
          </table:table-cell>
          <table:table-cell office:value-type="string" calcext:value-type="string">
            <text:p>Cadastro</text:p>
          </table:table-cell>
          <table:table-cell office:value-type="date" office:date-value="2021-05-16" calcext:value-type="date">
            <text:p>16/05/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5]" office:value-type="string" office:string-value="Aparecido Gomes" calcext:value-type="string">
            <text:p>Aparecido Gomes</text:p>
          </table:table-cell>
          <table:table-cell office:value-type="string" calcext:value-type="string">
            <text:p>Cadastro</text:p>
          </table:table-cell>
          <table:table-cell office:value-type="date" office:date-value="2021-05-16" calcext:value-type="date">
            <text:p>16/05/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6]" office:value-type="string" office:string-value="Maria Madalena R. dos Santos Gomes" calcext:value-type="string">
            <text:p>Maria Madalena R. dos Santos Gomes</text:p>
          </table:table-cell>
          <table:table-cell office:value-type="string" calcext:value-type="string">
            <text:p>Cadastro</text:p>
          </table:table-cell>
          <table:table-cell office:value-type="date" office:date-value="2021-05-16" calcext:value-type="date">
            <text:p>16/05/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7]" office:value-type="string" office:string-value="Josefa Nunes da Silva Meneguetti" calcext:value-type="string">
            <text:p>Josefa Nunes da Silva Meneguetti</text:p>
          </table:table-cell>
          <table:table-cell office:value-type="string" calcext:value-type="string">
            <text:p>Cadastro</text:p>
          </table:table-cell>
          <table:table-cell office:value-type="date" office:date-value="2021-05-16" calcext:value-type="date">
            <text:p>16/05/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8]" office:value-type="string" office:string-value="Maria Aparecida da Silva" calcext:value-type="string">
            <text:p>Maria Aparecida da Silva</text:p>
          </table:table-cell>
          <table:table-cell office:value-type="string" calcext:value-type="string">
            <text:p>Cadastro</text:p>
          </table:table-cell>
          <table:table-cell office:value-type="date" office:date-value="2021-05-16" calcext:value-type="date">
            <text:p>16/05/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9]" office:value-type="string" office:string-value="Mario José da Silva" calcext:value-type="string">
            <text:p>Mario José da Silva</text:p>
          </table:table-cell>
          <table:table-cell office:value-type="string" calcext:value-type="string">
            <text:p>Cadastro</text:p>
          </table:table-cell>
          <table:table-cell office:value-type="date" office:date-value="2021-05-16" calcext:value-type="date">
            <text:p>16/05/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10]" office:value-type="string" office:string-value="Maria de Lourdes Soares de Lima" calcext:value-type="string">
            <text:p>Maria de Lourdes Soares de Lima</text:p>
          </table:table-cell>
          <table:table-cell office:value-type="string" calcext:value-type="string">
            <text:p>Cadastro</text:p>
          </table:table-cell>
          <table:table-cell office:value-type="date" office:date-value="2021-05-16" calcext:value-type="date">
            <text:p>16/05/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11]" office:value-type="string" office:string-value="Marlene Damião da Costa" calcext:value-type="string">
            <text:p>Marlene Damião da Costa</text:p>
          </table:table-cell>
          <table:table-cell office:value-type="string" calcext:value-type="string">
            <text:p>Cadastro</text:p>
          </table:table-cell>
          <table:table-cell office:value-type="date" office:date-value="2021-05-16" calcext:value-type="date">
            <text:p>16/05/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12]" office:value-type="string" office:string-value="Vera Lucia Donini de Sousa" calcext:value-type="string">
            <text:p>Vera Lucia Donini de Sousa</text:p>
          </table:table-cell>
          <table:table-cell office:value-type="string" calcext:value-type="string">
            <text:p>Cadastro</text:p>
          </table:table-cell>
          <table:table-cell office:value-type="date" office:date-value="2021-05-16" calcext:value-type="date">
            <text:p>16/05/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13]" office:value-type="string" office:string-value="Roberto Soares Pereira" calcext:value-type="string">
            <text:p>Roberto Soares Pereira</text:p>
          </table:table-cell>
          <table:table-cell office:value-type="string" calcext:value-type="string">
            <text:p>Cadastro</text:p>
          </table:table-cell>
          <table:table-cell office:value-type="date" office:date-value="2021-05-16" calcext:value-type="date">
            <text:p>16/05/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14]" office:value-type="string" office:string-value="Leonice Raymundo de Fátima Pereira" calcext:value-type="string">
            <text:p>Leonice Raymundo de Fátima Pereira</text:p>
          </table:table-cell>
          <table:table-cell office:value-type="string" calcext:value-type="string">
            <text:p>Cadastro</text:p>
          </table:table-cell>
          <table:table-cell office:value-type="date" office:date-value="2021-05-16" calcext:value-type="date">
            <text:p>16/05/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15]" office:value-type="string" office:string-value="Argemiro da Silva" calcext:value-type="string">
            <text:p>Argemiro da Silva</text:p>
          </table:table-cell>
          <table:table-cell office:value-type="string" calcext:value-type="string">
            <text:p>Cadastro</text:p>
          </table:table-cell>
          <table:table-cell office:value-type="date" office:date-value="2021-05-16" calcext:value-type="date">
            <text:p>16/05/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ligado</text:p>
          </table:table-cell>
          <table:table-cell table:style-name="ce19" office:value-type="date" office:date-value="2022-03-27" calcext:value-type="date">
            <text:p>27/03/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CADASTRO.B16]" office:value-type="string" office:string-value="Eliza Dias Silva" calcext:value-type="string">
            <text:p>Eliza Dias Silva</text:p>
          </table:table-cell>
          <table:table-cell office:value-type="string" calcext:value-type="string">
            <text:p>Cadastro</text:p>
          </table:table-cell>
          <table:table-cell office:value-type="date" office:date-value="2021-05-16" calcext:value-type="date">
            <text:p>16/05/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17]" office:value-type="string" office:string-value="Elena Maria da Silva Gomes" calcext:value-type="string">
            <text:p>Elena Maria da Silva Gomes</text:p>
          </table:table-cell>
          <table:table-cell office:value-type="string" calcext:value-type="string">
            <text:p>Cadastro</text:p>
          </table:table-cell>
          <table:table-cell office:value-type="date" office:date-value="2021-05-16" calcext:value-type="date">
            <text:p>16/05/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18]" office:value-type="string" office:string-value="Damião Gomes" calcext:value-type="string">
            <text:p>Damião Gomes</text:p>
          </table:table-cell>
          <table:table-cell office:value-type="string" calcext:value-type="string">
            <text:p>Cadastro</text:p>
          </table:table-cell>
          <table:table-cell office:value-type="date" office:date-value="2021-05-16" calcext:value-type="date">
            <text:p>16/05/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19]" office:value-type="string" office:string-value="Jonas de Lima" calcext:value-type="string">
            <text:p>Jonas de Lima</text:p>
          </table:table-cell>
          <table:table-cell office:value-type="string" calcext:value-type="string">
            <text:p>Cadastro</text:p>
          </table:table-cell>
          <table:table-cell office:value-type="date" office:date-value="2021-05-16" calcext:value-type="date">
            <text:p>16/05/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20]" office:value-type="string" office:string-value="Maria da Pureza dos Santos" calcext:value-type="string">
            <text:p>Maria da Pureza dos Santos</text:p>
          </table:table-cell>
          <table:table-cell office:value-type="string" calcext:value-type="string">
            <text:p>Cadastro</text:p>
          </table:table-cell>
          <table:table-cell office:value-type="date" office:date-value="2021-05-16" calcext:value-type="date">
            <text:p>16/05/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21]" office:value-type="string" office:string-value="Maria Vieira Barbosa Gmes" calcext:value-type="string">
            <text:p>Maria Vieira Barbosa Gmes</text:p>
          </table:table-cell>
          <table:table-cell office:value-type="string" calcext:value-type="string">
            <text:p>Cadastro</text:p>
          </table:table-cell>
          <table:table-cell office:value-type="date" office:date-value="2021-05-16" calcext:value-type="date">
            <text:p>16/05/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ecida</text:p>
          </table:table-cell>
          <table:table-cell table:style-name="ce19" office:value-type="date" office:date-value="2022-05-05" calcext:value-type="date">
            <text:p>05/05/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CADASTRO.B22]" office:value-type="string" office:string-value="Lucia Vieira Gomes Pereira" calcext:value-type="string">
            <text:p>Lucia Vieira Gomes Pereira</text:p>
          </table:table-cell>
          <table:table-cell office:value-type="string" calcext:value-type="string">
            <text:p>Cadastro</text:p>
          </table:table-cell>
          <table:table-cell office:value-type="date" office:date-value="2021-05-16" calcext:value-type="date">
            <text:p>16/05/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ligado</text:p>
          </table:table-cell>
          <table:table-cell table:style-name="ce19" office:value-type="date" office:date-value="2022-12-04" calcext:value-type="date">
            <text:p>04/12/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CADASTRO.B23]" office:value-type="string" office:string-value="Anne Eliza Bono Tomazini" calcext:value-type="string">
            <text:p>Anne Eliza Bono Tomazini</text:p>
          </table:table-cell>
          <table:table-cell office:value-type="string" calcext:value-type="string">
            <text:p>Cadastro</text:p>
          </table:table-cell>
          <table:table-cell office:value-type="date" office:date-value="2021-05-16" calcext:value-type="date">
            <text:p>16/05/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ligado</text:p>
          </table:table-cell>
          <table:table-cell table:style-name="ce19" office:value-type="date" office:date-value="2022-12-04" calcext:value-type="date">
            <text:p>04/12/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CADASTRO.B24]" office:value-type="string" office:string-value="Rosemeire Pires Rodrigues" calcext:value-type="string">
            <text:p>Rosemeire Pires Rodrigues</text:p>
          </table:table-cell>
          <table:table-cell office:value-type="string" calcext:value-type="string">
            <text:p>Cadastro</text:p>
          </table:table-cell>
          <table:table-cell office:value-type="date" office:date-value="2021-05-16" calcext:value-type="date">
            <text:p>16/05/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25]" office:value-type="string" office:string-value="Isabelly Mariane Pires Rodrigues" calcext:value-type="string">
            <text:p>Isabelly Mariane Pires Rodrigues</text:p>
          </table:table-cell>
          <table:table-cell office:value-type="string" calcext:value-type="string">
            <text:p>Batismo</text:p>
          </table:table-cell>
          <table:table-cell office:value-type="date" office:date-value="2021-12-12" calcext:value-type="date">
            <text:p>12/12/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26]" office:value-type="string" office:string-value="Thiago Pires Rodrigues" calcext:value-type="string">
            <text:p>Thiago Pires Rodrigues</text:p>
          </table:table-cell>
          <table:table-cell office:value-type="string" calcext:value-type="string">
            <text:p>Batismo</text:p>
          </table:table-cell>
          <table:table-cell office:value-type="date" office:date-value="2021-12-12" calcext:value-type="date">
            <text:p>12/12/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27]" office:value-type="string" office:string-value="Aparecida Dourado de Souza" calcext:value-type="string">
            <text:p>Aparecida Dourado de Souza</text:p>
          </table:table-cell>
          <table:table-cell office:value-type="string" calcext:value-type="string">
            <text:p>Aclamação</text:p>
          </table:table-cell>
          <table:table-cell office:value-type="date" office:date-value="2021-12-12" calcext:value-type="date">
            <text:p>12/12/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ra Igreja</text:p>
          </table:table-cell>
          <table:table-cell table:style-name="ce19" office:value-type="date" office:date-value="2022-03-27" calcext:value-type="date">
            <text:p>27/03/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CADASTRO.B28]" office:value-type="string" office:string-value="Maria Nerci Nunes de Sousa" calcext:value-type="string">
            <text:p>Maria Nerci Nunes de Sousa</text:p>
          </table:table-cell>
          <table:table-cell office:value-type="string" calcext:value-type="string">
            <text:p>Aclamação</text:p>
          </table:table-cell>
          <table:table-cell office:value-type="date" office:date-value="2021-12-12" calcext:value-type="date">
            <text:p>12/12/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29]" office:value-type="string" office:string-value="Luciana Nunes de Sousa" calcext:value-type="string">
            <text:p>Luciana Nunes de Sousa</text:p>
          </table:table-cell>
          <table:table-cell office:value-type="string" calcext:value-type="string">
            <text:p>Aclamação</text:p>
          </table:table-cell>
          <table:table-cell office:value-type="date" office:date-value="2021-12-12" calcext:value-type="date">
            <text:p>12/12/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30]" office:value-type="string" office:string-value="Nelcy Ferreira do Nascimento" calcext:value-type="string">
            <text:p>Nelcy Ferreira do Nascimento</text:p>
          </table:table-cell>
          <table:table-cell office:value-type="string" calcext:value-type="string">
            <text:p>Batismo</text:p>
          </table:table-cell>
          <table:table-cell office:value-type="date" office:date-value="2021-12-12" calcext:value-type="date">
            <text:p>12/12/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 Lavínia</text:p>
          </table:table-cell>
          <table:table-cell table:style-name="ce19" office:value-type="date" office:date-value="2022-05-01" calcext:value-type="date">
            <text:p>01/05/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CADASTRO.B31]" office:value-type="string" office:string-value="Levi Antonio de Souza" calcext:value-type="string">
            <text:p>Levi Antonio de Souza</text:p>
          </table:table-cell>
          <table:table-cell office:value-type="string" calcext:value-type="string">
            <text:p>Aclamação</text:p>
          </table:table-cell>
          <table:table-cell office:value-type="date" office:date-value="2021-12-12" calcext:value-type="date">
            <text:p>12/12/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B Lavínia</text:p>
          </table:table-cell>
          <table:table-cell table:style-name="ce19" office:value-type="date" office:date-value="2022-05-01" calcext:value-type="date">
            <text:p>01/05/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CADASTRO.B32]" office:value-type="string" office:string-value="Irma Aparecida Mateus Polizel" calcext:value-type="string">
            <text:p>Irma Aparecida Mateus Polizel</text:p>
          </table:table-cell>
          <table:table-cell office:value-type="string" calcext:value-type="string">
            <text:p>Aclamação</text:p>
          </table:table-cell>
          <table:table-cell office:value-type="date" office:date-value="2022-03-27" calcext:value-type="date">
            <text:p>27/03/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33]" office:value-type="string" office:string-value="Dorival José de Lima" calcext:value-type="string">
            <text:p>Dorival José de Lima</text:p>
          </table:table-cell>
          <table:table-cell office:value-type="string" calcext:value-type="string">
            <text:p>Carta Tr</text:p>
          </table:table-cell>
          <table:table-cell office:value-type="date" office:date-value="2022-12-04" calcext:value-type="date">
            <text:p>04/12/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34]" office:value-type="string" office:string-value="Valentina Vieira dos Santos Lima" calcext:value-type="string">
            <text:p>Valentina Vieira dos Santos Lima</text:p>
          </table:table-cell>
          <table:table-cell office:value-type="string" calcext:value-type="string">
            <text:p>Carta Tr</text:p>
          </table:table-cell>
          <table:table-cell office:value-type="date" office:date-value="2022-12-04" calcext:value-type="date">
            <text:p>04/12/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35]" office:value-type="string" office:string-value="Elza Genoveva Pezato" calcext:value-type="string">
            <text:p>Elza Genoveva Pezato</text:p>
          </table:table-cell>
          <table:table-cell office:value-type="string" calcext:value-type="string">
            <text:p>Aclamação</text:p>
          </table:table-cell>
          <table:table-cell office:value-type="date" office:date-value="2022-12-04" calcext:value-type="date">
            <text:p>04/12/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36]" office:value-type="string" office:string-value="Irani Bezerra" calcext:value-type="string">
            <text:p>Irani Bezerra</text:p>
          </table:table-cell>
          <table:table-cell office:value-type="string" calcext:value-type="string">
            <text:p>Aclamação</text:p>
          </table:table-cell>
          <table:table-cell office:value-type="date" office:date-value="2023-03-05" calcext:value-type="date">
            <text:p>05/03/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37]" office:value-type="string" office:string-value="Sônia Gomes Fávaro Bezerra" calcext:value-type="string">
            <text:p>Sônia Gomes Fávaro Bezerra</text:p>
          </table:table-cell>
          <table:table-cell office:value-type="string" calcext:value-type="string">
            <text:p>Aclamação</text:p>
          </table:table-cell>
          <table:table-cell office:value-type="date" office:date-value="2023-03-05" calcext:value-type="date">
            <text:p>05/03/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$CADASTRO.B38]" office:value-type="string" office:string-value="Wilson da Xácara" calcext:value-type="string">
            <text:p>Wilson da Xácara</text:p>
          </table:table-cell>
          <table:table-cell/>
          <table:table-cell table:style-name="ce16"/>
          <table:table-cell table:number-columns-repeated="4"/>
        </table:table-row>
        <table:table-row table:style-name="ro1">
          <table:table-cell table:formula="of:=[$CADASTRO.B39]" office:value-type="string" office:string-value="Neusa da Chácara" calcext:value-type="string">
            <text:p>Neusa da Chácara</text:p>
          </table:table-cell>
          <table:table-cell/>
          <table:table-cell table:style-name="ce16"/>
          <table:table-cell table:number-columns-repeated="4"/>
        </table:table-row>
        <table:table-row table:style-name="ro1">
          <table:table-cell table:formula="of:=[$CADASTRO.B40]" office:value-type="float" office:value="0" calcext:value-type="float">
            <text:p>0</text:p>
          </table:table-cell>
          <table:table-cell/>
          <table:table-cell table:style-name="ce16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ce16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SOMA</text:p>
          </table:table-cell>
          <table:covered-table-cell table:style-name="ce16"/>
          <table:table-cell table:formula="of:=SUM([.D2:.D37])" office:value-type="float" office:value="36" calcext:value-type="float">
            <text:p>36</text:p>
          </table:table-cell>
          <table:table-cell table:number-columns-repeated="2"/>
          <table:table-cell table:formula="of:=SUM([.G2:.G37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TOTAL DE MEMBROS</text:p>
          </table:table-cell>
          <table:covered-table-cell table:style-name="ce16"/>
          <table:table-cell table:formula="of:=([.D45]-[.G45])" office:value-type="float" office:value="29" calcext:value-type="float">
            <text:p>29</text:p>
          </table:table-cell>
          <table:table-cell table:number-columns-repeated="3"/>
        </table:table-row>
      </table:table>
      <table:table table:name="CÁLCULO DE IDADE" table:style-name="ta1">
        <table:table-column table:style-name="co13" table:default-cell-style-name="Default"/>
        <table:table-column table:style-name="co3" table:default-cell-style-name="ce6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row table:style-name="ro2">
          <table:table-cell table:style-name="ce7" office:value-type="string" calcext:value-type="string">
            <text:p>NOME</text:p>
          </table:table-cell>
          <table:table-cell table:style-name="ce8" office:value-type="string" calcext:value-type="string">
            <text:p>NACTO</text:p>
          </table:table-cell>
          <table:table-cell table:style-name="ce34" office:value-type="string" calcext:value-type="string" table:number-columns-spanned="4" table:number-rows-spanned="1">
            <text:p>TRADUÇÃO</text:p>
          </table:table-cell>
          <table:covered-table-cell table:style-name="ce34"/>
          <table:covered-table-cell table:number-columns-repeated="2" table:style-name="ce10"/>
          <table:table-cell table:style-name="ce11" office:value-type="string" calcext:value-type="string">
            <text:p>Ano, Meses e dias</text:p>
          </table:table-cell>
          <table:table-cell/>
        </table:table-row>
        <table:table-row table:style-name="ro1">
          <table:table-cell table:formula="of:=[$CADASTRO.B28]" office:value-type="string" office:string-value="Maria Nerci Nunes de Sousa" calcext:value-type="string">
            <text:p>Maria Nerci Nunes de Sousa</text:p>
          </table:table-cell>
          <table:table-cell office:value-type="date" office:date-value="1945-01-02" calcext:value-type="date">
            <text:p>02/01/45</text:p>
          </table:table-cell>
          <table:table-cell table:formula="of:=DAY([.B2])" office:value-type="float" office:value="2" calcext:value-type="float">
            <text:p>2</text:p>
          </table:table-cell>
          <table:table-cell office:value-type="string" calcext:value-type="string">
            <text:p>de</text:p>
          </table:table-cell>
          <table:table-cell table:formula="of:=MONTH([.B2])" office:value-type="float" office:value="1" calcext:value-type="float">
            <text:p>1</text:p>
          </table:table-cell>
          <table:table-cell table:formula="of:=TEXT([.B2];&quot;mmmm&quot;)" office:value-type="string" office:string-value="janeiro" calcext:value-type="string">
            <text:p>janeiro</text:p>
          </table:table-cell>
          <table:table-cell table:formula="of:=DATEDIF([.B2];TODAY();&quot;Y&quot;)&amp;&quot;, &quot;&amp;DATEDIF([.B2];TODAY();&quot;ym&quot;)&amp;&quot;, &quot;&amp;DATEDIF([.B2];TODAY();&quot;md&quot;)&amp;&quot;.&quot;" office:value-type="string" office:string-value="78, 3, 17." calcext:value-type="string">
            <text:p>78, 3, 17.</text:p>
          </table:table-cell>
          <table:table-cell/>
        </table:table-row>
        <table:table-row table:style-name="ro1">
          <table:table-cell table:formula="of:=[$CADASTRO.B2]" office:value-type="string" office:string-value="Antonio Benedito da Silva" calcext:value-type="string">
            <text:p>Antonio Benedito da Silva</text:p>
          </table:table-cell>
          <table:table-cell office:value-type="date" office:date-value="1953-01-11" calcext:value-type="date">
            <text:p>11/01/53</text:p>
          </table:table-cell>
          <table:table-cell table:formula="of:=DAY([.B3])" office:value-type="float" office:value="11" calcext:value-type="float">
            <text:p>11</text:p>
          </table:table-cell>
          <table:table-cell office:value-type="string" calcext:value-type="string">
            <text:p>de</text:p>
          </table:table-cell>
          <table:table-cell table:formula="of:=MONTH([.B3])" office:value-type="float" office:value="1" calcext:value-type="float">
            <text:p>1</text:p>
          </table:table-cell>
          <table:table-cell table:formula="of:=TEXT([.B3];&quot;mmmm&quot;)" office:value-type="string" office:string-value="janeiro" calcext:value-type="string">
            <text:p>janeiro</text:p>
          </table:table-cell>
          <table:table-cell table:formula="of:=DATEDIF([.B3];TODAY();&quot;Y&quot;)&amp;&quot;, &quot;&amp;DATEDIF([.B3];TODAY();&quot;ym&quot;)&amp;&quot;, &quot;&amp;DATEDIF([.B3];TODAY();&quot;md&quot;)&amp;&quot;.&quot;" office:value-type="string" office:string-value="70, 3, 8." calcext:value-type="string">
            <text:p>70, 3, 8.</text:p>
          </table:table-cell>
          <table:table-cell/>
        </table:table-row>
        <table:table-row table:style-name="ro1">
          <table:table-cell table:formula="of:=[$CADASTRO.B36]" office:value-type="string" office:string-value="Irani Bezerra" calcext:value-type="string">
            <text:p>Irani Bezerra</text:p>
          </table:table-cell>
          <table:table-cell office:value-type="date" office:date-value="1959-01-11" calcext:value-type="date">
            <text:p>11/01/59</text:p>
          </table:table-cell>
          <table:table-cell table:formula="of:=DAY([.B4])" office:value-type="float" office:value="11" calcext:value-type="float">
            <text:p>11</text:p>
          </table:table-cell>
          <table:table-cell office:value-type="string" calcext:value-type="string">
            <text:p>de</text:p>
          </table:table-cell>
          <table:table-cell table:formula="of:=MONTH([.B4])" office:value-type="float" office:value="1" calcext:value-type="float">
            <text:p>1</text:p>
          </table:table-cell>
          <table:table-cell table:formula="of:=TEXT([.B4];&quot;mmmm&quot;)" office:value-type="string" office:string-value="janeiro" calcext:value-type="string">
            <text:p>janeiro</text:p>
          </table:table-cell>
          <table:table-cell table:formula="of:=DATEDIF([.B4];TODAY();&quot;Y&quot;)&amp;&quot;, &quot;&amp;DATEDIF([.B4];TODAY();&quot;ym&quot;)&amp;&quot;, &quot;&amp;DATEDIF([.B4];TODAY();&quot;md&quot;)&amp;&quot;.&quot;" office:value-type="string" office:string-value="64, 3, 8." calcext:value-type="string">
            <text:p>64, 3, 8.</text:p>
          </table:table-cell>
          <table:table-cell/>
        </table:table-row>
        <table:table-row table:style-name="ro1">
          <table:table-cell table:formula="of:=[$CADASTRO.B11]" office:value-type="string" office:string-value="Marlene Damião da Costa" calcext:value-type="string">
            <text:p>Marlene Damião da Costa</text:p>
          </table:table-cell>
          <table:table-cell office:value-type="date" office:date-value="1957-01-23" calcext:value-type="date">
            <text:p>23/01/57</text:p>
          </table:table-cell>
          <table:table-cell table:formula="of:=DAY([.B5])" office:value-type="float" office:value="23" calcext:value-type="float">
            <text:p>23</text:p>
          </table:table-cell>
          <table:table-cell office:value-type="string" calcext:value-type="string">
            <text:p>de</text:p>
          </table:table-cell>
          <table:table-cell table:formula="of:=MONTH([.B5])" office:value-type="float" office:value="1" calcext:value-type="float">
            <text:p>1</text:p>
          </table:table-cell>
          <table:table-cell table:formula="of:=TEXT([.B5];&quot;mmmm&quot;)" office:value-type="string" office:string-value="janeiro" calcext:value-type="string">
            <text:p>janeiro</text:p>
          </table:table-cell>
          <table:table-cell table:formula="of:=DATEDIF([.B5];TODAY();&quot;Y&quot;)&amp;&quot;, &quot;&amp;DATEDIF([.B5];TODAY();&quot;ym&quot;)&amp;&quot;, &quot;&amp;DATEDIF([.B5];TODAY();&quot;md&quot;)&amp;&quot;.&quot;" office:value-type="string" office:string-value="66, 2, 27." calcext:value-type="string">
            <text:p>66, 2, 27.</text:p>
          </table:table-cell>
          <table:table-cell/>
        </table:table-row>
        <table:table-row table:style-name="ro1">
          <table:table-cell table:formula="of:=[$CADASTRO.B4]" office:value-type="string" office:string-value="Paulo Roberto de Sousa" calcext:value-type="string">
            <text:p>Paulo Roberto de Sousa</text:p>
          </table:table-cell>
          <table:table-cell office:value-type="date" office:date-value="1954-01-25" calcext:value-type="date">
            <text:p>25/01/54</text:p>
          </table:table-cell>
          <table:table-cell table:formula="of:=DAY([.B6])" office:value-type="float" office:value="25" calcext:value-type="float">
            <text:p>25</text:p>
          </table:table-cell>
          <table:table-cell office:value-type="string" calcext:value-type="string">
            <text:p>de</text:p>
          </table:table-cell>
          <table:table-cell table:formula="of:=MONTH([.B6])" office:value-type="float" office:value="1" calcext:value-type="float">
            <text:p>1</text:p>
          </table:table-cell>
          <table:table-cell table:formula="of:=TEXT([.B6];&quot;mmmm&quot;)" office:value-type="string" office:string-value="janeiro" calcext:value-type="string">
            <text:p>janeiro</text:p>
          </table:table-cell>
          <table:table-cell table:formula="of:=DATEDIF([.B6];TODAY();&quot;Y&quot;)&amp;&quot;, &quot;&amp;DATEDIF([.B6];TODAY();&quot;ym&quot;)&amp;&quot;, &quot;&amp;DATEDIF([.B6];TODAY();&quot;md&quot;)&amp;&quot;.&quot;" office:value-type="string" office:string-value="69, 2, 25." calcext:value-type="string">
            <text:p>69, 2, 25.</text:p>
          </table:table-cell>
          <table:table-cell/>
        </table:table-row>
        <table:table-row table:style-name="ro1">
          <table:table-cell table:formula="of:=[$CADASTRO.B19]" office:value-type="string" office:string-value="Jonas de Lima" calcext:value-type="string">
            <text:p>Jonas de Lima</text:p>
          </table:table-cell>
          <table:table-cell office:value-type="date" office:date-value="1960-02-08" calcext:value-type="date">
            <text:p>08/02/60</text:p>
          </table:table-cell>
          <table:table-cell table:formula="of:=DAY([.B7])" office:value-type="float" office:value="8" calcext:value-type="float">
            <text:p>8</text:p>
          </table:table-cell>
          <table:table-cell office:value-type="string" calcext:value-type="string">
            <text:p>de</text:p>
          </table:table-cell>
          <table:table-cell table:formula="of:=MONTH([.B7])" office:value-type="float" office:value="2" calcext:value-type="float">
            <text:p>2</text:p>
          </table:table-cell>
          <table:table-cell table:formula="of:=TEXT([.B7];&quot;mmmm&quot;)" office:value-type="string" office:string-value="fevereiro" calcext:value-type="string">
            <text:p>fevereiro</text:p>
          </table:table-cell>
          <table:table-cell table:formula="of:=DATEDIF([.B7];TODAY();&quot;Y&quot;)&amp;&quot;, &quot;&amp;DATEDIF([.B7];TODAY();&quot;ym&quot;)&amp;&quot;, &quot;&amp;DATEDIF([.B7];TODAY();&quot;md&quot;)&amp;&quot;.&quot;" office:value-type="string" office:string-value="63, 2, 11." calcext:value-type="string">
            <text:p>63, 2, 11.</text:p>
          </table:table-cell>
          <table:table-cell/>
        </table:table-row>
        <table:table-row table:style-name="ro1">
          <table:table-cell table:formula="of:=[$CADASTRO.B24]" office:value-type="string" office:string-value="Rosemeire Pires Rodrigues" calcext:value-type="string">
            <text:p>Rosemeire Pires Rodrigues</text:p>
          </table:table-cell>
          <table:table-cell office:value-type="date" office:date-value="1975-02-08" calcext:value-type="date">
            <text:p>08/02/75</text:p>
          </table:table-cell>
          <table:table-cell table:formula="of:=DAY([.B8])" office:value-type="float" office:value="8" calcext:value-type="float">
            <text:p>8</text:p>
          </table:table-cell>
          <table:table-cell office:value-type="string" calcext:value-type="string">
            <text:p>de</text:p>
          </table:table-cell>
          <table:table-cell table:formula="of:=MONTH([.B8])" office:value-type="float" office:value="2" calcext:value-type="float">
            <text:p>2</text:p>
          </table:table-cell>
          <table:table-cell table:formula="of:=TEXT([.B8];&quot;mmmm&quot;)" office:value-type="string" office:string-value="fevereiro" calcext:value-type="string">
            <text:p>fevereiro</text:p>
          </table:table-cell>
          <table:table-cell table:formula="of:=DATEDIF([.B8];TODAY();&quot;Y&quot;)&amp;&quot;, &quot;&amp;DATEDIF([.B8];TODAY();&quot;ym&quot;)&amp;&quot;, &quot;&amp;DATEDIF([.B8];TODAY();&quot;md&quot;)&amp;&quot;.&quot;" office:value-type="string" office:string-value="48, 2, 11." calcext:value-type="string">
            <text:p>48, 2, 11.</text:p>
          </table:table-cell>
          <table:table-cell/>
        </table:table-row>
        <table:table-row table:style-name="ro1">
          <table:table-cell table:formula="of:=[$CADASTRO.B17]" office:value-type="string" office:string-value="Elena Maria da Silva Gomes" calcext:value-type="string">
            <text:p>Elena Maria da Silva Gomes</text:p>
          </table:table-cell>
          <table:table-cell office:value-type="date" office:date-value="1956-02-25" calcext:value-type="date">
            <text:p>25/02/56</text:p>
          </table:table-cell>
          <table:table-cell table:formula="of:=DAY([.B9])" office:value-type="float" office:value="25" calcext:value-type="float">
            <text:p>25</text:p>
          </table:table-cell>
          <table:table-cell office:value-type="string" calcext:value-type="string">
            <text:p>de</text:p>
          </table:table-cell>
          <table:table-cell table:formula="of:=MONTH([.B9])" office:value-type="float" office:value="2" calcext:value-type="float">
            <text:p>2</text:p>
          </table:table-cell>
          <table:table-cell table:formula="of:=TEXT([.B9];&quot;mmmm&quot;)" office:value-type="string" office:string-value="fevereiro" calcext:value-type="string">
            <text:p>fevereiro</text:p>
          </table:table-cell>
          <table:table-cell table:formula="of:=DATEDIF([.B9];TODAY();&quot;Y&quot;)&amp;&quot;, &quot;&amp;DATEDIF([.B9];TODAY();&quot;ym&quot;)&amp;&quot;, &quot;&amp;DATEDIF([.B9];TODAY();&quot;md&quot;)&amp;&quot;.&quot;" office:value-type="string" office:string-value="67, 1, 25." calcext:value-type="string">
            <text:p>67, 1, 25.</text:p>
          </table:table-cell>
          <table:table-cell>
            <draw:frame draw:z-index="0" draw:style-name="gr1" draw:text-style-name="P1" svg:width="6.324cm" svg:height="9.829cm" svg:x="2.243cm" svg:y="0.169cm">
              <draw:text-box>
                <text:p><text:span text:style-name="T1">ORIENTAÇÃO:</text:span> Digite apenas o nome na (Coluna <text:span text:style-name="T1">A</text:span>) e a data de Nascimento na (Coluna <text:span text:style-name="T1">B</text:span>). Selecione a última linha das colunas (<text:span text:style-name="T1">C</text:span>, <text:span text:style-name="T1">D</text:span>, <text:span text:style-name="T1">E</text:span>, <text:span text:style-name="T1">F</text:span> e <text:span text:style-name="T1">G</text:span>) e pegue na alça da SELEÇÃO e arraste para baixo em frente as linhas que você tenha digitado. Ai você tem o resultado da idade em Anos, Mêses e dias.</text:p>
                <text:p>Agora selecione todo o texto, menos a linha do cabeçalho.</text:p>
                <text:p>Clique no MENU &gt;Dados &gt; Ordenar &gt; na Chave de ordenação 1 coloque (Coluna <text:span text:style-name="T1">E</text:span>), na Chave de ordenação 2 coloque (Coluna <text:span text:style-name="T1">C</text:span>) e na Chave de ordenação 3 coloque (Coluna <text:span text:style-name="T1">A</text:span>) e Ok.</text:p>
                <text:p/>
                <text:p>Agora vá para o rodapé e clique na Planilha LISTA DE ANIVERSÁRIOS.</text:p>
              </draw:text-box>
            </draw:frame>
          </table:table-cell>
        </table:table-row>
        <table:table-row table:style-name="ro1">
          <table:table-cell table:formula="of:=[$CADASTRO.B37]" office:value-type="string" office:string-value="Sônia Gomes Fávaro Bezerra" calcext:value-type="string">
            <text:p>Sônia Gomes Fávaro Bezerra</text:p>
          </table:table-cell>
          <table:table-cell office:value-type="date" office:date-value="1980-02-25" calcext:value-type="date">
            <text:p>25/02/80</text:p>
          </table:table-cell>
          <table:table-cell table:formula="of:=DAY([.B10])" office:value-type="float" office:value="25" calcext:value-type="float">
            <text:p>25</text:p>
          </table:table-cell>
          <table:table-cell office:value-type="string" calcext:value-type="string">
            <text:p>de</text:p>
          </table:table-cell>
          <table:table-cell table:formula="of:=MONTH([.B10])" office:value-type="float" office:value="2" calcext:value-type="float">
            <text:p>2</text:p>
          </table:table-cell>
          <table:table-cell table:formula="of:=TEXT([.B10];&quot;mmmm&quot;)" office:value-type="string" office:string-value="fevereiro" calcext:value-type="string">
            <text:p>fevereiro</text:p>
          </table:table-cell>
          <table:table-cell table:formula="of:=DATEDIF([.B10];TODAY();&quot;Y&quot;)&amp;&quot;, &quot;&amp;DATEDIF([.B10];TODAY();&quot;ym&quot;)&amp;&quot;, &quot;&amp;DATEDIF([.B10];TODAY();&quot;md&quot;)&amp;&quot;.&quot;" office:value-type="string" office:string-value="43, 1, 25." calcext:value-type="string">
            <text:p>43, 1, 25.</text:p>
          </table:table-cell>
          <table:table-cell/>
        </table:table-row>
        <table:table-row table:style-name="ro1">
          <table:table-cell table:formula="of:=[$CADASTRO.B29]" office:value-type="string" office:string-value="Luciana Nunes de Sousa" calcext:value-type="string">
            <text:p>Luciana Nunes de Sousa</text:p>
          </table:table-cell>
          <table:table-cell office:value-type="date" office:date-value="1967-03-24" calcext:value-type="date">
            <text:p>24/03/67</text:p>
          </table:table-cell>
          <table:table-cell table:formula="of:=DAY([.B11])" office:value-type="float" office:value="24" calcext:value-type="float">
            <text:p>24</text:p>
          </table:table-cell>
          <table:table-cell office:value-type="string" calcext:value-type="string">
            <text:p>de</text:p>
          </table:table-cell>
          <table:table-cell table:formula="of:=MONTH([.B11])" office:value-type="float" office:value="3" calcext:value-type="float">
            <text:p>3</text:p>
          </table:table-cell>
          <table:table-cell table:formula="of:=TEXT([.B11];&quot;mmmm&quot;)" office:value-type="string" office:string-value="março" calcext:value-type="string">
            <text:p>março</text:p>
          </table:table-cell>
          <table:table-cell table:formula="of:=DATEDIF([.B11];TODAY();&quot;Y&quot;)&amp;&quot;, &quot;&amp;DATEDIF([.B11];TODAY();&quot;ym&quot;)&amp;&quot;, &quot;&amp;DATEDIF([.B11];TODAY();&quot;md&quot;)&amp;&quot;.&quot;" office:value-type="string" office:string-value="56, 0, 26." calcext:value-type="string">
            <text:p>56, 0, 26.</text:p>
          </table:table-cell>
          <table:table-cell/>
        </table:table-row>
        <table:table-row table:style-name="ro1">
          <table:table-cell table:formula="of:=[$CADASTRO.B3]" office:value-type="string" office:string-value="Elza Vieira Perrutt da Silva" calcext:value-type="string">
            <text:p>Elza Vieira Perrutt da Silva</text:p>
          </table:table-cell>
          <table:table-cell office:value-type="date" office:date-value="1960-05-20" calcext:value-type="date">
            <text:p>20/05/60</text:p>
          </table:table-cell>
          <table:table-cell table:formula="of:=DAY([.B12])" office:value-type="float" office:value="20" calcext:value-type="float">
            <text:p>20</text:p>
          </table:table-cell>
          <table:table-cell office:value-type="string" calcext:value-type="string">
            <text:p>de</text:p>
          </table:table-cell>
          <table:table-cell table:formula="of:=MONTH([.B12])" office:value-type="float" office:value="5" calcext:value-type="float">
            <text:p>5</text:p>
          </table:table-cell>
          <table:table-cell table:formula="of:=TEXT([.B12];&quot;mmmm&quot;)" office:value-type="string" office:string-value="maio" calcext:value-type="string">
            <text:p>maio</text:p>
          </table:table-cell>
          <table:table-cell table:formula="of:=DATEDIF([.B12];TODAY();&quot;Y&quot;)&amp;&quot;, &quot;&amp;DATEDIF([.B12];TODAY();&quot;ym&quot;)&amp;&quot;, &quot;&amp;DATEDIF([.B12];TODAY();&quot;md&quot;)&amp;&quot;.&quot;" office:value-type="string" office:string-value="62, 10, 30." calcext:value-type="string">
            <text:p>62, 10, 30.</text:p>
          </table:table-cell>
          <table:table-cell/>
        </table:table-row>
        <table:table-row table:style-name="ro1">
          <table:table-cell table:formula="of:=[$CADASTRO.B35]" office:value-type="string" office:string-value="Elza Genoveva Pezato" calcext:value-type="string">
            <text:p>Elza Genoveva Pezato</text:p>
          </table:table-cell>
          <table:table-cell office:value-type="date" office:date-value="1944-05-25" calcext:value-type="date">
            <text:p>25/05/44</text:p>
          </table:table-cell>
          <table:table-cell table:formula="of:=DAY([.B13])" office:value-type="float" office:value="25" calcext:value-type="float">
            <text:p>25</text:p>
          </table:table-cell>
          <table:table-cell office:value-type="string" calcext:value-type="string">
            <text:p>de</text:p>
          </table:table-cell>
          <table:table-cell table:formula="of:=MONTH([.B13])" office:value-type="float" office:value="5" calcext:value-type="float">
            <text:p>5</text:p>
          </table:table-cell>
          <table:table-cell table:formula="of:=TEXT([.B13];&quot;mmmm&quot;)" office:value-type="string" office:string-value="maio" calcext:value-type="string">
            <text:p>maio</text:p>
          </table:table-cell>
          <table:table-cell table:formula="of:=DATEDIF([.B13];TODAY();&quot;Y&quot;)&amp;&quot;, &quot;&amp;DATEDIF([.B13];TODAY();&quot;ym&quot;)&amp;&quot;, &quot;&amp;DATEDIF([.B13];TODAY();&quot;md&quot;)&amp;&quot;.&quot;" office:value-type="string" office:string-value="78, 10, 25." calcext:value-type="string">
            <text:p>78, 10, 25.</text:p>
          </table:table-cell>
          <table:table-cell/>
        </table:table-row>
        <table:table-row table:style-name="ro1">
          <table:table-cell table:formula="of:=[$CADASTRO.B6]" office:value-type="string" office:string-value="Maria Madalena R. dos Santos Gomes" calcext:value-type="string">
            <text:p>Maria Madalena R. dos Santos Gomes</text:p>
          </table:table-cell>
          <table:table-cell office:value-type="date" office:date-value="1957-06-06" calcext:value-type="date">
            <text:p>06/06/57</text:p>
          </table:table-cell>
          <table:table-cell table:formula="of:=DAY([.B14])" office:value-type="float" office:value="6" calcext:value-type="float">
            <text:p>6</text:p>
          </table:table-cell>
          <table:table-cell office:value-type="string" calcext:value-type="string">
            <text:p>de</text:p>
          </table:table-cell>
          <table:table-cell table:formula="of:=MONTH([.B14])" office:value-type="float" office:value="6" calcext:value-type="float">
            <text:p>6</text:p>
          </table:table-cell>
          <table:table-cell table:formula="of:=TEXT([.B14];&quot;mmmm&quot;)" office:value-type="string" office:string-value="junho" calcext:value-type="string">
            <text:p>junho</text:p>
          </table:table-cell>
          <table:table-cell table:formula="of:=DATEDIF([.B14];TODAY();&quot;Y&quot;)&amp;&quot;, &quot;&amp;DATEDIF([.B14];TODAY();&quot;ym&quot;)&amp;&quot;, &quot;&amp;DATEDIF([.B14];TODAY();&quot;md&quot;)&amp;&quot;.&quot;" office:value-type="string" office:string-value="65, 10, 13." calcext:value-type="string">
            <text:p>65, 10, 13.</text:p>
          </table:table-cell>
          <table:table-cell/>
        </table:table-row>
        <table:table-row table:style-name="ro1">
          <table:table-cell table:formula="of:=[$CADASTRO.B13]" office:value-type="string" office:string-value="Roberto Soares Pereira" calcext:value-type="string">
            <text:p>Roberto Soares Pereira</text:p>
          </table:table-cell>
          <table:table-cell office:value-type="date" office:date-value="1954-06-06" calcext:value-type="date">
            <text:p>06/06/54</text:p>
          </table:table-cell>
          <table:table-cell table:formula="of:=DAY([.B15])" office:value-type="float" office:value="6" calcext:value-type="float">
            <text:p>6</text:p>
          </table:table-cell>
          <table:table-cell office:value-type="string" calcext:value-type="string">
            <text:p>de</text:p>
          </table:table-cell>
          <table:table-cell table:formula="of:=MONTH([.B15])" office:value-type="float" office:value="6" calcext:value-type="float">
            <text:p>6</text:p>
          </table:table-cell>
          <table:table-cell table:formula="of:=TEXT([.B15];&quot;mmmm&quot;)" office:value-type="string" office:string-value="junho" calcext:value-type="string">
            <text:p>junho</text:p>
          </table:table-cell>
          <table:table-cell table:formula="of:=DATEDIF([.B15];TODAY();&quot;Y&quot;)&amp;&quot;, &quot;&amp;DATEDIF([.B15];TODAY();&quot;ym&quot;)&amp;&quot;, &quot;&amp;DATEDIF([.B15];TODAY();&quot;md&quot;)&amp;&quot;.&quot;" office:value-type="string" office:string-value="68, 10, 13." calcext:value-type="string">
            <text:p>68, 10, 13.</text:p>
          </table:table-cell>
          <table:table-cell/>
        </table:table-row>
        <table:table-row table:style-name="ro1">
          <table:table-cell table:formula="of:=[$CADASTRO.B33]" office:value-type="string" office:string-value="Dorival José de Lima" calcext:value-type="string">
            <text:p>Dorival José de Lima</text:p>
          </table:table-cell>
          <table:table-cell office:value-type="date" office:date-value="1963-06-17" calcext:value-type="date">
            <text:p>17/06/63</text:p>
          </table:table-cell>
          <table:table-cell table:formula="of:=DAY([.B16])" office:value-type="float" office:value="17" calcext:value-type="float">
            <text:p>17</text:p>
          </table:table-cell>
          <table:table-cell office:value-type="string" calcext:value-type="string">
            <text:p>de</text:p>
          </table:table-cell>
          <table:table-cell table:formula="of:=MONTH([.B16])" office:value-type="float" office:value="6" calcext:value-type="float">
            <text:p>6</text:p>
          </table:table-cell>
          <table:table-cell table:formula="of:=TEXT([.B16];&quot;mmmm&quot;)" office:value-type="string" office:string-value="junho" calcext:value-type="string">
            <text:p>junho</text:p>
          </table:table-cell>
          <table:table-cell table:formula="of:=DATEDIF([.B16];TODAY();&quot;Y&quot;)&amp;&quot;, &quot;&amp;DATEDIF([.B16];TODAY();&quot;ym&quot;)&amp;&quot;, &quot;&amp;DATEDIF([.B16];TODAY();&quot;md&quot;)&amp;&quot;.&quot;" office:value-type="string" office:string-value="59, 10, 2." calcext:value-type="string">
            <text:p>59, 10, 2.</text:p>
          </table:table-cell>
          <table:table-cell/>
        </table:table-row>
        <table:table-row table:style-name="ro1">
          <table:table-cell table:formula="of:=[$CADASTRO.B16]" office:value-type="string" office:string-value="Eliza Dias Silva" calcext:value-type="string">
            <text:p>Eliza Dias Silva</text:p>
          </table:table-cell>
          <table:table-cell office:value-type="date" office:date-value="1965-06-22" calcext:value-type="date">
            <text:p>22/06/65</text:p>
          </table:table-cell>
          <table:table-cell table:formula="of:=DAY([.B17])" office:value-type="float" office:value="22" calcext:value-type="float">
            <text:p>22</text:p>
          </table:table-cell>
          <table:table-cell office:value-type="string" calcext:value-type="string">
            <text:p>de</text:p>
          </table:table-cell>
          <table:table-cell table:formula="of:=MONTH([.B17])" office:value-type="float" office:value="6" calcext:value-type="float">
            <text:p>6</text:p>
          </table:table-cell>
          <table:table-cell table:formula="of:=TEXT([.B17];&quot;mmmm&quot;)" office:value-type="string" office:string-value="junho" calcext:value-type="string">
            <text:p>junho</text:p>
          </table:table-cell>
          <table:table-cell table:formula="of:=DATEDIF([.B17];TODAY();&quot;Y&quot;)&amp;&quot;, &quot;&amp;DATEDIF([.B17];TODAY();&quot;ym&quot;)&amp;&quot;, &quot;&amp;DATEDIF([.B17];TODAY();&quot;md&quot;)&amp;&quot;.&quot;" office:value-type="string" office:string-value="57, 9, 28." calcext:value-type="string">
            <text:p>57, 9, 28.</text:p>
          </table:table-cell>
          <table:table-cell/>
        </table:table-row>
        <table:table-row table:style-name="ro1">
          <table:table-cell table:formula="of:=[$CADASTRO.B5]" office:value-type="string" office:string-value="Aparecido Gomes" calcext:value-type="string">
            <text:p>Aparecido Gomes</text:p>
          </table:table-cell>
          <table:table-cell office:value-type="date" office:date-value="1956-06-25" calcext:value-type="date">
            <text:p>25/06/56</text:p>
          </table:table-cell>
          <table:table-cell table:formula="of:=DAY([.B18])" office:value-type="float" office:value="25" calcext:value-type="float">
            <text:p>25</text:p>
          </table:table-cell>
          <table:table-cell office:value-type="string" calcext:value-type="string">
            <text:p>de</text:p>
          </table:table-cell>
          <table:table-cell table:formula="of:=MONTH([.B18])" office:value-type="float" office:value="6" calcext:value-type="float">
            <text:p>6</text:p>
          </table:table-cell>
          <table:table-cell table:formula="of:=TEXT([.B18];&quot;mmmm&quot;)" office:value-type="string" office:string-value="junho" calcext:value-type="string">
            <text:p>junho</text:p>
          </table:table-cell>
          <table:table-cell table:formula="of:=DATEDIF([.B18];TODAY();&quot;Y&quot;)&amp;&quot;, &quot;&amp;DATEDIF([.B18];TODAY();&quot;ym&quot;)&amp;&quot;, &quot;&amp;DATEDIF([.B18];TODAY();&quot;md&quot;)&amp;&quot;.&quot;" office:value-type="string" office:string-value="66, 9, 25." calcext:value-type="string">
            <text:p>66, 9, 25.</text:p>
          </table:table-cell>
          <table:table-cell/>
        </table:table-row>
        <table:table-row table:style-name="ro1">
          <table:table-cell table:formula="of:=[$CADASTRO.B7]" office:value-type="string" office:string-value="Josefa Nunes da Silva Meneguetti" calcext:value-type="string">
            <text:p>Josefa Nunes da Silva Meneguetti</text:p>
          </table:table-cell>
          <table:table-cell office:value-type="date" office:date-value="1949-06-25" calcext:value-type="date">
            <text:p>25/06/49</text:p>
          </table:table-cell>
          <table:table-cell table:formula="of:=DAY([.B19])" office:value-type="float" office:value="25" calcext:value-type="float">
            <text:p>25</text:p>
          </table:table-cell>
          <table:table-cell office:value-type="string" calcext:value-type="string">
            <text:p>de</text:p>
          </table:table-cell>
          <table:table-cell table:formula="of:=MONTH([.B19])" office:value-type="float" office:value="6" calcext:value-type="float">
            <text:p>6</text:p>
          </table:table-cell>
          <table:table-cell table:formula="of:=TEXT([.B19];&quot;mmmm&quot;)" office:value-type="string" office:string-value="junho" calcext:value-type="string">
            <text:p>junho</text:p>
          </table:table-cell>
          <table:table-cell table:formula="of:=DATEDIF([.B19];TODAY();&quot;Y&quot;)&amp;&quot;, &quot;&amp;DATEDIF([.B19];TODAY();&quot;ym&quot;)&amp;&quot;, &quot;&amp;DATEDIF([.B19];TODAY();&quot;md&quot;)&amp;&quot;.&quot;" office:value-type="string" office:string-value="73, 9, 25." calcext:value-type="string">
            <text:p>73, 9, 25.</text:p>
          </table:table-cell>
          <table:table-cell/>
        </table:table-row>
        <table:table-row table:style-name="ro1">
          <table:table-cell table:formula="of:=[$CADASTRO.B32]" office:value-type="string" office:string-value="Irma Aparecida Mateus Polizel" calcext:value-type="string">
            <text:p>Irma Aparecida Mateus Polizel</text:p>
          </table:table-cell>
          <table:table-cell office:value-type="date" office:date-value="1956-07-22" calcext:value-type="date">
            <text:p>22/07/56</text:p>
          </table:table-cell>
          <table:table-cell table:formula="of:=DAY([.B20])" office:value-type="float" office:value="22" calcext:value-type="float">
            <text:p>22</text:p>
          </table:table-cell>
          <table:table-cell office:value-type="string" calcext:value-type="string">
            <text:p>de</text:p>
          </table:table-cell>
          <table:table-cell table:formula="of:=MONTH([.B20])" office:value-type="float" office:value="7" calcext:value-type="float">
            <text:p>7</text:p>
          </table:table-cell>
          <table:table-cell table:formula="of:=TEXT([.B20];&quot;mmmm&quot;)" office:value-type="string" office:string-value="julho" calcext:value-type="string">
            <text:p>julho</text:p>
          </table:table-cell>
          <table:table-cell table:formula="of:=DATEDIF([.B20];TODAY();&quot;Y&quot;)&amp;&quot;, &quot;&amp;DATEDIF([.B20];TODAY();&quot;ym&quot;)&amp;&quot;, &quot;&amp;DATEDIF([.B20];TODAY();&quot;md&quot;)&amp;&quot;.&quot;" office:value-type="string" office:string-value="66, 8, 28." calcext:value-type="string">
            <text:p>66, 8, 28.</text:p>
          </table:table-cell>
          <table:table-cell/>
        </table:table-row>
        <table:table-row table:style-name="ro1">
          <table:table-cell table:formula="of:=[$CADASTRO.B25]" office:value-type="string" office:string-value="Isabelly Mariane Pires Rodrigues" calcext:value-type="string">
            <text:p>Isabelly Mariane Pires Rodrigues</text:p>
          </table:table-cell>
          <table:table-cell office:value-type="date" office:date-value="2008-08-25" calcext:value-type="date">
            <text:p>25/08/08</text:p>
          </table:table-cell>
          <table:table-cell table:formula="of:=DAY([.B21])" office:value-type="float" office:value="25" calcext:value-type="float">
            <text:p>25</text:p>
          </table:table-cell>
          <table:table-cell office:value-type="string" calcext:value-type="string">
            <text:p>de</text:p>
          </table:table-cell>
          <table:table-cell table:formula="of:=MONTH([.B21])" office:value-type="float" office:value="8" calcext:value-type="float">
            <text:p>8</text:p>
          </table:table-cell>
          <table:table-cell table:formula="of:=TEXT([.B21];&quot;mmmm&quot;)" office:value-type="string" office:string-value="agosto" calcext:value-type="string">
            <text:p>agosto</text:p>
          </table:table-cell>
          <table:table-cell table:formula="of:=DATEDIF([.B21];TODAY();&quot;Y&quot;)&amp;&quot;, &quot;&amp;DATEDIF([.B21];TODAY();&quot;ym&quot;)&amp;&quot;, &quot;&amp;DATEDIF([.B21];TODAY();&quot;md&quot;)&amp;&quot;.&quot;" office:value-type="string" office:string-value="14, 7, 25." calcext:value-type="string">
            <text:p>14, 7, 25.</text:p>
          </table:table-cell>
          <table:table-cell/>
        </table:table-row>
        <table:table-row table:style-name="ro1">
          <table:table-cell table:formula="of:=[$CADASTRO.B14]" office:value-type="string" office:string-value="Leonice Raymundo de Fátima Pereira" calcext:value-type="string">
            <text:p>Leonice Raymundo de Fátima Pereira</text:p>
          </table:table-cell>
          <table:table-cell office:value-type="date" office:date-value="1960-09-02" calcext:value-type="date">
            <text:p>02/09/60</text:p>
          </table:table-cell>
          <table:table-cell table:formula="of:=DAY([.B22])" office:value-type="float" office:value="2" calcext:value-type="float">
            <text:p>2</text:p>
          </table:table-cell>
          <table:table-cell office:value-type="string" calcext:value-type="string">
            <text:p>de</text:p>
          </table:table-cell>
          <table:table-cell table:formula="of:=MONTH([.B22])" office:value-type="float" office:value="9" calcext:value-type="float">
            <text:p>9</text:p>
          </table:table-cell>
          <table:table-cell table:formula="of:=TEXT([.B22];&quot;mmmm&quot;)" office:value-type="string" office:string-value="setembro" calcext:value-type="string">
            <text:p>setembro</text:p>
          </table:table-cell>
          <table:table-cell table:formula="of:=DATEDIF([.B22];TODAY();&quot;Y&quot;)&amp;&quot;, &quot;&amp;DATEDIF([.B22];TODAY();&quot;ym&quot;)&amp;&quot;, &quot;&amp;DATEDIF([.B22];TODAY();&quot;md&quot;)&amp;&quot;.&quot;" office:value-type="string" office:string-value="62, 7, 17." calcext:value-type="string">
            <text:p>62, 7, 17.</text:p>
          </table:table-cell>
          <table:table-cell/>
        </table:table-row>
        <table:table-row table:style-name="ro1">
          <table:table-cell table:formula="of:=[$CADASTRO.B26]" office:value-type="string" office:string-value="Thiago Pires Rodrigues" calcext:value-type="string">
            <text:p>Thiago Pires Rodrigues</text:p>
          </table:table-cell>
          <table:table-cell office:value-type="date" office:date-value="2004-09-09" calcext:value-type="date">
            <text:p>09/09/04</text:p>
          </table:table-cell>
          <table:table-cell table:formula="of:=DAY([.B23])" office:value-type="float" office:value="9" calcext:value-type="float">
            <text:p>9</text:p>
          </table:table-cell>
          <table:table-cell office:value-type="string" calcext:value-type="string">
            <text:p>de</text:p>
          </table:table-cell>
          <table:table-cell table:formula="of:=MONTH([.B23])" office:value-type="float" office:value="9" calcext:value-type="float">
            <text:p>9</text:p>
          </table:table-cell>
          <table:table-cell table:formula="of:=TEXT([.B23];&quot;mmmm&quot;)" office:value-type="string" office:string-value="setembro" calcext:value-type="string">
            <text:p>setembro</text:p>
          </table:table-cell>
          <table:table-cell table:formula="of:=DATEDIF([.B23];TODAY();&quot;Y&quot;)&amp;&quot;, &quot;&amp;DATEDIF([.B23];TODAY();&quot;ym&quot;)&amp;&quot;, &quot;&amp;DATEDIF([.B23];TODAY();&quot;md&quot;)&amp;&quot;.&quot;" office:value-type="string" office:string-value="18, 7, 10." calcext:value-type="string">
            <text:p>18, 7, 10.</text:p>
          </table:table-cell>
          <table:table-cell/>
        </table:table-row>
        <table:table-row table:style-name="ro1">
          <table:table-cell table:formula="of:=[$CADASTRO.B18]" office:value-type="string" office:string-value="Damião Gomes" calcext:value-type="string">
            <text:p>Damião Gomes</text:p>
          </table:table-cell>
          <table:table-cell office:value-type="date" office:date-value="1949-09-10" calcext:value-type="date">
            <text:p>10/09/49</text:p>
          </table:table-cell>
          <table:table-cell table:formula="of:=DAY([.B24])" office:value-type="float" office:value="10" calcext:value-type="float">
            <text:p>10</text:p>
          </table:table-cell>
          <table:table-cell office:value-type="string" calcext:value-type="string">
            <text:p>de</text:p>
          </table:table-cell>
          <table:table-cell table:formula="of:=MONTH([.B24])" office:value-type="float" office:value="9" calcext:value-type="float">
            <text:p>9</text:p>
          </table:table-cell>
          <table:table-cell table:formula="of:=TEXT([.B24];&quot;mmmm&quot;)" office:value-type="string" office:string-value="setembro" calcext:value-type="string">
            <text:p>setembro</text:p>
          </table:table-cell>
          <table:table-cell table:formula="of:=DATEDIF([.B24];TODAY();&quot;Y&quot;)&amp;&quot;, &quot;&amp;DATEDIF([.B24];TODAY();&quot;ym&quot;)&amp;&quot;, &quot;&amp;DATEDIF([.B24];TODAY();&quot;md&quot;)&amp;&quot;.&quot;" office:value-type="string" office:string-value="73, 7, 9." calcext:value-type="string">
            <text:p>73, 7, 9.</text:p>
          </table:table-cell>
          <table:table-cell/>
        </table:table-row>
        <table:table-row table:style-name="ro1">
          <table:table-cell table:formula="of:=[$CADASTRO.B12]" office:value-type="string" office:string-value="Vera Lucia Donini de Sousa" calcext:value-type="string">
            <text:p>Vera Lucia Donini de Sousa</text:p>
          </table:table-cell>
          <table:table-cell office:value-type="date" office:date-value="1957-10-06" calcext:value-type="date">
            <text:p>06/10/57</text:p>
          </table:table-cell>
          <table:table-cell table:formula="of:=DAY([.B25])" office:value-type="float" office:value="6" calcext:value-type="float">
            <text:p>6</text:p>
          </table:table-cell>
          <table:table-cell office:value-type="string" calcext:value-type="string">
            <text:p>de</text:p>
          </table:table-cell>
          <table:table-cell table:formula="of:=MONTH([.B25])" office:value-type="float" office:value="10" calcext:value-type="float">
            <text:p>10</text:p>
          </table:table-cell>
          <table:table-cell table:formula="of:=TEXT([.B25];&quot;mmmm&quot;)" office:value-type="string" office:string-value="outubro" calcext:value-type="string">
            <text:p>outubro</text:p>
          </table:table-cell>
          <table:table-cell table:formula="of:=DATEDIF([.B25];TODAY();&quot;Y&quot;)&amp;&quot;, &quot;&amp;DATEDIF([.B25];TODAY();&quot;ym&quot;)&amp;&quot;, &quot;&amp;DATEDIF([.B25];TODAY();&quot;md&quot;)&amp;&quot;.&quot;" office:value-type="string" office:string-value="65, 6, 13." calcext:value-type="string">
            <text:p>65, 6, 13.</text:p>
          </table:table-cell>
          <table:table-cell/>
        </table:table-row>
        <table:table-row table:style-name="ro1">
          <table:table-cell table:formula="of:=[$CADASTRO.B10]" office:value-type="string" office:string-value="Maria de Lourdes Soares de Lima" calcext:value-type="string">
            <text:p>Maria de Lourdes Soares de Lima</text:p>
          </table:table-cell>
          <table:table-cell office:value-type="date" office:date-value="1939-10-08" calcext:value-type="date">
            <text:p>08/10/39</text:p>
          </table:table-cell>
          <table:table-cell table:formula="of:=DAY([.B26])" office:value-type="float" office:value="8" calcext:value-type="float">
            <text:p>8</text:p>
          </table:table-cell>
          <table:table-cell office:value-type="string" calcext:value-type="string">
            <text:p>de</text:p>
          </table:table-cell>
          <table:table-cell table:formula="of:=MONTH([.B26])" office:value-type="float" office:value="10" calcext:value-type="float">
            <text:p>10</text:p>
          </table:table-cell>
          <table:table-cell table:formula="of:=TEXT([.B26];&quot;mmmm&quot;)" office:value-type="string" office:string-value="outubro" calcext:value-type="string">
            <text:p>outubro</text:p>
          </table:table-cell>
          <table:table-cell table:formula="of:=DATEDIF([.B26];TODAY();&quot;Y&quot;)&amp;&quot;, &quot;&amp;DATEDIF([.B26];TODAY();&quot;ym&quot;)&amp;&quot;, &quot;&amp;DATEDIF([.B26];TODAY();&quot;md&quot;)&amp;&quot;.&quot;" office:value-type="string" office:string-value="83, 6, 11." calcext:value-type="string">
            <text:p>83, 6, 11.</text:p>
          </table:table-cell>
          <table:table-cell/>
        </table:table-row>
        <table:table-row table:style-name="ro1">
          <table:table-cell table:formula="of:=[$CADASTRO.B34]" office:value-type="string" office:string-value="Valentina Vieira dos Santos Lima" calcext:value-type="string">
            <text:p>Valentina Vieira dos Santos Lima</text:p>
          </table:table-cell>
          <table:table-cell office:value-type="date" office:date-value="1965-10-08" calcext:value-type="date">
            <text:p>08/10/65</text:p>
          </table:table-cell>
          <table:table-cell table:formula="of:=DAY([.B27])" office:value-type="float" office:value="8" calcext:value-type="float">
            <text:p>8</text:p>
          </table:table-cell>
          <table:table-cell office:value-type="string" calcext:value-type="string">
            <text:p>de</text:p>
          </table:table-cell>
          <table:table-cell table:formula="of:=MONTH([.B27])" office:value-type="float" office:value="10" calcext:value-type="float">
            <text:p>10</text:p>
          </table:table-cell>
          <table:table-cell table:formula="of:=TEXT([.B27];&quot;mmmm&quot;)" office:value-type="string" office:string-value="outubro" calcext:value-type="string">
            <text:p>outubro</text:p>
          </table:table-cell>
          <table:table-cell table:formula="of:=DATEDIF([.B27];TODAY();&quot;Y&quot;)&amp;&quot;, &quot;&amp;DATEDIF([.B27];TODAY();&quot;ym&quot;)&amp;&quot;, &quot;&amp;DATEDIF([.B27];TODAY();&quot;md&quot;)&amp;&quot;.&quot;" office:value-type="string" office:string-value="57, 6, 11." calcext:value-type="string">
            <text:p>57, 6, 11.</text:p>
          </table:table-cell>
          <table:table-cell/>
        </table:table-row>
        <table:table-row table:style-name="ro1">
          <table:table-cell table:formula="of:=[$CADASTRO.B27]" office:value-type="string" office:string-value="Aparecida Dourado de Souza" calcext:value-type="string">
            <text:p>Aparecida Dourado de Souza</text:p>
          </table:table-cell>
          <table:table-cell office:value-type="date" office:date-value="1976-10-16" calcext:value-type="date">
            <text:p>16/10/76</text:p>
          </table:table-cell>
          <table:table-cell table:formula="of:=DAY([.B28])" office:value-type="float" office:value="16" calcext:value-type="float">
            <text:p>16</text:p>
          </table:table-cell>
          <table:table-cell office:value-type="string" calcext:value-type="string">
            <text:p>de</text:p>
          </table:table-cell>
          <table:table-cell table:formula="of:=MONTH([.B28])" office:value-type="float" office:value="10" calcext:value-type="float">
            <text:p>10</text:p>
          </table:table-cell>
          <table:table-cell table:formula="of:=TEXT([.B28];&quot;mmmm&quot;)" office:value-type="string" office:string-value="outubro" calcext:value-type="string">
            <text:p>outubro</text:p>
          </table:table-cell>
          <table:table-cell table:formula="of:=DATEDIF([.B28];TODAY();&quot;Y&quot;)&amp;&quot;, &quot;&amp;DATEDIF([.B28];TODAY();&quot;ym&quot;)&amp;&quot;, &quot;&amp;DATEDIF([.B28];TODAY();&quot;md&quot;)&amp;&quot;.&quot;" office:value-type="string" office:string-value="46, 6, 3." calcext:value-type="string">
            <text:p>46, 6, 3.</text:p>
          </table:table-cell>
          <table:table-cell/>
        </table:table-row>
        <table:table-row table:style-name="ro1">
          <table:table-cell table:formula="of:=[$CADASTRO.B9]" office:value-type="string" office:string-value="Mario José da Silva" calcext:value-type="string">
            <text:p>Mario José da Silva</text:p>
          </table:table-cell>
          <table:table-cell office:value-type="date" office:date-value="1953-10-24" calcext:value-type="date">
            <text:p>24/10/53</text:p>
          </table:table-cell>
          <table:table-cell table:formula="of:=DAY([.B29])" office:value-type="float" office:value="24" calcext:value-type="float">
            <text:p>24</text:p>
          </table:table-cell>
          <table:table-cell office:value-type="string" calcext:value-type="string">
            <text:p>de</text:p>
          </table:table-cell>
          <table:table-cell table:formula="of:=MONTH([.B29])" office:value-type="float" office:value="10" calcext:value-type="float">
            <text:p>10</text:p>
          </table:table-cell>
          <table:table-cell table:formula="of:=TEXT([.B29];&quot;mmmm&quot;)" office:value-type="string" office:string-value="outubro" calcext:value-type="string">
            <text:p>outubro</text:p>
          </table:table-cell>
          <table:table-cell table:formula="of:=DATEDIF([.B29];TODAY();&quot;Y&quot;)&amp;&quot;, &quot;&amp;DATEDIF([.B29];TODAY();&quot;ym&quot;)&amp;&quot;, &quot;&amp;DATEDIF([.B29];TODAY();&quot;md&quot;)&amp;&quot;.&quot;" office:value-type="string" office:string-value="69, 5, 26." calcext:value-type="string">
            <text:p>69, 5, 26.</text:p>
          </table:table-cell>
          <table:table-cell/>
        </table:table-row>
        <table:table-row table:style-name="ro1">
          <table:table-cell table:formula="of:=[$CADASTRO.B8]" office:value-type="string" office:string-value="Maria Aparecida da Silva" calcext:value-type="string">
            <text:p>Maria Aparecida da Silva</text:p>
          </table:table-cell>
          <table:table-cell office:value-type="date" office:date-value="1955-11-10" calcext:value-type="date">
            <text:p>10/11/55</text:p>
          </table:table-cell>
          <table:table-cell table:formula="of:=DAY([.B30])" office:value-type="float" office:value="10" calcext:value-type="float">
            <text:p>10</text:p>
          </table:table-cell>
          <table:table-cell office:value-type="string" calcext:value-type="string">
            <text:p>de</text:p>
          </table:table-cell>
          <table:table-cell table:formula="of:=MONTH([.B30])" office:value-type="float" office:value="11" calcext:value-type="float">
            <text:p>11</text:p>
          </table:table-cell>
          <table:table-cell table:formula="of:=TEXT([.B30];&quot;mmmm&quot;)" office:value-type="string" office:string-value="novembro" calcext:value-type="string">
            <text:p>novembro</text:p>
          </table:table-cell>
          <table:table-cell table:formula="of:=DATEDIF([.B30];TODAY();&quot;Y&quot;)&amp;&quot;, &quot;&amp;DATEDIF([.B30];TODAY();&quot;ym&quot;)&amp;&quot;, &quot;&amp;DATEDIF([.B30];TODAY();&quot;md&quot;)&amp;&quot;.&quot;" office:value-type="string" office:string-value="67, 5, 9." calcext:value-type="string">
            <text:p>67, 5, 9.</text:p>
          </table:table-cell>
          <table:table-cell/>
        </table:table-row>
        <table:table-row table:style-name="ro1">
          <table:table-cell table:formula="of:=[$CADASTRO.B20]" office:value-type="string" office:string-value="Maria da Pureza dos Santos" calcext:value-type="string">
            <text:p>Maria da Pureza dos Santos</text:p>
          </table:table-cell>
          <table:table-cell office:value-type="date" office:date-value="1926-11-20" calcext:value-type="date">
            <text:p>20/11/26</text:p>
          </table:table-cell>
          <table:table-cell table:formula="of:=DAY([.B31])" office:value-type="float" office:value="20" calcext:value-type="float">
            <text:p>20</text:p>
          </table:table-cell>
          <table:table-cell office:value-type="string" calcext:value-type="string">
            <text:p>de</text:p>
          </table:table-cell>
          <table:table-cell table:formula="of:=MONTH([.B31])" office:value-type="float" office:value="11" calcext:value-type="float">
            <text:p>11</text:p>
          </table:table-cell>
          <table:table-cell table:formula="of:=TEXT([.B31];&quot;mmmm&quot;)" office:value-type="string" office:string-value="novembro" calcext:value-type="string">
            <text:p>novembro</text:p>
          </table:table-cell>
          <table:table-cell table:formula="of:=DATEDIF([.B31];TODAY();&quot;Y&quot;)&amp;&quot;, &quot;&amp;DATEDIF([.B31];TODAY();&quot;ym&quot;)&amp;&quot;, &quot;&amp;DATEDIF([.B31];TODAY();&quot;md&quot;)&amp;&quot;.&quot;" office:value-type="string" office:string-value="96, 4, 30." calcext:value-type="string">
            <text:p>96, 4, 30.</text:p>
          </table:table-cell>
          <table:table-cell/>
        </table:table-row>
        <table:table-row table:style-name="ro1">
          <table:table-cell table:formula="of:=[$CADASTRO.B38]" office:value-type="string" office:string-value="Wilson da Xácara" calcext:value-type="string">
            <text:p>Wilson da Xácara</text:p>
          </table:table-cell>
          <table:table-cell table:style-name="Default"/>
          <table:table-cell table:number-columns-repeated="6"/>
        </table:table-row>
        <table:table-row table:style-name="ro1">
          <table:table-cell table:formula="of:=[$CADASTRO.B39]" office:value-type="string" office:string-value="Neusa da Chácara" calcext:value-type="string">
            <text:p>Neusa da Chácara</text:p>
          </table:table-cell>
          <table:table-cell table:style-name="Default"/>
          <table:table-cell table:number-columns-repeated="6"/>
        </table:table-row>
        <table:table-row table:style-name="ro1">
          <table:table-cell table:formula="of:=[$CADASTRO.B40]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</table:table>
      <table:table table:name="LISTA DE ANIVERSÁRIOS" table:style-name="ta1">
        <table:table-column table:style-name="co18" table:default-cell-style-name="ce27"/>
        <table:table-column table:style-name="co19" table:default-cell-style-name="ce29"/>
        <table:table-column table:style-name="co20" table:default-cell-style-name="ce27"/>
        <table:table-column table:style-name="co3" table:number-columns-repeated="3" table:default-cell-style-name="Default"/>
        <table:table-row table:style-name="ro1">
          <table:table-cell table:style-name="ce12" office:value-type="string" calcext:value-type="string">
            <text:p>NOME</text:p>
          </table:table-cell>
          <table:table-cell table:style-name="ce12" office:value-type="string" calcext:value-type="string">
            <text:p>DIA</text:p>
          </table:table-cell>
          <table:table-cell table:style-name="ce12" office:value-type="string" calcext:value-type="string">
            <text:p>MÊS</text:p>
          </table:table-cell>
          <table:table-cell table:number-columns-repeated="3"/>
        </table:table-row>
        <table:table-row table:style-name="ro3">
          <table:table-cell table:formula="of:=[$'CÁLCULO DE IDADE'.A2]" office:value-type="string" office:string-value="Maria Nerci Nunes de Sousa" calcext:value-type="string">
            <text:p>Maria Nerci Nunes de Sousa</text:p>
          </table:table-cell>
          <table:table-cell table:formula="of:=[$'CÁLCULO DE IDADE'.C2]" office:value-type="float" office:value="2" calcext:value-type="float">
            <text:p>2</text:p>
          </table:table-cell>
          <table:table-cell table:formula="of:=[$'CÁLCULO DE IDADE'.F2]" office:value-type="string" office:string-value="janeiro" calcext:value-type="string">
            <text:p>janeiro</text:p>
          </table:table-cell>
          <table:table-cell table:number-columns-repeated="3"/>
        </table:table-row>
        <table:table-row table:style-name="ro3">
          <table:table-cell table:formula="of:=[$'CÁLCULO DE IDADE'.A3]" office:value-type="string" office:string-value="Antonio Benedito da Silva" calcext:value-type="string">
            <text:p>Antonio Benedito da Silva</text:p>
          </table:table-cell>
          <table:table-cell table:formula="of:=[$'CÁLCULO DE IDADE'.C3]" office:value-type="float" office:value="11" calcext:value-type="float">
            <text:p>11</text:p>
          </table:table-cell>
          <table:table-cell table:formula="of:=[$'CÁLCULO DE IDADE'.F3]" office:value-type="string" office:string-value="janeiro" calcext:value-type="string">
            <text:p>janeiro</text:p>
          </table:table-cell>
          <table:table-cell table:number-columns-repeated="3"/>
        </table:table-row>
        <table:table-row table:style-name="ro3">
          <table:table-cell table:formula="of:=[$'CÁLCULO DE IDADE'.A4]" office:value-type="string" office:string-value="Irani Bezerra" calcext:value-type="string">
            <text:p>Irani Bezerra</text:p>
          </table:table-cell>
          <table:table-cell table:formula="of:=[$'CÁLCULO DE IDADE'.C4]" office:value-type="float" office:value="11" calcext:value-type="float">
            <text:p>11</text:p>
          </table:table-cell>
          <table:table-cell table:formula="of:=[$'CÁLCULO DE IDADE'.F4]" office:value-type="string" office:string-value="janeiro" calcext:value-type="string">
            <text:p>janeiro</text:p>
          </table:table-cell>
          <table:table-cell table:number-columns-repeated="3"/>
        </table:table-row>
        <table:table-row table:style-name="ro3">
          <table:table-cell table:formula="of:=[$'CÁLCULO DE IDADE'.A5]" office:value-type="string" office:string-value="Marlene Damião da Costa" calcext:value-type="string">
            <text:p>Marlene Damião da Costa</text:p>
          </table:table-cell>
          <table:table-cell table:formula="of:=[$'CÁLCULO DE IDADE'.C5]" office:value-type="float" office:value="23" calcext:value-type="float">
            <text:p>23</text:p>
          </table:table-cell>
          <table:table-cell table:formula="of:=[$'CÁLCULO DE IDADE'.F5]" office:value-type="string" office:string-value="janeiro" calcext:value-type="string">
            <text:p>janeiro</text:p>
          </table:table-cell>
          <table:table-cell table:number-columns-repeated="3"/>
        </table:table-row>
        <table:table-row table:style-name="ro3">
          <table:table-cell table:formula="of:=[$'CÁLCULO DE IDADE'.A6]" office:value-type="string" office:string-value="Paulo Roberto de Sousa" calcext:value-type="string">
            <text:p>Paulo Roberto de Sousa</text:p>
          </table:table-cell>
          <table:table-cell table:formula="of:=[$'CÁLCULO DE IDADE'.C6]" office:value-type="float" office:value="25" calcext:value-type="float">
            <text:p>25</text:p>
          </table:table-cell>
          <table:table-cell table:formula="of:=[$'CÁLCULO DE IDADE'.F6]" office:value-type="string" office:string-value="janeiro" calcext:value-type="string">
            <text:p>janeiro</text:p>
          </table:table-cell>
          <table:table-cell table:number-columns-repeated="2"/>
          <table:table-cell>
            <draw:frame draw:z-index="0" draw:style-name="gr2" draw:text-style-name="P1" svg:width="6.324cm" svg:height="4.537cm" svg:x="0.944cm" svg:y="0.001cm">
              <draw:text-box>
                <text:p><text:span text:style-name="T1">ORIENTAÇÃO:</text:span> </text:p>
                <text:p>Aqui você selecione a última linha das colunas (<text:span text:style-name="T1">B</text:span>, <text:span text:style-name="T1">C</text:span>, e <text:span text:style-name="T1">D</text:span>) e pegue na alça da SELEÇÃO e arraste para baixo.</text:p>
                <text:p>Agora você tem uma lista ordenada por Mês, dia, e o nome, que poderá ser impressa.</text:p>
              </draw:text-box>
            </draw:frame>
          </table:table-cell>
        </table:table-row>
        <table:table-row table:style-name="ro3">
          <table:table-cell table:formula="of:=[$'CÁLCULO DE IDADE'.A7]" office:value-type="string" office:string-value="Jonas de Lima" calcext:value-type="string">
            <text:p>Jonas de Lima</text:p>
          </table:table-cell>
          <table:table-cell table:formula="of:=[$'CÁLCULO DE IDADE'.C7]" office:value-type="float" office:value="8" calcext:value-type="float">
            <text:p>8</text:p>
          </table:table-cell>
          <table:table-cell table:formula="of:=[$'CÁLCULO DE IDADE'.F7]" office:value-type="string" office:string-value="fevereiro" calcext:value-type="string">
            <text:p>fevereiro</text:p>
          </table:table-cell>
          <table:table-cell table:number-columns-repeated="3"/>
        </table:table-row>
        <table:table-row table:style-name="ro3">
          <table:table-cell table:formula="of:=[$'CÁLCULO DE IDADE'.A8]" office:value-type="string" office:string-value="Rosemeire Pires Rodrigues" calcext:value-type="string">
            <text:p>Rosemeire Pires Rodrigues</text:p>
          </table:table-cell>
          <table:table-cell table:formula="of:=[$'CÁLCULO DE IDADE'.C8]" office:value-type="float" office:value="8" calcext:value-type="float">
            <text:p>8</text:p>
          </table:table-cell>
          <table:table-cell table:formula="of:=[$'CÁLCULO DE IDADE'.F8]" office:value-type="string" office:string-value="fevereiro" calcext:value-type="string">
            <text:p>fevereiro</text:p>
          </table:table-cell>
          <table:table-cell table:number-columns-repeated="3"/>
        </table:table-row>
        <table:table-row table:style-name="ro3">
          <table:table-cell table:formula="of:=[$'CÁLCULO DE IDADE'.A9]" office:value-type="string" office:string-value="Elena Maria da Silva Gomes" calcext:value-type="string">
            <text:p>Elena Maria da Silva Gomes</text:p>
          </table:table-cell>
          <table:table-cell table:formula="of:=[$'CÁLCULO DE IDADE'.C9]" office:value-type="float" office:value="25" calcext:value-type="float">
            <text:p>25</text:p>
          </table:table-cell>
          <table:table-cell table:formula="of:=[$'CÁLCULO DE IDADE'.F9]" office:value-type="string" office:string-value="fevereiro" calcext:value-type="string">
            <text:p>fevereiro</text:p>
          </table:table-cell>
          <table:table-cell table:number-columns-repeated="3"/>
        </table:table-row>
        <table:table-row table:style-name="ro3">
          <table:table-cell table:formula="of:=[$'CÁLCULO DE IDADE'.A10]" office:value-type="string" office:string-value="Sônia Gomes Fávaro Bezerra" calcext:value-type="string">
            <text:p>Sônia Gomes Fávaro Bezerra</text:p>
          </table:table-cell>
          <table:table-cell table:formula="of:=[$'CÁLCULO DE IDADE'.C10]" office:value-type="float" office:value="25" calcext:value-type="float">
            <text:p>25</text:p>
          </table:table-cell>
          <table:table-cell table:formula="of:=[$'CÁLCULO DE IDADE'.F10]" office:value-type="string" office:string-value="fevereiro" calcext:value-type="string">
            <text:p>fevereiro</text:p>
          </table:table-cell>
          <table:table-cell table:number-columns-repeated="3"/>
        </table:table-row>
        <table:table-row table:style-name="ro3">
          <table:table-cell table:formula="of:=[$'CÁLCULO DE IDADE'.A11]" office:value-type="string" office:string-value="Luciana Nunes de Sousa" calcext:value-type="string">
            <text:p>Luciana Nunes de Sousa</text:p>
          </table:table-cell>
          <table:table-cell table:formula="of:=[$'CÁLCULO DE IDADE'.C11]" office:value-type="float" office:value="24" calcext:value-type="float">
            <text:p>24</text:p>
          </table:table-cell>
          <table:table-cell table:formula="of:=[$'CÁLCULO DE IDADE'.F11]" office:value-type="string" office:string-value="março" calcext:value-type="string">
            <text:p>março</text:p>
          </table:table-cell>
          <table:table-cell table:number-columns-repeated="3"/>
        </table:table-row>
        <table:table-row table:style-name="ro3">
          <table:table-cell table:formula="of:=[$'CÁLCULO DE IDADE'.A12]" office:value-type="string" office:string-value="Elza Vieira Perrutt da Silva" calcext:value-type="string">
            <text:p>Elza Vieira Perrutt da Silva</text:p>
          </table:table-cell>
          <table:table-cell table:formula="of:=[$'CÁLCULO DE IDADE'.C12]" office:value-type="float" office:value="20" calcext:value-type="float">
            <text:p>20</text:p>
          </table:table-cell>
          <table:table-cell table:formula="of:=[$'CÁLCULO DE IDADE'.F12]" office:value-type="string" office:string-value="maio" calcext:value-type="string">
            <text:p>maio</text:p>
          </table:table-cell>
          <table:table-cell table:number-columns-repeated="3"/>
        </table:table-row>
        <table:table-row table:style-name="ro3">
          <table:table-cell table:formula="of:=[$'CÁLCULO DE IDADE'.A13]" office:value-type="string" office:string-value="Elza Genoveva Pezato" calcext:value-type="string">
            <text:p>Elza Genoveva Pezato</text:p>
          </table:table-cell>
          <table:table-cell table:formula="of:=[$'CÁLCULO DE IDADE'.C13]" office:value-type="float" office:value="25" calcext:value-type="float">
            <text:p>25</text:p>
          </table:table-cell>
          <table:table-cell table:formula="of:=[$'CÁLCULO DE IDADE'.F13]" office:value-type="string" office:string-value="maio" calcext:value-type="string">
            <text:p>maio</text:p>
          </table:table-cell>
          <table:table-cell table:number-columns-repeated="3"/>
        </table:table-row>
        <table:table-row table:style-name="ro3">
          <table:table-cell table:formula="of:=[$'CÁLCULO DE IDADE'.A14]" office:value-type="string" office:string-value="Maria Madalena R. dos Santos Gomes" calcext:value-type="string">
            <text:p>Maria Madalena R. dos Santos Gomes</text:p>
          </table:table-cell>
          <table:table-cell table:formula="of:=[$'CÁLCULO DE IDADE'.C14]" office:value-type="float" office:value="6" calcext:value-type="float">
            <text:p>6</text:p>
          </table:table-cell>
          <table:table-cell table:formula="of:=[$'CÁLCULO DE IDADE'.F14]" office:value-type="string" office:string-value="junho" calcext:value-type="string">
            <text:p>junho</text:p>
          </table:table-cell>
          <table:table-cell table:number-columns-repeated="3"/>
        </table:table-row>
        <table:table-row table:style-name="ro3">
          <table:table-cell table:formula="of:=[$'CÁLCULO DE IDADE'.A15]" office:value-type="string" office:string-value="Roberto Soares Pereira" calcext:value-type="string">
            <text:p>Roberto Soares Pereira</text:p>
          </table:table-cell>
          <table:table-cell table:formula="of:=[$'CÁLCULO DE IDADE'.C15]" office:value-type="float" office:value="6" calcext:value-type="float">
            <text:p>6</text:p>
          </table:table-cell>
          <table:table-cell table:formula="of:=[$'CÁLCULO DE IDADE'.F15]" office:value-type="string" office:string-value="junho" calcext:value-type="string">
            <text:p>junho</text:p>
          </table:table-cell>
          <table:table-cell table:number-columns-repeated="3"/>
        </table:table-row>
        <table:table-row table:style-name="ro3">
          <table:table-cell table:formula="of:=[$'CÁLCULO DE IDADE'.A16]" office:value-type="string" office:string-value="Dorival José de Lima" calcext:value-type="string">
            <text:p>Dorival José de Lima</text:p>
          </table:table-cell>
          <table:table-cell table:formula="of:=[$'CÁLCULO DE IDADE'.C16]" office:value-type="float" office:value="17" calcext:value-type="float">
            <text:p>17</text:p>
          </table:table-cell>
          <table:table-cell table:formula="of:=[$'CÁLCULO DE IDADE'.F16]" office:value-type="string" office:string-value="junho" calcext:value-type="string">
            <text:p>junho</text:p>
          </table:table-cell>
          <table:table-cell table:number-columns-repeated="3"/>
        </table:table-row>
        <table:table-row table:style-name="ro3">
          <table:table-cell table:formula="of:=[$'CÁLCULO DE IDADE'.A17]" office:value-type="string" office:string-value="Eliza Dias Silva" calcext:value-type="string">
            <text:p>Eliza Dias Silva</text:p>
          </table:table-cell>
          <table:table-cell table:formula="of:=[$'CÁLCULO DE IDADE'.C17]" office:value-type="float" office:value="22" calcext:value-type="float">
            <text:p>22</text:p>
          </table:table-cell>
          <table:table-cell table:formula="of:=[$'CÁLCULO DE IDADE'.F17]" office:value-type="string" office:string-value="junho" calcext:value-type="string">
            <text:p>junho</text:p>
          </table:table-cell>
          <table:table-cell table:number-columns-repeated="3"/>
        </table:table-row>
        <table:table-row table:style-name="ro3">
          <table:table-cell table:formula="of:=[$'CÁLCULO DE IDADE'.A18]" office:value-type="string" office:string-value="Aparecido Gomes" calcext:value-type="string">
            <text:p>Aparecido Gomes</text:p>
          </table:table-cell>
          <table:table-cell table:formula="of:=[$'CÁLCULO DE IDADE'.C18]" office:value-type="float" office:value="25" calcext:value-type="float">
            <text:p>25</text:p>
          </table:table-cell>
          <table:table-cell table:formula="of:=[$'CÁLCULO DE IDADE'.F18]" office:value-type="string" office:string-value="junho" calcext:value-type="string">
            <text:p>junho</text:p>
          </table:table-cell>
          <table:table-cell table:number-columns-repeated="3"/>
        </table:table-row>
        <table:table-row table:style-name="ro3">
          <table:table-cell table:formula="of:=[$'CÁLCULO DE IDADE'.A19]" office:value-type="string" office:string-value="Josefa Nunes da Silva Meneguetti" calcext:value-type="string">
            <text:p>Josefa Nunes da Silva Meneguetti</text:p>
          </table:table-cell>
          <table:table-cell table:formula="of:=[$'CÁLCULO DE IDADE'.C19]" office:value-type="float" office:value="25" calcext:value-type="float">
            <text:p>25</text:p>
          </table:table-cell>
          <table:table-cell table:formula="of:=[$'CÁLCULO DE IDADE'.F19]" office:value-type="string" office:string-value="junho" calcext:value-type="string">
            <text:p>junho</text:p>
          </table:table-cell>
          <table:table-cell table:number-columns-repeated="3"/>
        </table:table-row>
        <table:table-row table:style-name="ro3">
          <table:table-cell table:formula="of:=[$'CÁLCULO DE IDADE'.A20]" office:value-type="string" office:string-value="Irma Aparecida Mateus Polizel" calcext:value-type="string">
            <text:p>Irma Aparecida Mateus Polizel</text:p>
          </table:table-cell>
          <table:table-cell table:formula="of:=[$'CÁLCULO DE IDADE'.C20]" office:value-type="float" office:value="22" calcext:value-type="float">
            <text:p>22</text:p>
          </table:table-cell>
          <table:table-cell table:formula="of:=[$'CÁLCULO DE IDADE'.F20]" office:value-type="string" office:string-value="julho" calcext:value-type="string">
            <text:p>julho</text:p>
          </table:table-cell>
          <table:table-cell table:number-columns-repeated="3"/>
        </table:table-row>
        <table:table-row table:style-name="ro3">
          <table:table-cell table:formula="of:=[$'CÁLCULO DE IDADE'.A21]" office:value-type="string" office:string-value="Isabelly Mariane Pires Rodrigues" calcext:value-type="string">
            <text:p>Isabelly Mariane Pires Rodrigues</text:p>
          </table:table-cell>
          <table:table-cell table:formula="of:=[$'CÁLCULO DE IDADE'.C21]" office:value-type="float" office:value="25" calcext:value-type="float">
            <text:p>25</text:p>
          </table:table-cell>
          <table:table-cell table:formula="of:=[$'CÁLCULO DE IDADE'.F21]" office:value-type="string" office:string-value="agosto" calcext:value-type="string">
            <text:p>agosto</text:p>
          </table:table-cell>
          <table:table-cell table:number-columns-repeated="3"/>
        </table:table-row>
        <table:table-row table:style-name="ro3">
          <table:table-cell table:formula="of:=[$'CÁLCULO DE IDADE'.A22]" office:value-type="string" office:string-value="Leonice Raymundo de Fátima Pereira" calcext:value-type="string">
            <text:p>Leonice Raymundo de Fátima Pereira</text:p>
          </table:table-cell>
          <table:table-cell table:formula="of:=[$'CÁLCULO DE IDADE'.C22]" office:value-type="float" office:value="2" calcext:value-type="float">
            <text:p>2</text:p>
          </table:table-cell>
          <table:table-cell table:formula="of:=[$'CÁLCULO DE IDADE'.F22]" office:value-type="string" office:string-value="setembro" calcext:value-type="string">
            <text:p>setembro</text:p>
          </table:table-cell>
          <table:table-cell table:number-columns-repeated="3"/>
        </table:table-row>
        <table:table-row table:style-name="ro3">
          <table:table-cell table:formula="of:=[$'CÁLCULO DE IDADE'.A23]" office:value-type="string" office:string-value="Thiago Pires Rodrigues" calcext:value-type="string">
            <text:p>Thiago Pires Rodrigues</text:p>
          </table:table-cell>
          <table:table-cell table:formula="of:=[$'CÁLCULO DE IDADE'.C23]" office:value-type="float" office:value="9" calcext:value-type="float">
            <text:p>9</text:p>
          </table:table-cell>
          <table:table-cell table:formula="of:=[$'CÁLCULO DE IDADE'.F23]" office:value-type="string" office:string-value="setembro" calcext:value-type="string">
            <text:p>setembro</text:p>
          </table:table-cell>
          <table:table-cell table:number-columns-repeated="3"/>
        </table:table-row>
        <table:table-row table:style-name="ro3">
          <table:table-cell table:formula="of:=[$'CÁLCULO DE IDADE'.A24]" office:value-type="string" office:string-value="Damião Gomes" calcext:value-type="string">
            <text:p>Damião Gomes</text:p>
          </table:table-cell>
          <table:table-cell table:formula="of:=[$'CÁLCULO DE IDADE'.C24]" office:value-type="float" office:value="10" calcext:value-type="float">
            <text:p>10</text:p>
          </table:table-cell>
          <table:table-cell table:formula="of:=[$'CÁLCULO DE IDADE'.F24]" office:value-type="string" office:string-value="setembro" calcext:value-type="string">
            <text:p>setembro</text:p>
          </table:table-cell>
          <table:table-cell table:number-columns-repeated="3"/>
        </table:table-row>
        <table:table-row table:style-name="ro3">
          <table:table-cell table:formula="of:=[$'CÁLCULO DE IDADE'.A25]" office:value-type="string" office:string-value="Vera Lucia Donini de Sousa" calcext:value-type="string">
            <text:p>Vera Lucia Donini de Sousa</text:p>
          </table:table-cell>
          <table:table-cell table:formula="of:=[$'CÁLCULO DE IDADE'.C25]" office:value-type="float" office:value="6" calcext:value-type="float">
            <text:p>6</text:p>
          </table:table-cell>
          <table:table-cell table:formula="of:=[$'CÁLCULO DE IDADE'.F25]" office:value-type="string" office:string-value="outubro" calcext:value-type="string">
            <text:p>outubro</text:p>
          </table:table-cell>
          <table:table-cell table:number-columns-repeated="3"/>
        </table:table-row>
        <table:table-row table:style-name="ro3">
          <table:table-cell table:formula="of:=[$'CÁLCULO DE IDADE'.A26]" office:value-type="string" office:string-value="Maria de Lourdes Soares de Lima" calcext:value-type="string">
            <text:p>Maria de Lourdes Soares de Lima</text:p>
          </table:table-cell>
          <table:table-cell table:formula="of:=[$'CÁLCULO DE IDADE'.C26]" office:value-type="float" office:value="8" calcext:value-type="float">
            <text:p>8</text:p>
          </table:table-cell>
          <table:table-cell table:formula="of:=[$'CÁLCULO DE IDADE'.F26]" office:value-type="string" office:string-value="outubro" calcext:value-type="string">
            <text:p>outubro</text:p>
          </table:table-cell>
          <table:table-cell table:number-columns-repeated="3"/>
        </table:table-row>
        <table:table-row table:style-name="ro3">
          <table:table-cell table:formula="of:=[$'CÁLCULO DE IDADE'.A27]" office:value-type="string" office:string-value="Valentina Vieira dos Santos Lima" calcext:value-type="string">
            <text:p>Valentina Vieira dos Santos Lima</text:p>
          </table:table-cell>
          <table:table-cell table:formula="of:=[$'CÁLCULO DE IDADE'.C27]" office:value-type="float" office:value="8" calcext:value-type="float">
            <text:p>8</text:p>
          </table:table-cell>
          <table:table-cell table:formula="of:=[$'CÁLCULO DE IDADE'.F27]" office:value-type="string" office:string-value="outubro" calcext:value-type="string">
            <text:p>outubro</text:p>
          </table:table-cell>
          <table:table-cell table:number-columns-repeated="3"/>
        </table:table-row>
        <table:table-row table:style-name="ro3">
          <table:table-cell table:formula="of:=[$'CÁLCULO DE IDADE'.A28]" office:value-type="string" office:string-value="Aparecida Dourado de Souza" calcext:value-type="string">
            <text:p>Aparecida Dourado de Souza</text:p>
          </table:table-cell>
          <table:table-cell table:formula="of:=[$'CÁLCULO DE IDADE'.C28]" office:value-type="float" office:value="16" calcext:value-type="float">
            <text:p>16</text:p>
          </table:table-cell>
          <table:table-cell table:formula="of:=[$'CÁLCULO DE IDADE'.F28]" office:value-type="string" office:string-value="outubro" calcext:value-type="string">
            <text:p>outubro</text:p>
          </table:table-cell>
          <table:table-cell table:number-columns-repeated="3"/>
        </table:table-row>
        <table:table-row table:style-name="ro3">
          <table:table-cell table:formula="of:=[$'CÁLCULO DE IDADE'.A29]" office:value-type="string" office:string-value="Mario José da Silva" calcext:value-type="string">
            <text:p>Mario José da Silva</text:p>
          </table:table-cell>
          <table:table-cell table:formula="of:=[$'CÁLCULO DE IDADE'.C29]" office:value-type="float" office:value="24" calcext:value-type="float">
            <text:p>24</text:p>
          </table:table-cell>
          <table:table-cell table:formula="of:=[$'CÁLCULO DE IDADE'.F29]" office:value-type="string" office:string-value="outubro" calcext:value-type="string">
            <text:p>outubro</text:p>
          </table:table-cell>
          <table:table-cell table:number-columns-repeated="3"/>
        </table:table-row>
        <table:table-row table:style-name="ro3">
          <table:table-cell table:formula="of:=[$'CÁLCULO DE IDADE'.A30]" office:value-type="string" office:string-value="Maria Aparecida da Silva" calcext:value-type="string">
            <text:p>Maria Aparecida da Silva</text:p>
          </table:table-cell>
          <table:table-cell table:formula="of:=[$'CÁLCULO DE IDADE'.C30]" office:value-type="float" office:value="10" calcext:value-type="float">
            <text:p>10</text:p>
          </table:table-cell>
          <table:table-cell table:formula="of:=[$'CÁLCULO DE IDADE'.F30]" office:value-type="string" office:string-value="novembro" calcext:value-type="string">
            <text:p>novembro</text:p>
          </table:table-cell>
          <table:table-cell table:number-columns-repeated="3"/>
        </table:table-row>
        <table:table-row table:style-name="ro3">
          <table:table-cell table:formula="of:=[$'CÁLCULO DE IDADE'.A31]" office:value-type="string" office:string-value="Maria da Pureza dos Santos" calcext:value-type="string">
            <text:p>Maria da Pureza dos Santos</text:p>
          </table:table-cell>
          <table:table-cell table:formula="of:=[$'CÁLCULO DE IDADE'.C31]" office:value-type="float" office:value="20" calcext:value-type="float">
            <text:p>20</text:p>
          </table:table-cell>
          <table:table-cell table:formula="of:=[$'CÁLCULO DE IDADE'.F31]" office:value-type="string" office:string-value="novembro" calcext:value-type="string">
            <text:p>novembro</text:p>
          </table:table-cell>
          <table:table-cell table:number-columns-repeated="3"/>
        </table:table-row>
        <table:table-row table:style-name="ro1" table:number-rows-repeated="5">
          <table:table-cell table:style-name="ce28"/>
          <table:table-cell table:style-name="ce30"/>
          <table:table-cell table:style-name="ce28"/>
          <table:table-cell table:number-columns-repeated="3"/>
        </table:table-row>
        <table:table-row table:style-name="ro1">
          <table:table-cell table:style-name="ce28"/>
          <table:table-cell table:style-name="ce30"/>
          <table:table-cell table:style-name="ce28"/>
          <table:table-cell table:number-columns-repeated="3"/>
        </table:table-row>
      </table:table>
      <table:table table:name="ORDEM DE IDADE" table:style-name="ta1">
        <table:table-column table:style-name="co21" table:default-cell-style-name="Default"/>
        <table:table-column table:style-name="co22" table:default-cell-style-name="ce6"/>
        <table:table-column table:style-name="co1" table:number-columns-repeated="3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3" table:number-columns-repeated="16375" table:default-cell-style-name="Default"/>
        <table:table-row table:style-name="ro2">
          <table:table-cell table:style-name="ce7" office:value-type="string" calcext:value-type="string">
            <text:p>NOME</text:p>
          </table:table-cell>
          <table:table-cell table:style-name="ce8" office:value-type="string" calcext:value-type="string">
            <text:p>NACTO</text:p>
          </table:table-cell>
          <table:table-cell table:style-name="ce34" office:value-type="string" calcext:value-type="string" table:number-columns-spanned="4" table:number-rows-spanned="1">
            <text:p>TRADUÇÃO</text:p>
          </table:table-cell>
          <table:covered-table-cell table:style-name="ce34"/>
          <table:covered-table-cell table:number-columns-repeated="2" table:style-name="ce10"/>
          <table:table-cell table:style-name="ce11" office:value-type="string" calcext:value-type="string">
            <text:p>Ano, Meses e dias</text:p>
          </table:table-cell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  <table:table-cell table:style-name="ce34" table:number-columns-spanned="4" table:number-rows-spanned="1"/>
          <table:covered-table-cell table:style-name="ce34"/>
          <table:covered-table-cell table:number-columns-repeated="2" table:style-name="ce10"/>
          <table:table-cell table:style-name="ce11"/>
          <table:table-cell table:style-name="ce7"/>
          <table:table-cell table:style-name="ce8"/>
        </table:table-row>
        <table:table-row table:style-name="ro1">
          <table:table-cell table:formula="of:=[$CADASTRO.B25]" office:value-type="string" office:string-value="Isabelly Mariane Pires Rodrigues" calcext:value-type="string">
            <text:p>Isabelly Mariane Pires Rodrigues</text:p>
          </table:table-cell>
          <table:table-cell office:value-type="date" office:date-value="2008-08-25" calcext:value-type="date">
            <text:p>25/08/08</text:p>
          </table:table-cell>
          <table:table-cell table:formula="of:=DAY([.B2])" office:value-type="float" office:value="25" calcext:value-type="float">
            <text:p>25</text:p>
          </table:table-cell>
          <table:table-cell office:value-type="string" calcext:value-type="string">
            <text:p>de</text:p>
          </table:table-cell>
          <table:table-cell table:formula="of:=MONTH([.B2])" office:value-type="float" office:value="8" calcext:value-type="float">
            <text:p>8</text:p>
          </table:table-cell>
          <table:table-cell table:formula="of:=TEXT([.B2];&quot;mmmm&quot;)" office:value-type="string" office:string-value="agosto" calcext:value-type="string">
            <text:p>agosto</text:p>
          </table:table-cell>
          <table:table-cell table:formula="of:=DATEDIF([.B2];TODAY();&quot;Y&quot;)&amp;&quot;, &quot;&amp;DATEDIF([.B2];TODAY();&quot;ym&quot;)&amp;&quot;, &quot;&amp;DATEDIF([.B2];TODAY();&quot;md&quot;)&amp;&quot;.&quot;" office:value-type="string" office:string-value="14, 7, 25." calcext:value-type="string">
            <text:p>14, 7, 25.</text:p>
          </table:table-cell>
          <table:table-cell table:number-columns-repeated="16375"/>
        </table:table-row>
        <table:table-row table:style-name="ro1">
          <table:table-cell table:formula="of:=[$CADASTRO.B26]" office:value-type="string" office:string-value="Thiago Pires Rodrigues" calcext:value-type="string">
            <text:p>Thiago Pires Rodrigues</text:p>
          </table:table-cell>
          <table:table-cell office:value-type="date" office:date-value="2004-09-09" calcext:value-type="date">
            <text:p>09/09/04</text:p>
          </table:table-cell>
          <table:table-cell table:formula="of:=DAY([.B3])" office:value-type="float" office:value="9" calcext:value-type="float">
            <text:p>9</text:p>
          </table:table-cell>
          <table:table-cell office:value-type="string" calcext:value-type="string">
            <text:p>de</text:p>
          </table:table-cell>
          <table:table-cell table:formula="of:=MONTH([.B3])" office:value-type="float" office:value="9" calcext:value-type="float">
            <text:p>9</text:p>
          </table:table-cell>
          <table:table-cell table:formula="of:=TEXT([.B3];&quot;mmmm&quot;)" office:value-type="string" office:string-value="setembro" calcext:value-type="string">
            <text:p>setembro</text:p>
          </table:table-cell>
          <table:table-cell table:formula="of:=DATEDIF([.B3];TODAY();&quot;Y&quot;)&amp;&quot;, &quot;&amp;DATEDIF([.B3];TODAY();&quot;ym&quot;)&amp;&quot;, &quot;&amp;DATEDIF([.B3];TODAY();&quot;md&quot;)&amp;&quot;.&quot;" office:value-type="string" office:string-value="18, 7, 10." calcext:value-type="string">
            <text:p>18, 7, 10.</text:p>
            <draw:frame draw:z-index="0" draw:style-name="gr1" draw:text-style-name="P1" svg:width="6.324cm" svg:height="9.829cm" svg:x="3.645cm" svg:y="0.327cm">
              <draw:text-box>
                <text:p><text:span text:style-name="T1">ORIENTAÇÃO:</text:span> Digite apenas o nome na (Coluna <text:span text:style-name="T1">A</text:span>) e a data de Nascimento na (Coluna <text:span text:style-name="T1">B</text:span>). Selecione a última linha das colunas (<text:span text:style-name="T1">C</text:span>, <text:span text:style-name="T1">D</text:span>, <text:span text:style-name="T1">E</text:span>, <text:span text:style-name="T1">F</text:span> e <text:span text:style-name="T1">G</text:span>) e pegue na alça da SELEÇÃO e arraste para baixo em frente as linhas que você tenha digitado. Ai você tem o resultado da idade em Anos, Mêses e dias.</text:p>
                <text:p>Agora selecione todo o texto, menos a linha do cabeçalho.</text:p>
                <text:p/>
                <text:p>Clique no MENU &gt;Dados &gt; Ordenar &gt; na Chave de ordenação 1 coloque (Coluna <text:span text:style-name="T1">G</text:span>), na Chave de ordenação 2 coloque (Coluna <text:span text:style-name="T1">A</text:span>) e Ok.</text:p>
                <text:p/>
              </draw:text-box>
            </draw:frame>
          </table:table-cell>
          <table:table-cell table:number-columns-repeated="16375"/>
        </table:table-row>
        <table:table-row table:style-name="ro1">
          <table:table-cell table:formula="of:=[$CADASTRO.B37]" office:value-type="string" office:string-value="Sônia Gomes Fávaro Bezerra" calcext:value-type="string">
            <text:p>Sônia Gomes Fávaro Bezerra</text:p>
          </table:table-cell>
          <table:table-cell office:value-type="date" office:date-value="1980-02-25" calcext:value-type="date">
            <text:p>25/02/80</text:p>
          </table:table-cell>
          <table:table-cell table:formula="of:=DAY([.B4])" office:value-type="float" office:value="25" calcext:value-type="float">
            <text:p>25</text:p>
          </table:table-cell>
          <table:table-cell office:value-type="string" calcext:value-type="string">
            <text:p>de</text:p>
          </table:table-cell>
          <table:table-cell table:formula="of:=MONTH([.B4])" office:value-type="float" office:value="2" calcext:value-type="float">
            <text:p>2</text:p>
          </table:table-cell>
          <table:table-cell table:formula="of:=TEXT([.B4];&quot;mmmm&quot;)" office:value-type="string" office:string-value="fevereiro" calcext:value-type="string">
            <text:p>fevereiro</text:p>
          </table:table-cell>
          <table:table-cell table:formula="of:=DATEDIF([.B4];TODAY();&quot;Y&quot;)&amp;&quot;, &quot;&amp;DATEDIF([.B4];TODAY();&quot;ym&quot;)&amp;&quot;, &quot;&amp;DATEDIF([.B4];TODAY();&quot;md&quot;)&amp;&quot;.&quot;" office:value-type="string" office:string-value="43, 1, 25." calcext:value-type="string">
            <text:p>43, 1, 25.</text:p>
          </table:table-cell>
          <table:table-cell table:number-columns-repeated="16375"/>
        </table:table-row>
        <table:table-row table:style-name="ro1">
          <table:table-cell table:formula="of:=[$CADASTRO.B27]" office:value-type="string" office:string-value="Aparecida Dourado de Souza" calcext:value-type="string">
            <text:p>Aparecida Dourado de Souza</text:p>
          </table:table-cell>
          <table:table-cell office:value-type="date" office:date-value="1976-10-16" calcext:value-type="date">
            <text:p>16/10/76</text:p>
          </table:table-cell>
          <table:table-cell table:formula="of:=DAY([.B5])" office:value-type="float" office:value="16" calcext:value-type="float">
            <text:p>16</text:p>
          </table:table-cell>
          <table:table-cell office:value-type="string" calcext:value-type="string">
            <text:p>de</text:p>
          </table:table-cell>
          <table:table-cell table:formula="of:=MONTH([.B5])" office:value-type="float" office:value="10" calcext:value-type="float">
            <text:p>10</text:p>
          </table:table-cell>
          <table:table-cell table:formula="of:=TEXT([.B5];&quot;mmmm&quot;)" office:value-type="string" office:string-value="outubro" calcext:value-type="string">
            <text:p>outubro</text:p>
          </table:table-cell>
          <table:table-cell table:formula="of:=DATEDIF([.B5];TODAY();&quot;Y&quot;)&amp;&quot;, &quot;&amp;DATEDIF([.B5];TODAY();&quot;ym&quot;)&amp;&quot;, &quot;&amp;DATEDIF([.B5];TODAY();&quot;md&quot;)&amp;&quot;.&quot;" office:value-type="string" office:string-value="46, 6, 3." calcext:value-type="string">
            <text:p>46, 6, 3.</text:p>
          </table:table-cell>
          <table:table-cell table:number-columns-repeated="16375"/>
        </table:table-row>
        <table:table-row table:style-name="ro1">
          <table:table-cell table:formula="of:=[$CADASTRO.B24]" office:value-type="string" office:string-value="Rosemeire Pires Rodrigues" calcext:value-type="string">
            <text:p>Rosemeire Pires Rodrigues</text:p>
          </table:table-cell>
          <table:table-cell office:value-type="date" office:date-value="1975-02-08" calcext:value-type="date">
            <text:p>08/02/75</text:p>
          </table:table-cell>
          <table:table-cell table:formula="of:=DAY([.B6])" office:value-type="float" office:value="8" calcext:value-type="float">
            <text:p>8</text:p>
          </table:table-cell>
          <table:table-cell office:value-type="string" calcext:value-type="string">
            <text:p>de</text:p>
          </table:table-cell>
          <table:table-cell table:formula="of:=MONTH([.B6])" office:value-type="float" office:value="2" calcext:value-type="float">
            <text:p>2</text:p>
          </table:table-cell>
          <table:table-cell table:formula="of:=TEXT([.B6];&quot;mmmm&quot;)" office:value-type="string" office:string-value="fevereiro" calcext:value-type="string">
            <text:p>fevereiro</text:p>
          </table:table-cell>
          <table:table-cell table:formula="of:=DATEDIF([.B6];TODAY();&quot;Y&quot;)&amp;&quot;, &quot;&amp;DATEDIF([.B6];TODAY();&quot;ym&quot;)&amp;&quot;, &quot;&amp;DATEDIF([.B6];TODAY();&quot;md&quot;)&amp;&quot;.&quot;" office:value-type="string" office:string-value="48, 2, 11." calcext:value-type="string">
            <text:p>48, 2, 11.</text:p>
          </table:table-cell>
          <table:table-cell table:number-columns-repeated="16375"/>
        </table:table-row>
        <table:table-row table:style-name="ro1">
          <table:table-cell table:formula="of:=[$CADASTRO.B29]" office:value-type="string" office:string-value="Luciana Nunes de Sousa" calcext:value-type="string">
            <text:p>Luciana Nunes de Sousa</text:p>
          </table:table-cell>
          <table:table-cell office:value-type="date" office:date-value="1967-03-24" calcext:value-type="date">
            <text:p>24/03/67</text:p>
          </table:table-cell>
          <table:table-cell table:formula="of:=DAY([.B7])" office:value-type="float" office:value="24" calcext:value-type="float">
            <text:p>24</text:p>
          </table:table-cell>
          <table:table-cell office:value-type="string" calcext:value-type="string">
            <text:p>de</text:p>
          </table:table-cell>
          <table:table-cell table:formula="of:=MONTH([.B7])" office:value-type="float" office:value="3" calcext:value-type="float">
            <text:p>3</text:p>
          </table:table-cell>
          <table:table-cell table:formula="of:=TEXT([.B7];&quot;mmmm&quot;)" office:value-type="string" office:string-value="março" calcext:value-type="string">
            <text:p>março</text:p>
          </table:table-cell>
          <table:table-cell table:formula="of:=DATEDIF([.B7];TODAY();&quot;Y&quot;)&amp;&quot;, &quot;&amp;DATEDIF([.B7];TODAY();&quot;ym&quot;)&amp;&quot;, &quot;&amp;DATEDIF([.B7];TODAY();&quot;md&quot;)&amp;&quot;.&quot;" office:value-type="string" office:string-value="56, 0, 26." calcext:value-type="string">
            <text:p>56, 0, 26.</text:p>
          </table:table-cell>
          <table:table-cell table:number-columns-repeated="16375"/>
        </table:table-row>
        <table:table-row table:style-name="ro1">
          <table:table-cell table:formula="of:=[$CADASTRO.B34]" office:value-type="string" office:string-value="Valentina Vieira dos Santos Lima" calcext:value-type="string">
            <text:p>Valentina Vieira dos Santos Lima</text:p>
          </table:table-cell>
          <table:table-cell office:value-type="date" office:date-value="1965-10-08" calcext:value-type="date">
            <text:p>08/10/65</text:p>
          </table:table-cell>
          <table:table-cell table:formula="of:=DAY([.B8])" office:value-type="float" office:value="8" calcext:value-type="float">
            <text:p>8</text:p>
          </table:table-cell>
          <table:table-cell office:value-type="string" calcext:value-type="string">
            <text:p>de</text:p>
          </table:table-cell>
          <table:table-cell table:formula="of:=MONTH([.B8])" office:value-type="float" office:value="10" calcext:value-type="float">
            <text:p>10</text:p>
          </table:table-cell>
          <table:table-cell table:formula="of:=TEXT([.B8];&quot;mmmm&quot;)" office:value-type="string" office:string-value="outubro" calcext:value-type="string">
            <text:p>outubro</text:p>
          </table:table-cell>
          <table:table-cell table:formula="of:=DATEDIF([.B8];TODAY();&quot;Y&quot;)&amp;&quot;, &quot;&amp;DATEDIF([.B8];TODAY();&quot;ym&quot;)&amp;&quot;, &quot;&amp;DATEDIF([.B8];TODAY();&quot;md&quot;)&amp;&quot;.&quot;" office:value-type="string" office:string-value="57, 6, 11." calcext:value-type="string">
            <text:p>57, 6, 11.</text:p>
          </table:table-cell>
          <table:table-cell table:number-columns-repeated="16375"/>
        </table:table-row>
        <table:table-row table:style-name="ro1">
          <table:table-cell table:formula="of:=[$CADASTRO.B16]" office:value-type="string" office:string-value="Eliza Dias Silva" calcext:value-type="string">
            <text:p>Eliza Dias Silva</text:p>
          </table:table-cell>
          <table:table-cell office:value-type="date" office:date-value="1965-06-22" calcext:value-type="date">
            <text:p>22/06/65</text:p>
          </table:table-cell>
          <table:table-cell table:formula="of:=DAY([.B9])" office:value-type="float" office:value="22" calcext:value-type="float">
            <text:p>22</text:p>
          </table:table-cell>
          <table:table-cell office:value-type="string" calcext:value-type="string">
            <text:p>de</text:p>
          </table:table-cell>
          <table:table-cell table:formula="of:=MONTH([.B9])" office:value-type="float" office:value="6" calcext:value-type="float">
            <text:p>6</text:p>
          </table:table-cell>
          <table:table-cell table:formula="of:=TEXT([.B9];&quot;mmmm&quot;)" office:value-type="string" office:string-value="junho" calcext:value-type="string">
            <text:p>junho</text:p>
          </table:table-cell>
          <table:table-cell table:formula="of:=DATEDIF([.B9];TODAY();&quot;Y&quot;)&amp;&quot;, &quot;&amp;DATEDIF([.B9];TODAY();&quot;ym&quot;)&amp;&quot;, &quot;&amp;DATEDIF([.B9];TODAY();&quot;md&quot;)&amp;&quot;.&quot;" office:value-type="string" office:string-value="57, 9, 28." calcext:value-type="string">
            <text:p>57, 9, 28.</text:p>
          </table:table-cell>
          <table:table-cell table:number-columns-repeated="16375"/>
        </table:table-row>
        <table:table-row table:style-name="ro1">
          <table:table-cell table:formula="of:=[$CADASTRO.B33]" office:value-type="string" office:string-value="Dorival José de Lima" calcext:value-type="string">
            <text:p>Dorival José de Lima</text:p>
          </table:table-cell>
          <table:table-cell office:value-type="date" office:date-value="1963-06-17" calcext:value-type="date">
            <text:p>17/06/63</text:p>
          </table:table-cell>
          <table:table-cell table:formula="of:=DAY([.B10])" office:value-type="float" office:value="17" calcext:value-type="float">
            <text:p>17</text:p>
          </table:table-cell>
          <table:table-cell office:value-type="string" calcext:value-type="string">
            <text:p>de</text:p>
          </table:table-cell>
          <table:table-cell table:formula="of:=MONTH([.B10])" office:value-type="float" office:value="6" calcext:value-type="float">
            <text:p>6</text:p>
          </table:table-cell>
          <table:table-cell table:formula="of:=TEXT([.B10];&quot;mmmm&quot;)" office:value-type="string" office:string-value="junho" calcext:value-type="string">
            <text:p>junho</text:p>
          </table:table-cell>
          <table:table-cell table:formula="of:=DATEDIF([.B10];TODAY();&quot;Y&quot;)&amp;&quot;, &quot;&amp;DATEDIF([.B10];TODAY();&quot;ym&quot;)&amp;&quot;, &quot;&amp;DATEDIF([.B10];TODAY();&quot;md&quot;)&amp;&quot;.&quot;" office:value-type="string" office:string-value="59, 10, 2." calcext:value-type="string">
            <text:p>59, 10, 2.</text:p>
          </table:table-cell>
          <table:table-cell table:number-columns-repeated="16375"/>
        </table:table-row>
        <table:table-row table:style-name="ro1">
          <table:table-cell table:formula="of:=[$CADASTRO.B3]" office:value-type="string" office:string-value="Elza Vieira Perrutt da Silva" calcext:value-type="string">
            <text:p>Elza Vieira Perrutt da Silva</text:p>
          </table:table-cell>
          <table:table-cell office:value-type="date" office:date-value="1960-05-20" calcext:value-type="date">
            <text:p>20/05/60</text:p>
          </table:table-cell>
          <table:table-cell table:formula="of:=DAY([.B11])" office:value-type="float" office:value="20" calcext:value-type="float">
            <text:p>20</text:p>
          </table:table-cell>
          <table:table-cell office:value-type="string" calcext:value-type="string">
            <text:p>de</text:p>
          </table:table-cell>
          <table:table-cell table:formula="of:=MONTH([.B11])" office:value-type="float" office:value="5" calcext:value-type="float">
            <text:p>5</text:p>
          </table:table-cell>
          <table:table-cell table:formula="of:=TEXT([.B11];&quot;mmmm&quot;)" office:value-type="string" office:string-value="maio" calcext:value-type="string">
            <text:p>maio</text:p>
          </table:table-cell>
          <table:table-cell table:formula="of:=DATEDIF([.B11];TODAY();&quot;Y&quot;)&amp;&quot;, &quot;&amp;DATEDIF([.B11];TODAY();&quot;ym&quot;)&amp;&quot;, &quot;&amp;DATEDIF([.B11];TODAY();&quot;md&quot;)&amp;&quot;.&quot;" office:value-type="string" office:string-value="62, 10, 30." calcext:value-type="string">
            <text:p>62, 10, 30.</text:p>
          </table:table-cell>
          <table:table-cell table:number-columns-repeated="16375"/>
        </table:table-row>
        <table:table-row table:style-name="ro1">
          <table:table-cell table:formula="of:=[$CADASTRO.B14]" office:value-type="string" office:string-value="Leonice Raymundo de Fátima Pereira" calcext:value-type="string">
            <text:p>Leonice Raymundo de Fátima Pereira</text:p>
          </table:table-cell>
          <table:table-cell office:value-type="date" office:date-value="1960-09-02" calcext:value-type="date">
            <text:p>02/09/60</text:p>
          </table:table-cell>
          <table:table-cell table:formula="of:=DAY([.B12])" office:value-type="float" office:value="2" calcext:value-type="float">
            <text:p>2</text:p>
          </table:table-cell>
          <table:table-cell office:value-type="string" calcext:value-type="string">
            <text:p>de</text:p>
          </table:table-cell>
          <table:table-cell table:formula="of:=MONTH([.B12])" office:value-type="float" office:value="9" calcext:value-type="float">
            <text:p>9</text:p>
          </table:table-cell>
          <table:table-cell table:formula="of:=TEXT([.B12];&quot;mmmm&quot;)" office:value-type="string" office:string-value="setembro" calcext:value-type="string">
            <text:p>setembro</text:p>
          </table:table-cell>
          <table:table-cell table:formula="of:=DATEDIF([.B12];TODAY();&quot;Y&quot;)&amp;&quot;, &quot;&amp;DATEDIF([.B12];TODAY();&quot;ym&quot;)&amp;&quot;, &quot;&amp;DATEDIF([.B12];TODAY();&quot;md&quot;)&amp;&quot;.&quot;" office:value-type="string" office:string-value="62, 7, 17." calcext:value-type="string">
            <text:p>62, 7, 17.</text:p>
          </table:table-cell>
          <table:table-cell table:number-columns-repeated="16375"/>
        </table:table-row>
        <table:table-row table:style-name="ro1">
          <table:table-cell table:formula="of:=[$CADASTRO.B19]" office:value-type="string" office:string-value="Jonas de Lima" calcext:value-type="string">
            <text:p>Jonas de Lima</text:p>
          </table:table-cell>
          <table:table-cell office:value-type="date" office:date-value="1960-02-08" calcext:value-type="date">
            <text:p>08/02/60</text:p>
          </table:table-cell>
          <table:table-cell table:formula="of:=DAY([.B13])" office:value-type="float" office:value="8" calcext:value-type="float">
            <text:p>8</text:p>
          </table:table-cell>
          <table:table-cell office:value-type="string" calcext:value-type="string">
            <text:p>de</text:p>
          </table:table-cell>
          <table:table-cell table:formula="of:=MONTH([.B13])" office:value-type="float" office:value="2" calcext:value-type="float">
            <text:p>2</text:p>
          </table:table-cell>
          <table:table-cell table:formula="of:=TEXT([.B13];&quot;mmmm&quot;)" office:value-type="string" office:string-value="fevereiro" calcext:value-type="string">
            <text:p>fevereiro</text:p>
          </table:table-cell>
          <table:table-cell table:formula="of:=DATEDIF([.B13];TODAY();&quot;Y&quot;)&amp;&quot;, &quot;&amp;DATEDIF([.B13];TODAY();&quot;ym&quot;)&amp;&quot;, &quot;&amp;DATEDIF([.B13];TODAY();&quot;md&quot;)&amp;&quot;.&quot;" office:value-type="string" office:string-value="63, 2, 11." calcext:value-type="string">
            <text:p>63, 2, 11.</text:p>
          </table:table-cell>
          <table:table-cell table:number-columns-repeated="16375"/>
        </table:table-row>
        <table:table-row table:style-name="ro1">
          <table:table-cell table:formula="of:=[$CADASTRO.B36]" office:value-type="string" office:string-value="Irani Bezerra" calcext:value-type="string">
            <text:p>Irani Bezerra</text:p>
          </table:table-cell>
          <table:table-cell office:value-type="date" office:date-value="1959-01-11" calcext:value-type="date">
            <text:p>11/01/59</text:p>
          </table:table-cell>
          <table:table-cell table:formula="of:=DAY([.B14])" office:value-type="float" office:value="11" calcext:value-type="float">
            <text:p>11</text:p>
          </table:table-cell>
          <table:table-cell office:value-type="string" calcext:value-type="string">
            <text:p>de</text:p>
          </table:table-cell>
          <table:table-cell table:formula="of:=MONTH([.B14])" office:value-type="float" office:value="1" calcext:value-type="float">
            <text:p>1</text:p>
          </table:table-cell>
          <table:table-cell table:formula="of:=TEXT([.B14];&quot;mmmm&quot;)" office:value-type="string" office:string-value="janeiro" calcext:value-type="string">
            <text:p>janeiro</text:p>
          </table:table-cell>
          <table:table-cell table:formula="of:=DATEDIF([.B14];TODAY();&quot;Y&quot;)&amp;&quot;, &quot;&amp;DATEDIF([.B14];TODAY();&quot;ym&quot;)&amp;&quot;, &quot;&amp;DATEDIF([.B14];TODAY();&quot;md&quot;)&amp;&quot;.&quot;" office:value-type="string" office:string-value="64, 3, 8." calcext:value-type="string">
            <text:p>64, 3, 8.</text:p>
          </table:table-cell>
          <table:table-cell table:number-columns-repeated="16375"/>
        </table:table-row>
        <table:table-row table:style-name="ro1">
          <table:table-cell table:formula="of:=[$CADASTRO.B6]" office:value-type="string" office:string-value="Maria Madalena R. dos Santos Gomes" calcext:value-type="string">
            <text:p>Maria Madalena R. dos Santos Gomes</text:p>
          </table:table-cell>
          <table:table-cell office:value-type="date" office:date-value="1957-06-06" calcext:value-type="date">
            <text:p>06/06/57</text:p>
          </table:table-cell>
          <table:table-cell table:formula="of:=DAY([.B15])" office:value-type="float" office:value="6" calcext:value-type="float">
            <text:p>6</text:p>
          </table:table-cell>
          <table:table-cell office:value-type="string" calcext:value-type="string">
            <text:p>de</text:p>
          </table:table-cell>
          <table:table-cell table:formula="of:=MONTH([.B15])" office:value-type="float" office:value="6" calcext:value-type="float">
            <text:p>6</text:p>
          </table:table-cell>
          <table:table-cell table:formula="of:=TEXT([.B15];&quot;mmmm&quot;)" office:value-type="string" office:string-value="junho" calcext:value-type="string">
            <text:p>junho</text:p>
          </table:table-cell>
          <table:table-cell table:formula="of:=DATEDIF([.B15];TODAY();&quot;Y&quot;)&amp;&quot;, &quot;&amp;DATEDIF([.B15];TODAY();&quot;ym&quot;)&amp;&quot;, &quot;&amp;DATEDIF([.B15];TODAY();&quot;md&quot;)&amp;&quot;.&quot;" office:value-type="string" office:string-value="65, 10, 13." calcext:value-type="string">
            <text:p>65, 10, 13.</text:p>
          </table:table-cell>
          <table:table-cell table:number-columns-repeated="16375"/>
        </table:table-row>
        <table:table-row table:style-name="ro1">
          <table:table-cell table:formula="of:=[$CADASTRO.B12]" office:value-type="string" office:string-value="Vera Lucia Donini de Sousa" calcext:value-type="string">
            <text:p>Vera Lucia Donini de Sousa</text:p>
          </table:table-cell>
          <table:table-cell office:value-type="date" office:date-value="1957-10-06" calcext:value-type="date">
            <text:p>06/10/57</text:p>
          </table:table-cell>
          <table:table-cell table:formula="of:=DAY([.B16])" office:value-type="float" office:value="6" calcext:value-type="float">
            <text:p>6</text:p>
          </table:table-cell>
          <table:table-cell office:value-type="string" calcext:value-type="string">
            <text:p>de</text:p>
          </table:table-cell>
          <table:table-cell table:formula="of:=MONTH([.B16])" office:value-type="float" office:value="10" calcext:value-type="float">
            <text:p>10</text:p>
          </table:table-cell>
          <table:table-cell table:formula="of:=TEXT([.B16];&quot;mmmm&quot;)" office:value-type="string" office:string-value="outubro" calcext:value-type="string">
            <text:p>outubro</text:p>
          </table:table-cell>
          <table:table-cell table:formula="of:=DATEDIF([.B16];TODAY();&quot;Y&quot;)&amp;&quot;, &quot;&amp;DATEDIF([.B16];TODAY();&quot;ym&quot;)&amp;&quot;, &quot;&amp;DATEDIF([.B16];TODAY();&quot;md&quot;)&amp;&quot;.&quot;" office:value-type="string" office:string-value="65, 6, 13." calcext:value-type="string">
            <text:p>65, 6, 13.</text:p>
          </table:table-cell>
          <table:table-cell table:number-columns-repeated="16375"/>
        </table:table-row>
        <table:table-row table:style-name="ro1">
          <table:table-cell table:formula="of:=[$CADASTRO.B11]" office:value-type="string" office:string-value="Marlene Damião da Costa" calcext:value-type="string">
            <text:p>Marlene Damião da Costa</text:p>
          </table:table-cell>
          <table:table-cell office:value-type="date" office:date-value="1957-01-23" calcext:value-type="date">
            <text:p>23/01/57</text:p>
          </table:table-cell>
          <table:table-cell table:formula="of:=DAY([.B17])" office:value-type="float" office:value="23" calcext:value-type="float">
            <text:p>23</text:p>
          </table:table-cell>
          <table:table-cell office:value-type="string" calcext:value-type="string">
            <text:p>de</text:p>
          </table:table-cell>
          <table:table-cell table:formula="of:=MONTH([.B17])" office:value-type="float" office:value="1" calcext:value-type="float">
            <text:p>1</text:p>
          </table:table-cell>
          <table:table-cell table:formula="of:=TEXT([.B17];&quot;mmmm&quot;)" office:value-type="string" office:string-value="janeiro" calcext:value-type="string">
            <text:p>janeiro</text:p>
          </table:table-cell>
          <table:table-cell table:formula="of:=DATEDIF([.B17];TODAY();&quot;Y&quot;)&amp;&quot;, &quot;&amp;DATEDIF([.B17];TODAY();&quot;ym&quot;)&amp;&quot;, &quot;&amp;DATEDIF([.B17];TODAY();&quot;md&quot;)&amp;&quot;.&quot;" office:value-type="string" office:string-value="66, 2, 27." calcext:value-type="string">
            <text:p>66, 2, 27.</text:p>
          </table:table-cell>
          <table:table-cell table:number-columns-repeated="16375"/>
        </table:table-row>
        <table:table-row table:style-name="ro1">
          <table:table-cell table:formula="of:=[$CADASTRO.B32]" office:value-type="string" office:string-value="Irma Aparecida Mateus Polizel" calcext:value-type="string">
            <text:p>Irma Aparecida Mateus Polizel</text:p>
          </table:table-cell>
          <table:table-cell office:value-type="date" office:date-value="1956-07-22" calcext:value-type="date">
            <text:p>22/07/56</text:p>
          </table:table-cell>
          <table:table-cell table:formula="of:=DAY([.B18])" office:value-type="float" office:value="22" calcext:value-type="float">
            <text:p>22</text:p>
          </table:table-cell>
          <table:table-cell office:value-type="string" calcext:value-type="string">
            <text:p>de</text:p>
          </table:table-cell>
          <table:table-cell table:formula="of:=MONTH([.B18])" office:value-type="float" office:value="7" calcext:value-type="float">
            <text:p>7</text:p>
          </table:table-cell>
          <table:table-cell table:formula="of:=TEXT([.B18];&quot;mmmm&quot;)" office:value-type="string" office:string-value="julho" calcext:value-type="string">
            <text:p>julho</text:p>
          </table:table-cell>
          <table:table-cell table:formula="of:=DATEDIF([.B18];TODAY();&quot;Y&quot;)&amp;&quot;, &quot;&amp;DATEDIF([.B18];TODAY();&quot;ym&quot;)&amp;&quot;, &quot;&amp;DATEDIF([.B18];TODAY();&quot;md&quot;)&amp;&quot;.&quot;" office:value-type="string" office:string-value="66, 8, 28." calcext:value-type="string">
            <text:p>66, 8, 28.</text:p>
          </table:table-cell>
          <table:table-cell table:number-columns-repeated="16375"/>
        </table:table-row>
        <table:table-row table:style-name="ro1">
          <table:table-cell table:formula="of:=[$CADASTRO.B5]" office:value-type="string" office:string-value="Aparecido Gomes" calcext:value-type="string">
            <text:p>Aparecido Gomes</text:p>
          </table:table-cell>
          <table:table-cell office:value-type="date" office:date-value="1956-06-25" calcext:value-type="date">
            <text:p>25/06/56</text:p>
          </table:table-cell>
          <table:table-cell table:formula="of:=DAY([.B19])" office:value-type="float" office:value="25" calcext:value-type="float">
            <text:p>25</text:p>
          </table:table-cell>
          <table:table-cell office:value-type="string" calcext:value-type="string">
            <text:p>de</text:p>
          </table:table-cell>
          <table:table-cell table:formula="of:=MONTH([.B19])" office:value-type="float" office:value="6" calcext:value-type="float">
            <text:p>6</text:p>
          </table:table-cell>
          <table:table-cell table:formula="of:=TEXT([.B19];&quot;mmmm&quot;)" office:value-type="string" office:string-value="junho" calcext:value-type="string">
            <text:p>junho</text:p>
          </table:table-cell>
          <table:table-cell table:formula="of:=DATEDIF([.B19];TODAY();&quot;Y&quot;)&amp;&quot;, &quot;&amp;DATEDIF([.B19];TODAY();&quot;ym&quot;)&amp;&quot;, &quot;&amp;DATEDIF([.B19];TODAY();&quot;md&quot;)&amp;&quot;.&quot;" office:value-type="string" office:string-value="66, 9, 25." calcext:value-type="string">
            <text:p>66, 9, 25.</text:p>
          </table:table-cell>
          <table:table-cell table:number-columns-repeated="16375"/>
        </table:table-row>
        <table:table-row table:style-name="ro1">
          <table:table-cell table:formula="of:=[$CADASTRO.B17]" office:value-type="string" office:string-value="Elena Maria da Silva Gomes" calcext:value-type="string">
            <text:p>Elena Maria da Silva Gomes</text:p>
          </table:table-cell>
          <table:table-cell office:value-type="date" office:date-value="1956-02-25" calcext:value-type="date">
            <text:p>25/02/56</text:p>
          </table:table-cell>
          <table:table-cell table:formula="of:=DAY([.B20])" office:value-type="float" office:value="25" calcext:value-type="float">
            <text:p>25</text:p>
          </table:table-cell>
          <table:table-cell office:value-type="string" calcext:value-type="string">
            <text:p>de</text:p>
          </table:table-cell>
          <table:table-cell table:formula="of:=MONTH([.B20])" office:value-type="float" office:value="2" calcext:value-type="float">
            <text:p>2</text:p>
          </table:table-cell>
          <table:table-cell table:formula="of:=TEXT([.B20];&quot;mmmm&quot;)" office:value-type="string" office:string-value="fevereiro" calcext:value-type="string">
            <text:p>fevereiro</text:p>
          </table:table-cell>
          <table:table-cell table:formula="of:=DATEDIF([.B20];TODAY();&quot;Y&quot;)&amp;&quot;, &quot;&amp;DATEDIF([.B20];TODAY();&quot;ym&quot;)&amp;&quot;, &quot;&amp;DATEDIF([.B20];TODAY();&quot;md&quot;)&amp;&quot;.&quot;" office:value-type="string" office:string-value="67, 1, 25." calcext:value-type="string">
            <text:p>67, 1, 25.</text:p>
          </table:table-cell>
          <table:table-cell table:number-columns-repeated="16375"/>
        </table:table-row>
        <table:table-row table:style-name="ro1">
          <table:table-cell table:formula="of:=[$CADASTRO.B8]" office:value-type="string" office:string-value="Maria Aparecida da Silva" calcext:value-type="string">
            <text:p>Maria Aparecida da Silva</text:p>
          </table:table-cell>
          <table:table-cell office:value-type="date" office:date-value="1955-11-10" calcext:value-type="date">
            <text:p>10/11/55</text:p>
          </table:table-cell>
          <table:table-cell table:formula="of:=DAY([.B21])" office:value-type="float" office:value="10" calcext:value-type="float">
            <text:p>10</text:p>
          </table:table-cell>
          <table:table-cell office:value-type="string" calcext:value-type="string">
            <text:p>de</text:p>
          </table:table-cell>
          <table:table-cell table:formula="of:=MONTH([.B21])" office:value-type="float" office:value="11" calcext:value-type="float">
            <text:p>11</text:p>
          </table:table-cell>
          <table:table-cell table:formula="of:=TEXT([.B21];&quot;mmmm&quot;)" office:value-type="string" office:string-value="novembro" calcext:value-type="string">
            <text:p>novembro</text:p>
          </table:table-cell>
          <table:table-cell table:formula="of:=DATEDIF([.B21];TODAY();&quot;Y&quot;)&amp;&quot;, &quot;&amp;DATEDIF([.B21];TODAY();&quot;ym&quot;)&amp;&quot;, &quot;&amp;DATEDIF([.B21];TODAY();&quot;md&quot;)&amp;&quot;.&quot;" office:value-type="string" office:string-value="67, 5, 9." calcext:value-type="string">
            <text:p>67, 5, 9.</text:p>
          </table:table-cell>
          <table:table-cell table:number-columns-repeated="16375"/>
        </table:table-row>
        <table:table-row table:style-name="ro1">
          <table:table-cell table:formula="of:=[$CADASTRO.B13]" office:value-type="string" office:string-value="Roberto Soares Pereira" calcext:value-type="string">
            <text:p>Roberto Soares Pereira</text:p>
          </table:table-cell>
          <table:table-cell office:value-type="date" office:date-value="1954-06-06" calcext:value-type="date">
            <text:p>06/06/54</text:p>
          </table:table-cell>
          <table:table-cell table:formula="of:=DAY([.B22])" office:value-type="float" office:value="6" calcext:value-type="float">
            <text:p>6</text:p>
          </table:table-cell>
          <table:table-cell office:value-type="string" calcext:value-type="string">
            <text:p>de</text:p>
          </table:table-cell>
          <table:table-cell table:formula="of:=MONTH([.B22])" office:value-type="float" office:value="6" calcext:value-type="float">
            <text:p>6</text:p>
          </table:table-cell>
          <table:table-cell table:formula="of:=TEXT([.B22];&quot;mmmm&quot;)" office:value-type="string" office:string-value="junho" calcext:value-type="string">
            <text:p>junho</text:p>
          </table:table-cell>
          <table:table-cell table:formula="of:=DATEDIF([.B22];TODAY();&quot;Y&quot;)&amp;&quot;, &quot;&amp;DATEDIF([.B22];TODAY();&quot;ym&quot;)&amp;&quot;, &quot;&amp;DATEDIF([.B22];TODAY();&quot;md&quot;)&amp;&quot;.&quot;" office:value-type="string" office:string-value="68, 10, 13." calcext:value-type="string">
            <text:p>68, 10, 13.</text:p>
          </table:table-cell>
          <table:table-cell table:number-columns-repeated="16375"/>
        </table:table-row>
        <table:table-row table:style-name="ro1">
          <table:table-cell table:formula="of:=[$CADASTRO.B4]" office:value-type="string" office:string-value="Paulo Roberto de Sousa" calcext:value-type="string">
            <text:p>Paulo Roberto de Sousa</text:p>
          </table:table-cell>
          <table:table-cell office:value-type="date" office:date-value="1954-01-25" calcext:value-type="date">
            <text:p>25/01/54</text:p>
          </table:table-cell>
          <table:table-cell table:formula="of:=DAY([.B23])" office:value-type="float" office:value="25" calcext:value-type="float">
            <text:p>25</text:p>
          </table:table-cell>
          <table:table-cell office:value-type="string" calcext:value-type="string">
            <text:p>de</text:p>
          </table:table-cell>
          <table:table-cell table:formula="of:=MONTH([.B23])" office:value-type="float" office:value="1" calcext:value-type="float">
            <text:p>1</text:p>
          </table:table-cell>
          <table:table-cell table:formula="of:=TEXT([.B23];&quot;mmmm&quot;)" office:value-type="string" office:string-value="janeiro" calcext:value-type="string">
            <text:p>janeiro</text:p>
          </table:table-cell>
          <table:table-cell table:formula="of:=DATEDIF([.B23];TODAY();&quot;Y&quot;)&amp;&quot;, &quot;&amp;DATEDIF([.B23];TODAY();&quot;ym&quot;)&amp;&quot;, &quot;&amp;DATEDIF([.B23];TODAY();&quot;md&quot;)&amp;&quot;.&quot;" office:value-type="string" office:string-value="69, 2, 25." calcext:value-type="string">
            <text:p>69, 2, 25.</text:p>
          </table:table-cell>
          <table:table-cell table:number-columns-repeated="16375"/>
        </table:table-row>
        <table:table-row table:style-name="ro1">
          <table:table-cell table:formula="of:=[$CADASTRO.B9]" office:value-type="string" office:string-value="Mario José da Silva" calcext:value-type="string">
            <text:p>Mario José da Silva</text:p>
          </table:table-cell>
          <table:table-cell office:value-type="date" office:date-value="1953-10-24" calcext:value-type="date">
            <text:p>24/10/53</text:p>
          </table:table-cell>
          <table:table-cell table:formula="of:=DAY([.B24])" office:value-type="float" office:value="24" calcext:value-type="float">
            <text:p>24</text:p>
          </table:table-cell>
          <table:table-cell office:value-type="string" calcext:value-type="string">
            <text:p>de</text:p>
          </table:table-cell>
          <table:table-cell table:formula="of:=MONTH([.B24])" office:value-type="float" office:value="10" calcext:value-type="float">
            <text:p>10</text:p>
          </table:table-cell>
          <table:table-cell table:formula="of:=TEXT([.B24];&quot;mmmm&quot;)" office:value-type="string" office:string-value="outubro" calcext:value-type="string">
            <text:p>outubro</text:p>
          </table:table-cell>
          <table:table-cell table:formula="of:=DATEDIF([.B24];TODAY();&quot;Y&quot;)&amp;&quot;, &quot;&amp;DATEDIF([.B24];TODAY();&quot;ym&quot;)&amp;&quot;, &quot;&amp;DATEDIF([.B24];TODAY();&quot;md&quot;)&amp;&quot;.&quot;" office:value-type="string" office:string-value="69, 5, 26." calcext:value-type="string">
            <text:p>69, 5, 26.</text:p>
          </table:table-cell>
          <table:table-cell table:number-columns-repeated="16375"/>
        </table:table-row>
        <table:table-row table:style-name="ro1">
          <table:table-cell table:formula="of:=[$CADASTRO.B2]" office:value-type="string" office:string-value="Antonio Benedito da Silva" calcext:value-type="string">
            <text:p>Antonio Benedito da Silva</text:p>
          </table:table-cell>
          <table:table-cell office:value-type="date" office:date-value="1953-01-11" calcext:value-type="date">
            <text:p>11/01/53</text:p>
          </table:table-cell>
          <table:table-cell table:formula="of:=DAY([.B25])" office:value-type="float" office:value="11" calcext:value-type="float">
            <text:p>11</text:p>
          </table:table-cell>
          <table:table-cell office:value-type="string" calcext:value-type="string">
            <text:p>de</text:p>
          </table:table-cell>
          <table:table-cell table:formula="of:=MONTH([.B25])" office:value-type="float" office:value="1" calcext:value-type="float">
            <text:p>1</text:p>
          </table:table-cell>
          <table:table-cell table:formula="of:=TEXT([.B25];&quot;mmmm&quot;)" office:value-type="string" office:string-value="janeiro" calcext:value-type="string">
            <text:p>janeiro</text:p>
          </table:table-cell>
          <table:table-cell table:formula="of:=DATEDIF([.B25];TODAY();&quot;Y&quot;)&amp;&quot;, &quot;&amp;DATEDIF([.B25];TODAY();&quot;ym&quot;)&amp;&quot;, &quot;&amp;DATEDIF([.B25];TODAY();&quot;md&quot;)&amp;&quot;.&quot;" office:value-type="string" office:string-value="70, 3, 8." calcext:value-type="string">
            <text:p>70, 3, 8.</text:p>
          </table:table-cell>
          <table:table-cell table:number-columns-repeated="16375"/>
        </table:table-row>
        <table:table-row table:style-name="ro1">
          <table:table-cell table:formula="of:=[$CADASTRO.B18]" office:value-type="string" office:string-value="Damião Gomes" calcext:value-type="string">
            <text:p>Damião Gomes</text:p>
          </table:table-cell>
          <table:table-cell office:value-type="date" office:date-value="1949-09-10" calcext:value-type="date">
            <text:p>10/09/49</text:p>
          </table:table-cell>
          <table:table-cell table:formula="of:=DAY([.B26])" office:value-type="float" office:value="10" calcext:value-type="float">
            <text:p>10</text:p>
          </table:table-cell>
          <table:table-cell office:value-type="string" calcext:value-type="string">
            <text:p>de</text:p>
          </table:table-cell>
          <table:table-cell table:formula="of:=MONTH([.B26])" office:value-type="float" office:value="9" calcext:value-type="float">
            <text:p>9</text:p>
          </table:table-cell>
          <table:table-cell table:formula="of:=TEXT([.B26];&quot;mmmm&quot;)" office:value-type="string" office:string-value="setembro" calcext:value-type="string">
            <text:p>setembro</text:p>
          </table:table-cell>
          <table:table-cell table:formula="of:=DATEDIF([.B26];TODAY();&quot;Y&quot;)&amp;&quot;, &quot;&amp;DATEDIF([.B26];TODAY();&quot;ym&quot;)&amp;&quot;, &quot;&amp;DATEDIF([.B26];TODAY();&quot;md&quot;)&amp;&quot;.&quot;" office:value-type="string" office:string-value="73, 7, 9." calcext:value-type="string">
            <text:p>73, 7, 9.</text:p>
          </table:table-cell>
          <table:table-cell table:number-columns-repeated="16375"/>
        </table:table-row>
        <table:table-row table:style-name="ro1">
          <table:table-cell table:formula="of:=[$CADASTRO.B7]" office:value-type="string" office:string-value="Josefa Nunes da Silva Meneguetti" calcext:value-type="string">
            <text:p>Josefa Nunes da Silva Meneguetti</text:p>
          </table:table-cell>
          <table:table-cell office:value-type="date" office:date-value="1949-06-25" calcext:value-type="date">
            <text:p>25/06/49</text:p>
          </table:table-cell>
          <table:table-cell table:formula="of:=DAY([.B27])" office:value-type="float" office:value="25" calcext:value-type="float">
            <text:p>25</text:p>
          </table:table-cell>
          <table:table-cell office:value-type="string" calcext:value-type="string">
            <text:p>de</text:p>
          </table:table-cell>
          <table:table-cell table:formula="of:=MONTH([.B27])" office:value-type="float" office:value="6" calcext:value-type="float">
            <text:p>6</text:p>
          </table:table-cell>
          <table:table-cell table:formula="of:=TEXT([.B27];&quot;mmmm&quot;)" office:value-type="string" office:string-value="junho" calcext:value-type="string">
            <text:p>junho</text:p>
          </table:table-cell>
          <table:table-cell table:formula="of:=DATEDIF([.B27];TODAY();&quot;Y&quot;)&amp;&quot;, &quot;&amp;DATEDIF([.B27];TODAY();&quot;ym&quot;)&amp;&quot;, &quot;&amp;DATEDIF([.B27];TODAY();&quot;md&quot;)&amp;&quot;.&quot;" office:value-type="string" office:string-value="73, 9, 25." calcext:value-type="string">
            <text:p>73, 9, 25.</text:p>
          </table:table-cell>
          <table:table-cell table:number-columns-repeated="16375"/>
        </table:table-row>
        <table:table-row table:style-name="ro1">
          <table:table-cell table:formula="of:=[$CADASTRO.B35]" office:value-type="string" office:string-value="Elza Genoveva Pezato" calcext:value-type="string">
            <text:p>Elza Genoveva Pezato</text:p>
          </table:table-cell>
          <table:table-cell office:value-type="date" office:date-value="1944-05-25" calcext:value-type="date">
            <text:p>25/05/44</text:p>
          </table:table-cell>
          <table:table-cell table:formula="of:=DAY([.B28])" office:value-type="float" office:value="25" calcext:value-type="float">
            <text:p>25</text:p>
          </table:table-cell>
          <table:table-cell office:value-type="string" calcext:value-type="string">
            <text:p>de</text:p>
          </table:table-cell>
          <table:table-cell table:formula="of:=MONTH([.B28])" office:value-type="float" office:value="5" calcext:value-type="float">
            <text:p>5</text:p>
          </table:table-cell>
          <table:table-cell table:formula="of:=TEXT([.B28];&quot;mmmm&quot;)" office:value-type="string" office:string-value="maio" calcext:value-type="string">
            <text:p>maio</text:p>
          </table:table-cell>
          <table:table-cell table:formula="of:=DATEDIF([.B28];TODAY();&quot;Y&quot;)&amp;&quot;, &quot;&amp;DATEDIF([.B28];TODAY();&quot;ym&quot;)&amp;&quot;, &quot;&amp;DATEDIF([.B28];TODAY();&quot;md&quot;)&amp;&quot;.&quot;" office:value-type="string" office:string-value="78, 10, 25." calcext:value-type="string">
            <text:p>78, 10, 25.</text:p>
          </table:table-cell>
          <table:table-cell table:number-columns-repeated="16375"/>
        </table:table-row>
        <table:table-row table:style-name="ro1">
          <table:table-cell table:formula="of:=[$CADASTRO.B28]" office:value-type="string" office:string-value="Maria Nerci Nunes de Sousa" calcext:value-type="string">
            <text:p>Maria Nerci Nunes de Sousa</text:p>
          </table:table-cell>
          <table:table-cell office:value-type="date" office:date-value="1945-01-02" calcext:value-type="date">
            <text:p>02/01/45</text:p>
          </table:table-cell>
          <table:table-cell table:formula="of:=DAY([.B29])" office:value-type="float" office:value="2" calcext:value-type="float">
            <text:p>2</text:p>
          </table:table-cell>
          <table:table-cell office:value-type="string" calcext:value-type="string">
            <text:p>de</text:p>
          </table:table-cell>
          <table:table-cell table:formula="of:=MONTH([.B29])" office:value-type="float" office:value="1" calcext:value-type="float">
            <text:p>1</text:p>
          </table:table-cell>
          <table:table-cell table:formula="of:=TEXT([.B29];&quot;mmmm&quot;)" office:value-type="string" office:string-value="janeiro" calcext:value-type="string">
            <text:p>janeiro</text:p>
          </table:table-cell>
          <table:table-cell table:formula="of:=DATEDIF([.B29];TODAY();&quot;Y&quot;)&amp;&quot;, &quot;&amp;DATEDIF([.B29];TODAY();&quot;ym&quot;)&amp;&quot;, &quot;&amp;DATEDIF([.B29];TODAY();&quot;md&quot;)&amp;&quot;.&quot;" office:value-type="string" office:string-value="78, 3, 17." calcext:value-type="string">
            <text:p>78, 3, 17.</text:p>
          </table:table-cell>
          <table:table-cell table:number-columns-repeated="16375"/>
        </table:table-row>
        <table:table-row table:style-name="ro1">
          <table:table-cell table:formula="of:=[$CADASTRO.B10]" office:value-type="string" office:string-value="Maria de Lourdes Soares de Lima" calcext:value-type="string">
            <text:p>Maria de Lourdes Soares de Lima</text:p>
          </table:table-cell>
          <table:table-cell office:value-type="date" office:date-value="1939-10-08" calcext:value-type="date">
            <text:p>08/10/39</text:p>
          </table:table-cell>
          <table:table-cell table:formula="of:=DAY([.B30])" office:value-type="float" office:value="8" calcext:value-type="float">
            <text:p>8</text:p>
          </table:table-cell>
          <table:table-cell office:value-type="string" calcext:value-type="string">
            <text:p>de</text:p>
          </table:table-cell>
          <table:table-cell table:formula="of:=MONTH([.B30])" office:value-type="float" office:value="10" calcext:value-type="float">
            <text:p>10</text:p>
          </table:table-cell>
          <table:table-cell table:formula="of:=TEXT([.B30];&quot;mmmm&quot;)" office:value-type="string" office:string-value="outubro" calcext:value-type="string">
            <text:p>outubro</text:p>
          </table:table-cell>
          <table:table-cell table:formula="of:=DATEDIF([.B30];TODAY();&quot;Y&quot;)&amp;&quot;, &quot;&amp;DATEDIF([.B30];TODAY();&quot;ym&quot;)&amp;&quot;, &quot;&amp;DATEDIF([.B30];TODAY();&quot;md&quot;)&amp;&quot;.&quot;" office:value-type="string" office:string-value="83, 6, 11." calcext:value-type="string">
            <text:p>83, 6, 11.</text:p>
          </table:table-cell>
          <table:table-cell table:number-columns-repeated="16375"/>
        </table:table-row>
        <table:table-row table:style-name="ro1">
          <table:table-cell table:formula="of:=[$CADASTRO.B20]" office:value-type="string" office:string-value="Maria da Pureza dos Santos" calcext:value-type="string">
            <text:p>Maria da Pureza dos Santos</text:p>
          </table:table-cell>
          <table:table-cell office:value-type="date" office:date-value="1926-11-20" calcext:value-type="date">
            <text:p>20/11/26</text:p>
          </table:table-cell>
          <table:table-cell table:formula="of:=DAY([.B31])" office:value-type="float" office:value="20" calcext:value-type="float">
            <text:p>20</text:p>
          </table:table-cell>
          <table:table-cell office:value-type="string" calcext:value-type="string">
            <text:p>de</text:p>
          </table:table-cell>
          <table:table-cell table:formula="of:=MONTH([.B31])" office:value-type="float" office:value="11" calcext:value-type="float">
            <text:p>11</text:p>
          </table:table-cell>
          <table:table-cell table:formula="of:=TEXT([.B31];&quot;mmmm&quot;)" office:value-type="string" office:string-value="novembro" calcext:value-type="string">
            <text:p>novembro</text:p>
          </table:table-cell>
          <table:table-cell table:formula="of:=DATEDIF([.B31];TODAY();&quot;Y&quot;)&amp;&quot;, &quot;&amp;DATEDIF([.B31];TODAY();&quot;ym&quot;)&amp;&quot;, &quot;&amp;DATEDIF([.B31];TODAY();&quot;md&quot;)&amp;&quot;.&quot;" office:value-type="string" office:string-value="96, 4, 30." calcext:value-type="string">
            <text:p>96, 4, 30.</text:p>
          </table:table-cell>
          <table:table-cell table:number-columns-repeated="16375"/>
        </table:table-row>
      </table:table>
      <table:named-expressions/>
      <table:database-ranges>
        <table:database-range table:name="__Anonymous_Sheet_DB__2" table:target-range-address="'CÁLCULO DE IDADE'.A2:'CÁLCULO DE IDADE'.G31" table:contains-header="false">
          <table:sort>
            <table:sort-by table:field-number="4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3" table:target-range-address="'LISTA DE ANIVERSÁRIOS'.A3:'LISTA DE ANIVERSÁRIOS'.C32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4" table:target-range-address="'ORDEM DE IDADE'.A2:'ORDEM DE IDADE'.G31" table:contains-header="false">
          <table:sort>
            <table:sort-by table:field-number="6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DejaVu Sans" svg:font-family="'DejaVu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4">
      <number:seconds/>
      <number:text>tan</number:text>
      <number:day/>
      <number:text>a</number:text>
      <number:year number:style="long"/>
      <number:day/>
    </number:date-style>
    <number:number-style style:name="N115">
      <number:number number:decimal-places="2" number:min-decimal-places="2" number:min-integer-digits="0"/>
    </number:number-style>
    <number:number-style style:name="N117P0" style:volatile="true">
      <number:number number:decimal-places="0" number:min-decimal-places="0" number:min-integer-digits="0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date-style style:name="N120P0" style:volatile="true">
      <number:day/>
      <number:text>-</number:text>
      <number:month number:textual="true"/>
    </number:date-style>
    <number:text-style style:name="N120">
      <number:text-content/>
      <style:map style:condition="value()&lt;=1.7976931348623157E+308" style:apply-style-name="N120P0"/>
    </number:text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2">
      <number:number number:decimal-places="0" number:min-decimal-places="0" number:min-integer-digits="2"/>
    </number:number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text>R$ </number:text>
      <number:number number:decimal-places="2" number:min-decimal-places="2" number:min-integer-digits="1" number:grouping="true"/>
    </number:number-style>
    <number:number-style style:name="N125">
      <number:number number:decimal-places="0" number:min-decimal-places="0" number:min-integer-digits="0"/>
    </number:number-style>
    <number:number-style style:name="N126">
      <number:number number:decimal-places="0" number:min-decimal-places="0" number:min-integer-digits="9">
        <number:embedded-text number:position="7">.</number:embedded-text>
        <number:embedded-text number:position="4">.</number:embedded-text>
        <number:embedded-text number:position="1">-</number:embedded-text>
      </number:number>
    </number:number-style>
    <number:number-style style:name="N127P0" style:volatile="true">
      <number:number number:decimal-places="0" number:min-decimal-places="0" number:min-integer-digits="1"/>
    </number:number-style>
    <number:number-style style:name="N127">
      <style:text-properties fo:color="#ff0000"/>
      <number:number number:decimal-places="0" number:min-decimal-places="0" number:min-integer-digits="1"/>
      <style:map style:condition="value()&gt;=0" style:apply-style-name="N127P0"/>
    </number:number-style>
    <number:number-style style:name="N128">
      <number:number number:decimal-places="0" number:min-decimal-places="0" number:min-integer-digits="11">
        <number:embedded-text number:position="8">.</number:embedded-text>
        <number:embedded-text number:position="5">.</number:embedded-text>
        <number:embedded-text number:position="2">-</number:embedded-text>
      </number:number>
    </number:number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">
      <number:text>(</number:text>
      <number:number number:decimal-places="0" number:min-decimal-places="0" number:min-integer-digits="11">
        <number:embedded-text number:position="9">)</number:embedded-text>
        <number:embedded-text number:position="4">-</number:embedded-text>
      </number:number>
    </number:number-style>
    <number:date-style style:name="N132P0" style:volatile="true">
      <number:day/>
      <number:text>-</number:text>
      <number:month number:textual="true"/>
      <number:text>-</number:text>
      <number:year/>
    </number:date-style>
    <number:text-style style:name="N132">
      <number:text-content/>
      <style:map style:condition="value()&lt;=1.7976931348623157E+308" style:apply-style-name="N132P0"/>
    </number:text-style>
    <number:number-style style:name="N133P0" style:volatile="true">
      <number:number number:decimal-places="2" number:min-decimal-places="2" number:min-integer-digits="1"/>
    </number:number-style>
    <number:number-style style:name="N133">
      <style:text-properties fo:color="#ff0000"/>
      <number:number number:decimal-places="2" number:min-decimal-places="2" number:min-integer-digits="1"/>
      <style:map style:condition="value()&gt;=0" style:apply-style-name="N133P0"/>
    </number:number-style>
    <number:number-style style:name="N137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R$ 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R$ 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number:min-decimal-places="0" number:min-integer-digits="6">
        <number:embedded-text number:position="4">/</number:embedded-text>
        <number:embedded-text number:position="2">/</number:embedded-text>
      </number:number>
    </number:number-style>
    <number:number-style style:name="N14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/>
    </number:number-style>
    <number:number-style style:name="N142">
      <style:text-properties fo:color="#ff0000"/>
      <number:text>-</number:text>
      <number:number number:decimal-places="0" number:min-decimal-places="0" number:min-integer-digits="1"/>
      <style:map style:condition="value()&gt;=0" style:apply-style-name="N142P0"/>
    </number:number-style>
    <number:date-style style:name="N144P0" style:volatile="true">
      <number:month number:style="long"/>
      <number:text>/</number:text>
      <number:day number:style="long"/>
      <number:text>/</number:text>
      <number:year/>
    </number:date-style>
    <number:text-style style:name="N144">
      <number:text-content/>
      <style:map style:condition="value()&lt;=1.7976931348623157E+308" style:apply-style-name="N144P0"/>
    </number:text-style>
    <number:number-style style:name="N145P0" style:volatile="true">
      <number:number number:decimal-places="2" number:min-decimal-places="2" number:min-integer-digits="1"/>
    </number:number-style>
    <number:number-style style:name="N145">
      <style:text-properties fo:color="#ff0000"/>
      <number:text>-</number:text>
      <number:number number:decimal-places="2" number:min-decimal-places="2" number:min-integer-digits="1"/>
      <style:map style:condition="value()&gt;=0" style:apply-style-name="N145P0"/>
    </number:number-style>
    <number:number-style style:name="N146">
      <number:number number:decimal-places="0" number:min-decimal-places="0" number:min-integer-digits="3"/>
    </number:number-style>
    <number:date-style style:name="N147">
      <number:day/>
      <number:text> </number:text>
      <number:month number:textual="true"/>
      <number:text> </number:text>
      <number:year number:style="long"/>
    </number:date-style>
    <number:number-style style:name="N148">
      <number:number number:decimal-places="1" number:min-decimal-places="1" number:min-integer-digits="1"/>
    </number:number-style>
    <number:number-style style:name="N149P0" style:volatile="true">
      <number:number number:decimal-places="2" number:min-decimal-places="2" number:min-integer-digits="0" number:grouping="true"/>
    </number:number-style>
    <number:number-style style:name="N149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49P0"/>
    </number:number-style>
    <number:number-style style:name="N15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5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">
      <number:number number:decimal-places="0" number:min-decimal-places="0" number:min-integer-digits="8">
        <number:embedded-text number:position="3">-</number:embedded-text>
      </number:number>
    </number:number-style>
    <number:date-style style:name="N153">
      <number:day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0" number:min-decimal-places="0" number:min-integer-digits="6"/>
    </number:number-style>
    <number:time-style style:name="N155">
      <number:minutes number:style="long"/>
      <number:text>:</number:text>
      <number:seconds number:style="long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60P0" style:volatile="true"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text>-</number:text>
      <number:number number:decimal-places="0" number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5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R$ 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R$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number number:decimal-places="3" number:min-decimal-places="3" number:min-integer-digits="1"/>
    </number:number-style>
    <number:number-style style:name="N170P0" style:volatile="true"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2" number:min-decimal-places="2" number:min-integer-digits="1" number:grouping="true"/>
    </number:number-style>
    <number:number-style style:name="N171">
      <number:text>-</number:text>
      <number:number number:decimal-places="2" number:min-decimal-places="2" number:min-integer-digits="1" number:grouping="true"/>
      <style:map style:condition="value()&gt;=0" style:apply-style-name="N171P0"/>
    </number:number-style>
    <number:time-style style:name="N172">
      <number:minutes number:style="long"/>
      <number:text>:</number:text>
      <number:seconds number:style="long"/>
      <number:text>,</number:text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499cm" fo:margin-bottom="2cm" style:writing-mode="lr-tb"/>
      <style:header-style>
        <style:header-footer-properties fo:min-height="1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font-name="Arial1" fo:font-size="12pt" fo:font-weight="bold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15:56:06.135560183</meta:creation-date>
    <dc:date>2023-04-19T09:56:40.084190144</dc:date>
    <meta:editing-duration>PT4H45M44S</meta:editing-duration>
    <meta:editing-cycles>15</meta:editing-cycles>
    <meta:generator>LibreOffice/7.5.1.2$Linux_X86_64 LibreOffice_project/fcbaee479e84c6cd81291587d2ee68cba099e129</meta:generator>
    <meta:document-statistic meta:table-count="5" meta:cell-count="1606" meta:object-count="3"/>
  </office:meta>
</office:document-meta>
</file>